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298cm"/>
    </style:style>
    <style:style style:name="co2" style:family="table-column">
      <style:table-column-properties fo:break-before="auto" style:column-width="12.153cm"/>
    </style:style>
    <style:style style:name="co3" style:family="table-column">
      <style:table-column-properties fo:break-before="auto" style:column-width="12.753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row table:style-name="ro1">
          <table:table-cell table:style-name="ce1" office:value-type="string" calcext:value-type="string">
            <text:p>JGEX files</text:p>
          </table:table-cell>
          <table:table-cell table:style-name="ce1" office:value-type="string" calcext:value-type="string">
            <text:p>Conjectures <text:span text:style-name="T1">converted</text:span> to TPTP format</text:p>
          </table:table-cell>
          <table:table-cell table:style-name="ce3" office:value-type="string" calcext:value-type="string">
            <text:p>Vampire proof output</text:p>
          </table:table-cell>
          <table:table-cell table:style-name="ce4" office:value-type="string" calcext:value-type="string">
            <text:p>time elapses (--- f failed)</text:p>
          </table:table-cell>
        </table:table-row>
        <table:table-row table:style-name="ro1">
          <table:table-cell table:style-name="ce2" office:value-type="string" calcext:value-type="string">
            <text:p>./1_TOP_TEN/01_feuerbac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1_TOP_TEN/02_Pyth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1_TOP_TEN/03_Pyth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1_TOP_TEN/04_Pyth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1_TOP_TEN/05_3altitude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1_TOP_TEN/06_viviani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1_TOP_TEN/07_2altitude.gex </text:p>
          </table:table-cell>
          <table:table-cell table:style-name="ce2" office:value-type="string" calcext:value-type="string">
            <text:p><text:s/>./1_TOP_TEN/07_2altitude.p </text:p>
          </table:table-cell>
          <table:table-cell table:style-name="ce2" office:value-type="string" calcext:value-type="string">
            <text:p><text:s/>./1_TOP_TEN/07_2altitude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1_TOP_TEN/08_9point.gex </text:p>
          </table:table-cell>
          <table:table-cell table:style-name="ce2" office:value-type="string" calcext:value-type="string">
            <text:p><text:s/>./1_TOP_TEN/08_9point.p </text:p>
          </table:table-cell>
          <table:table-cell table:style-name="ce2" office:value-type="string" calcext:value-type="string">
            <text:p><text:s/>./1_TOP_TEN/08_9point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1_TOP_TEN/09_orth.gex </text:p>
          </table:table-cell>
          <table:table-cell table:style-name="ce2" office:value-type="string" calcext:value-type="string">
            <text:p><text:s/>./1_TOP_TEN/09_orth.p </text:p>
          </table:table-cell>
          <table:table-cell table:style-name="ce2" office:value-type="string" calcext:value-type="string">
            <text:p><text:s/>./1_TOP_TEN/09_orth.proof </text:p>
          </table:table-cell>
          <table:table-cell table:style-name="ce2" office:value-type="string" calcext:value-type="string">
            <text:p><text:s/>0.055</text:p>
          </table:table-cell>
        </table:table-row>
        <table:table-row table:style-name="ro1">
          <table:table-cell table:style-name="ce2" office:value-type="string" calcext:value-type="string">
            <text:p>./1_TOP_TEN/10_5cir.gex </text:p>
          </table:table-cell>
          <table:table-cell table:style-name="ce2" office:value-type="string" calcext:value-type="string">
            <text:p><text:s/>./1_TOP_TEN/10_5cir.p </text:p>
          </table:table-cell>
          <table:table-cell table:style-name="ce2" office:value-type="string" calcext:value-type="string">
            <text:p><text:s/>./1_TOP_TEN/10_5cir.proof </text:p>
          </table:table-cell>
          <table:table-cell table:style-name="ce2" office:value-type="string" calcext:value-type="string">
            <text:p><text:s/>0.034</text:p>
          </table:table-cell>
        </table:table-row>
        <table:table-row table:style-name="ro1">
          <table:table-cell table:style-name="ce2" office:value-type="string" calcext:value-type="string">
            <text:p>./2_PWW/A0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A00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A00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A00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A013.gex </text:p>
          </table:table-cell>
          <table:table-cell table:style-name="ce2" office:value-type="string" calcext:value-type="string">
            <text:p><text:s/>./2_PWW/A013.p </text:p>
          </table:table-cell>
          <table:table-cell table:style-name="ce2" office:value-type="string" calcext:value-type="string">
            <text:p><text:s/>./2_PWW/A013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2_PWW/A015-c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A01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A016_1.gex </text:p>
          </table:table-cell>
          <table:table-cell table:style-name="ce2" office:value-type="string" calcext:value-type="string">
            <text:p><text:s/>./2_PWW/A016_1.p </text:p>
          </table:table-cell>
          <table:table-cell table:style-name="ce2" office:value-type="string" calcext:value-type="string">
            <text:p><text:s/>./2_PWW/A016_1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2_PWW/A01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A018.gex </text:p>
          </table:table-cell>
          <table:table-cell table:style-name="ce2" office:value-type="string" calcext:value-type="string">
            <text:p><text:s/>./2_PWW/A018.p </text:p>
          </table:table-cell>
          <table:table-cell table:style-name="ce2" office:value-type="string" calcext:value-type="string">
            <text:p><text:s/>./2_PWW/A018.proof </text:p>
          </table:table-cell>
          <table:table-cell table:style-name="ce2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2_PWW/A039-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A039-chou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A039Y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A039Y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B00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B00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B00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B00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B00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B016-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B01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B016x.gex </text:p>
          </table:table-cell>
          <table:table-cell table:style-name="ce2" office:value-type="string" calcext:value-type="string">
            <text:p><text:s/>./2_PWW/B016x.p </text:p>
          </table:table-cell>
          <table:table-cell table:style-name="ce2" office:value-type="string" calcext:value-type="string">
            <text:p><text:s/>./2_PWW/B016x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2_PWW/B02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B022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B029.gex </text:p>
          </table:table-cell>
          <table:table-cell table:style-name="ce2" office:value-type="string" calcext:value-type="string">
            <text:p><text:s/>./2_PWW/B029.p </text:p>
          </table:table-cell>
          <table:table-cell table:style-name="ce2" office:value-type="string" calcext:value-type="string">
            <text:p><text:s/>./2_PWW/B029.proof </text:p>
          </table:table-cell>
          <table:table-cell table:style-name="ce2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2_PWW/C00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C01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C02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C03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C030v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C030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C03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C03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C03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C03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C04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C11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2_PWW/Fig1-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3_JAR/5cirdb.gex </text:p>
          </table:table-cell>
          <table:table-cell table:style-name="ce2" office:value-type="string" calcext:value-type="string">
            <text:p><text:s/>./3_JAR/5cirdb.p </text:p>
          </table:table-cell>
          <table:table-cell table:style-name="ce2" office:value-type="string" calcext:value-type="string">
            <text:p><text:s/>./3_JAR/5cirdb.proof </text:p>
          </table:table-cell>
          <table:table-cell table:style-name="ce2" office:value-type="string" calcext:value-type="string">
            <text:p><text:s/>0.033</text:p>
          </table:table-cell>
        </table:table-row>
        <table:table-row table:style-name="ro1">
          <table:table-cell table:style-name="ce2" office:value-type="string" calcext:value-type="string">
            <text:p>./3_JAR/JAR01/fig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3_JAR/JAR01/fig05_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3_JAR/JAR01/fig0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3_JAR/JAR01/fig06_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3_JAR/JAR01/fig0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3_JAR/JAR01/fig0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3_JAR/JAR01/fig0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3_JAR/JAR01/fig0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3_JAR/JAR01/fig1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3_JAR/JAR01/fig1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3_JAR/JAR01/fig1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3_JAR/JAR01new/9point.gex </text:p>
          </table:table-cell>
          <table:table-cell table:style-name="ce2" office:value-type="string" calcext:value-type="string">
            <text:p><text:s/>./3_JAR/JAR01new/9point.p </text:p>
          </table:table-cell>
          <table:table-cell table:style-name="ce2" office:value-type="string" calcext:value-type="string">
            <text:p><text:s/>./3_JAR/JAR01new/9point.proof </text:p>
          </table:table-cell>
          <table:table-cell table:style-name="ce2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3_JAR/JAR01new/ex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3_JAR/JAR01new/ex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3_JAR/JAR01new/ex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3_JAR/JAR01new/morle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3_JAR/JAR01new/simson.gex </text:p>
          </table:table-cell>
          <table:table-cell table:style-name="ce2" office:value-type="string" calcext:value-type="string">
            <text:p><text:s/>./3_JAR/JAR01new/simson.p </text:p>
          </table:table-cell>
          <table:table-cell table:style-name="ce2" office:value-type="string" calcext:value-type="string">
            <text:p><text:s/>./3_JAR/JAR01new/simson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3_JAR/JAR01new/sq.gex </text:p>
          </table:table-cell>
          <table:table-cell table:style-name="ce2" office:value-type="string" calcext:value-type="string">
            <text:p><text:s/>./3_JAR/JAR01new/sq.p </text:p>
          </table:table-cell>
          <table:table-cell table:style-name="ce2" office:value-type="string" calcext:value-type="string">
            <text:p><text:s/>./3_JAR/JAR01new/sq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3_JAR/JAR01new/Thebaultxx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3_JAR/JAR02new/fig208.gex </text:p>
          </table:table-cell>
          <table:table-cell table:style-name="ce2" office:value-type="string" calcext:value-type="string">
            <text:p><text:s/>./3_JAR/JAR02new/fig208.p </text:p>
          </table:table-cell>
          <table:table-cell table:style-name="ce2" office:value-type="string" calcext:value-type="string">
            <text:p><text:s/>./3_JAR/JAR02new/fig208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3_JAR/JAR02new/fig209.gex </text:p>
          </table:table-cell>
          <table:table-cell table:style-name="ce2" office:value-type="string" calcext:value-type="string">
            <text:p><text:s/>./3_JAR/JAR02new/fig209.p </text:p>
          </table:table-cell>
          <table:table-cell table:style-name="ce2" office:value-type="string" calcext:value-type="string">
            <text:p><text:s/>./3_JAR/JAR02new/fig209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3_JAR/JAR02new/fig210.gex </text:p>
          </table:table-cell>
          <table:table-cell table:style-name="ce2" office:value-type="string" calcext:value-type="string">
            <text:p><text:s/>./3_JAR/JAR02new/fig210.p </text:p>
          </table:table-cell>
          <table:table-cell table:style-name="ce2" office:value-type="string" calcext:value-type="string">
            <text:p><text:s/>./3_JAR/JAR02new/fig210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3_JAR/JAR02new/fig211.gex </text:p>
          </table:table-cell>
          <table:table-cell table:style-name="ce2" office:value-type="string" calcext:value-type="string">
            <text:p><text:s/>./3_JAR/JAR02new/fig211.p </text:p>
          </table:table-cell>
          <table:table-cell table:style-name="ce2" office:value-type="string" calcext:value-type="string">
            <text:p><text:s/>./3_JAR/JAR02new/fig211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3_JAR/JAR02new/fig212.gex </text:p>
          </table:table-cell>
          <table:table-cell table:style-name="ce2" office:value-type="string" calcext:value-type="string">
            <text:p><text:s/>./3_JAR/JAR02new/fig212.p </text:p>
          </table:table-cell>
          <table:table-cell table:style-name="ce2" office:value-type="string" calcext:value-type="string">
            <text:p><text:s/>./3_JAR/JAR02new/fig212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3_JAR/JAR02new/fig214.gex </text:p>
          </table:table-cell>
          <table:table-cell table:style-name="ce2" office:value-type="string" calcext:value-type="string">
            <text:p><text:s/>./3_JAR/JAR02new/fig214.p </text:p>
          </table:table-cell>
          <table:table-cell table:style-name="ce2" office:value-type="string" calcext:value-type="string">
            <text:p><text:s/>./3_JAR/JAR02new/fig214.proof </text:p>
          </table:table-cell>
          <table:table-cell table:style-name="ce2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3_JAR/JAR02new/fig215.gex </text:p>
          </table:table-cell>
          <table:table-cell table:style-name="ce2" office:value-type="string" calcext:value-type="string">
            <text:p><text:s/>./3_JAR/JAR02new/fig215.p </text:p>
          </table:table-cell>
          <table:table-cell table:style-name="ce2" office:value-type="string" calcext:value-type="string">
            <text:p><text:s/>./3_JAR/JAR02new/fig215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3_JAR/JAR02new/fig216.gex </text:p>
          </table:table-cell>
          <table:table-cell table:style-name="ce2" office:value-type="string" calcext:value-type="string">
            <text:p><text:s/>./3_JAR/JAR02new/fig216.p </text:p>
          </table:table-cell>
          <table:table-cell table:style-name="ce2" office:value-type="string" calcext:value-type="string">
            <text:p><text:s/>./3_JAR/JAR02new/fig216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3_JAR/JAR02new/fig217.gex </text:p>
          </table:table-cell>
          <table:table-cell table:style-name="ce2" office:value-type="string" calcext:value-type="string">
            <text:p><text:s/>./3_JAR/JAR02new/fig217.p </text:p>
          </table:table-cell>
          <table:table-cell table:style-name="ce2" office:value-type="string" calcext:value-type="string">
            <text:p><text:s/>./3_JAR/JAR02new/fig217.proof </text:p>
          </table:table-cell>
          <table:table-cell table:style-name="ce2" office:value-type="string" calcext:value-type="string">
            <text:p><text:s/>0.052</text:p>
          </table:table-cell>
        </table:table-row>
        <table:table-row table:style-name="ro1">
          <table:table-cell table:style-name="ce2" office:value-type="string" calcext:value-type="string">
            <text:p>./3_JAR/simson.gex </text:p>
          </table:table-cell>
          <table:table-cell table:style-name="ce2" office:value-type="string" calcext:value-type="string">
            <text:p><text:s/>./3_JAR/simson.p </text:p>
          </table:table-cell>
          <table:table-cell table:style-name="ce2" office:value-type="string" calcext:value-type="string">
            <text:p><text:s/>./3_JAR/simson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4_PYTH/cmm-1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_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_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_1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_1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_1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_24(2)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-2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_2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_2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_2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_2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_2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_3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_3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_3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_5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_6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_7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_7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roof_72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yth_c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yth_dg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yth_JAda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pyth_ss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zzm-63(2)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zzm-63(3)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4_PYTH/zzm-63(4)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1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1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14-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20-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23-1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23-1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23-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24-1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24-2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31-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35-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36-1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36-1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36-1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52-1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52-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52-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54-2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54-2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54-3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54-3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54-4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54-46.gex </text:p>
          </table:table-cell>
          <table:table-cell table:style-name="ce2" office:value-type="string" calcext:value-type="string">
            <text:p><text:s/>./5_MANUAL/54-46.p </text:p>
          </table:table-cell>
          <table:table-cell table:style-name="ce2" office:value-type="string" calcext:value-type="string">
            <text:p><text:s/>./5_MANUAL/54-46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5_MANUAL/54-4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54-5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54-5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66-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5_MANUAL/morle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6_GDD_FULL/01-20/01.gex </text:p>
          </table:table-cell>
          <table:table-cell table:style-name="ce2" office:value-type="string" calcext:value-type="string">
            <text:p><text:s/>./6_GDD_FULL/01-20/01.p </text:p>
          </table:table-cell>
          <table:table-cell table:style-name="ce2" office:value-type="string" calcext:value-type="string">
            <text:p><text:s/>./6_GDD_FULL/01-20/01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01-20/02.gex </text:p>
          </table:table-cell>
          <table:table-cell table:style-name="ce2" office:value-type="string" calcext:value-type="string">
            <text:p><text:s/>./6_GDD_FULL/01-20/02.p </text:p>
          </table:table-cell>
          <table:table-cell table:style-name="ce2" office:value-type="string" calcext:value-type="string">
            <text:p><text:s/>./6_GDD_FULL/01-20/02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01-20/03.gex </text:p>
          </table:table-cell>
          <table:table-cell table:style-name="ce2" office:value-type="string" calcext:value-type="string">
            <text:p><text:s/>./6_GDD_FULL/01-20/03.p </text:p>
          </table:table-cell>
          <table:table-cell table:style-name="ce2" office:value-type="string" calcext:value-type="string">
            <text:p><text:s/>./6_GDD_FULL/01-20/03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6_GDD_FULL/01-20/04.gex </text:p>
          </table:table-cell>
          <table:table-cell table:style-name="ce2" office:value-type="string" calcext:value-type="string">
            <text:p><text:s/>./6_GDD_FULL/01-20/04.p </text:p>
          </table:table-cell>
          <table:table-cell table:style-name="ce2" office:value-type="string" calcext:value-type="string">
            <text:p><text:s/>./6_GDD_FULL/01-20/04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01-20/05.gex </text:p>
          </table:table-cell>
          <table:table-cell table:style-name="ce2" office:value-type="string" calcext:value-type="string">
            <text:p><text:s/>./6_GDD_FULL/01-20/05.p </text:p>
          </table:table-cell>
          <table:table-cell table:style-name="ce2" office:value-type="string" calcext:value-type="string">
            <text:p><text:s/>./6_GDD_FULL/01-20/05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01-20/06.gex </text:p>
          </table:table-cell>
          <table:table-cell table:style-name="ce2" office:value-type="string" calcext:value-type="string">
            <text:p><text:s/>./6_GDD_FULL/01-20/06.p </text:p>
          </table:table-cell>
          <table:table-cell table:style-name="ce2" office:value-type="string" calcext:value-type="string">
            <text:p><text:s/>./6_GDD_FULL/01-20/06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01-20/07.gex </text:p>
          </table:table-cell>
          <table:table-cell table:style-name="ce2" office:value-type="string" calcext:value-type="string">
            <text:p><text:s/>./6_GDD_FULL/01-20/07.p </text:p>
          </table:table-cell>
          <table:table-cell table:style-name="ce2" office:value-type="string" calcext:value-type="string">
            <text:p><text:s/>./6_GDD_FULL/01-20/07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01-20/08.gex </text:p>
          </table:table-cell>
          <table:table-cell table:style-name="ce2" office:value-type="string" calcext:value-type="string">
            <text:p><text:s/>./6_GDD_FULL/01-20/08.p </text:p>
          </table:table-cell>
          <table:table-cell table:style-name="ce2" office:value-type="string" calcext:value-type="string">
            <text:p><text:s/>./6_GDD_FULL/01-20/08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6_GDD_FULL/01-20/09.gex </text:p>
          </table:table-cell>
          <table:table-cell table:style-name="ce2" office:value-type="string" calcext:value-type="string">
            <text:p><text:s/>./6_GDD_FULL/01-20/09.p </text:p>
          </table:table-cell>
          <table:table-cell table:style-name="ce2" office:value-type="string" calcext:value-type="string">
            <text:p><text:s/>./6_GDD_FULL/01-20/09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6_GDD_FULL/01-20/10.gex </text:p>
          </table:table-cell>
          <table:table-cell table:style-name="ce2" office:value-type="string" calcext:value-type="string">
            <text:p><text:s/>./6_GDD_FULL/01-20/10.p </text:p>
          </table:table-cell>
          <table:table-cell table:style-name="ce2" office:value-type="string" calcext:value-type="string">
            <text:p><text:s/>./6_GDD_FULL/01-20/10.proof </text:p>
          </table:table-cell>
          <table:table-cell table:style-name="ce2" office:value-type="string" calcext:value-type="string">
            <text:p><text:s/>0.032</text:p>
          </table:table-cell>
        </table:table-row>
        <table:table-row table:style-name="ro1">
          <table:table-cell table:style-name="ce2" office:value-type="string" calcext:value-type="string">
            <text:p>./6_GDD_FULL/01-20/11.gex </text:p>
          </table:table-cell>
          <table:table-cell table:style-name="ce2" office:value-type="string" calcext:value-type="string">
            <text:p><text:s/>./6_GDD_FULL/01-20/11.p </text:p>
          </table:table-cell>
          <table:table-cell table:style-name="ce2" office:value-type="string" calcext:value-type="string">
            <text:p><text:s/>./6_GDD_FULL/01-20/11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6_GDD_FULL/01-20/12.gex </text:p>
          </table:table-cell>
          <table:table-cell table:style-name="ce2" office:value-type="string" calcext:value-type="string">
            <text:p><text:s/>./6_GDD_FULL/01-20/12.p </text:p>
          </table:table-cell>
          <table:table-cell table:style-name="ce2" office:value-type="string" calcext:value-type="string">
            <text:p><text:s/>./6_GDD_FULL/01-20/12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01-20/13.gex </text:p>
          </table:table-cell>
          <table:table-cell table:style-name="ce2" office:value-type="string" calcext:value-type="string">
            <text:p><text:s/>./6_GDD_FULL/01-20/13.p </text:p>
          </table:table-cell>
          <table:table-cell table:style-name="ce2" office:value-type="string" calcext:value-type="string">
            <text:p><text:s/>./6_GDD_FULL/01-20/13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01-20/14.gex </text:p>
          </table:table-cell>
          <table:table-cell table:style-name="ce2" office:value-type="string" calcext:value-type="string">
            <text:p><text:s/>./6_GDD_FULL/01-20/14.p </text:p>
          </table:table-cell>
          <table:table-cell table:style-name="ce2" office:value-type="string" calcext:value-type="string">
            <text:p><text:s/>./6_GDD_FULL/01-20/14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01-20/15.gex </text:p>
          </table:table-cell>
          <table:table-cell table:style-name="ce2" office:value-type="string" calcext:value-type="string">
            <text:p><text:s/>./6_GDD_FULL/01-20/15.p </text:p>
          </table:table-cell>
          <table:table-cell table:style-name="ce2" office:value-type="string" calcext:value-type="string">
            <text:p><text:s/>./6_GDD_FULL/01-20/15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6_GDD_FULL/01-20/16.gex </text:p>
          </table:table-cell>
          <table:table-cell table:style-name="ce2" office:value-type="string" calcext:value-type="string">
            <text:p><text:s/>./6_GDD_FULL/01-20/16.p </text:p>
          </table:table-cell>
          <table:table-cell table:style-name="ce2" office:value-type="string" calcext:value-type="string">
            <text:p><text:s/>./6_GDD_FULL/01-20/16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01-20/17.gex </text:p>
          </table:table-cell>
          <table:table-cell table:style-name="ce2" office:value-type="string" calcext:value-type="string">
            <text:p><text:s/>./6_GDD_FULL/01-20/17.p </text:p>
          </table:table-cell>
          <table:table-cell table:style-name="ce2" office:value-type="string" calcext:value-type="string">
            <text:p><text:s/>./6_GDD_FULL/01-20/17.proof </text:p>
          </table:table-cell>
          <table:table-cell table:style-name="ce2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6_GDD_FULL/01-20/18.gex </text:p>
          </table:table-cell>
          <table:table-cell table:style-name="ce2" office:value-type="string" calcext:value-type="string">
            <text:p><text:s/>./6_GDD_FULL/01-20/18.p </text:p>
          </table:table-cell>
          <table:table-cell table:style-name="ce2" office:value-type="string" calcext:value-type="string">
            <text:p><text:s/>./6_GDD_FULL/01-20/18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01-20/19.gex </text:p>
          </table:table-cell>
          <table:table-cell table:style-name="ce2" office:value-type="string" calcext:value-type="string">
            <text:p><text:s/>./6_GDD_FULL/01-20/19.p </text:p>
          </table:table-cell>
          <table:table-cell table:style-name="ce2" office:value-type="string" calcext:value-type="string">
            <text:p><text:s/>./6_GDD_FULL/01-20/19.proof </text:p>
          </table:table-cell>
          <table:table-cell table:style-name="ce2" office:value-type="string" calcext:value-type="string">
            <text:p><text:s/>0.033</text:p>
          </table:table-cell>
        </table:table-row>
        <table:table-row table:style-name="ro1">
          <table:table-cell table:style-name="ce2" office:value-type="string" calcext:value-type="string">
            <text:p>./6_GDD_FULL/01-20/20.gex </text:p>
          </table:table-cell>
          <table:table-cell table:style-name="ce2" office:value-type="string" calcext:value-type="string">
            <text:p><text:s/>./6_GDD_FULL/01-20/20.p </text:p>
          </table:table-cell>
          <table:table-cell table:style-name="ce2" office:value-type="string" calcext:value-type="string">
            <text:p><text:s/>./6_GDD_FULL/01-20/20.proof </text:p>
          </table:table-cell>
          <table:table-cell table:style-name="ce2" office:value-type="string" calcext:value-type="string">
            <text:p><text:s/>0.056</text:p>
          </table:table-cell>
        </table:table-row>
        <table:table-row table:style-name="ro1">
          <table:table-cell table:style-name="ce2" office:value-type="string" calcext:value-type="string">
            <text:p>./6_GDD_FULL/21-40/22.gex </text:p>
          </table:table-cell>
          <table:table-cell table:style-name="ce2" office:value-type="string" calcext:value-type="string">
            <text:p><text:s/>./6_GDD_FULL/21-40/22.p </text:p>
          </table:table-cell>
          <table:table-cell table:style-name="ce2" office:value-type="string" calcext:value-type="string">
            <text:p><text:s/>./6_GDD_FULL/21-40/22.proof </text:p>
          </table:table-cell>
          <table:table-cell table:style-name="ce2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6_GDD_FULL/21-40/23.gex </text:p>
          </table:table-cell>
          <table:table-cell table:style-name="ce2" office:value-type="string" calcext:value-type="string">
            <text:p><text:s/>./6_GDD_FULL/21-40/23.p </text:p>
          </table:table-cell>
          <table:table-cell table:style-name="ce2" office:value-type="string" calcext:value-type="string">
            <text:p><text:s/>./6_GDD_FULL/21-40/23.proof </text:p>
          </table:table-cell>
          <table:table-cell table:style-name="ce2" office:value-type="string" calcext:value-type="string">
            <text:p><text:s/>0.049</text:p>
          </table:table-cell>
        </table:table-row>
        <table:table-row table:style-name="ro1">
          <table:table-cell table:style-name="ce2" office:value-type="string" calcext:value-type="string">
            <text:p>./6_GDD_FULL/21-40/24.gex </text:p>
          </table:table-cell>
          <table:table-cell table:style-name="ce2" office:value-type="string" calcext:value-type="string">
            <text:p><text:s/>./6_GDD_FULL/21-40/24.p </text:p>
          </table:table-cell>
          <table:table-cell table:style-name="ce2" office:value-type="string" calcext:value-type="string">
            <text:p><text:s/>./6_GDD_FULL/21-40/24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6_GDD_FULL/21-40/26.gex </text:p>
          </table:table-cell>
          <table:table-cell table:style-name="ce2" office:value-type="string" calcext:value-type="string">
            <text:p><text:s/>./6_GDD_FULL/21-40/26.p </text:p>
          </table:table-cell>
          <table:table-cell table:style-name="ce2" office:value-type="string" calcext:value-type="string">
            <text:p><text:s/>./6_GDD_FULL/21-40/26.proof </text:p>
          </table:table-cell>
          <table:table-cell table:style-name="ce2" office:value-type="string" calcext:value-type="string">
            <text:p><text:s/>0.05</text:p>
          </table:table-cell>
        </table:table-row>
        <table:table-row table:style-name="ro1">
          <table:table-cell table:style-name="ce2" office:value-type="string" calcext:value-type="string">
            <text:p>./6_GDD_FULL/21-40/27.gex </text:p>
          </table:table-cell>
          <table:table-cell table:style-name="ce2" office:value-type="string" calcext:value-type="string">
            <text:p><text:s/>./6_GDD_FULL/21-40/27.p </text:p>
          </table:table-cell>
          <table:table-cell table:style-name="ce2" office:value-type="string" calcext:value-type="string">
            <text:p><text:s/>./6_GDD_FULL/21-40/27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6_GDD_FULL/21-40/28.gex </text:p>
          </table:table-cell>
          <table:table-cell table:style-name="ce2" office:value-type="string" calcext:value-type="string">
            <text:p><text:s/>./6_GDD_FULL/21-40/28.p </text:p>
          </table:table-cell>
          <table:table-cell table:style-name="ce2" office:value-type="string" calcext:value-type="string">
            <text:p><text:s/>./6_GDD_FULL/21-40/28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21-40/29.gex </text:p>
          </table:table-cell>
          <table:table-cell table:style-name="ce2" office:value-type="string" calcext:value-type="string">
            <text:p><text:s/>./6_GDD_FULL/21-40/29.p </text:p>
          </table:table-cell>
          <table:table-cell table:style-name="ce2" office:value-type="string" calcext:value-type="string">
            <text:p><text:s/>./6_GDD_FULL/21-40/29.proof </text:p>
          </table:table-cell>
          <table:table-cell table:style-name="ce2" office:value-type="string" calcext:value-type="string">
            <text:p><text:s/>0.032</text:p>
          </table:table-cell>
        </table:table-row>
        <table:table-row table:style-name="ro1">
          <table:table-cell table:style-name="ce2" office:value-type="string" calcext:value-type="string">
            <text:p>./6_GDD_FULL/21-40/30.gex </text:p>
          </table:table-cell>
          <table:table-cell table:style-name="ce2" office:value-type="string" calcext:value-type="string">
            <text:p><text:s/>./6_GDD_FULL/21-40/30.p </text:p>
          </table:table-cell>
          <table:table-cell table:style-name="ce2" office:value-type="string" calcext:value-type="string">
            <text:p><text:s/>./6_GDD_FULL/21-40/30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21-40/31.gex </text:p>
          </table:table-cell>
          <table:table-cell table:style-name="ce2" office:value-type="string" calcext:value-type="string">
            <text:p><text:s/>./6_GDD_FULL/21-40/31.p </text:p>
          </table:table-cell>
          <table:table-cell table:style-name="ce2" office:value-type="string" calcext:value-type="string">
            <text:p><text:s/>./6_GDD_FULL/21-40/31.proof </text:p>
          </table:table-cell>
          <table:table-cell table:style-name="ce2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6_GDD_FULL/21-40/32.gex </text:p>
          </table:table-cell>
          <table:table-cell table:style-name="ce2" office:value-type="string" calcext:value-type="string">
            <text:p><text:s/>./6_GDD_FULL/21-40/32.p </text:p>
          </table:table-cell>
          <table:table-cell table:style-name="ce2" office:value-type="string" calcext:value-type="string">
            <text:p><text:s/>./6_GDD_FULL/21-40/32.proof </text:p>
          </table:table-cell>
          <table:table-cell table:style-name="ce2" office:value-type="string" calcext:value-type="string">
            <text:p><text:s/>0.049</text:p>
          </table:table-cell>
        </table:table-row>
        <table:table-row table:style-name="ro1">
          <table:table-cell table:style-name="ce2" office:value-type="string" calcext:value-type="string">
            <text:p>./6_GDD_FULL/21-40/33.gex </text:p>
          </table:table-cell>
          <table:table-cell table:style-name="ce2" office:value-type="string" calcext:value-type="string">
            <text:p><text:s/>./6_GDD_FULL/21-40/33.p </text:p>
          </table:table-cell>
          <table:table-cell table:style-name="ce2" office:value-type="string" calcext:value-type="string">
            <text:p><text:s/>./6_GDD_FULL/21-40/33.proof </text:p>
          </table:table-cell>
          <table:table-cell table:style-name="ce2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6_GDD_FULL/21-40/34.gex </text:p>
          </table:table-cell>
          <table:table-cell table:style-name="ce2" office:value-type="string" calcext:value-type="string">
            <text:p><text:s/>./6_GDD_FULL/21-40/34.p </text:p>
          </table:table-cell>
          <table:table-cell table:style-name="ce2" office:value-type="string" calcext:value-type="string">
            <text:p><text:s/>./6_GDD_FULL/21-40/34.proof </text:p>
          </table:table-cell>
          <table:table-cell table:style-name="ce2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6_GDD_FULL/21-40/35.gex </text:p>
          </table:table-cell>
          <table:table-cell table:style-name="ce2" office:value-type="string" calcext:value-type="string">
            <text:p><text:s/>./6_GDD_FULL/21-40/35.p </text:p>
          </table:table-cell>
          <table:table-cell table:style-name="ce2" office:value-type="string" calcext:value-type="string">
            <text:p><text:s/>./6_GDD_FULL/21-40/35.proof </text:p>
          </table:table-cell>
          <table:table-cell table:style-name="ce2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6_GDD_FULL/21-40/36.gex </text:p>
          </table:table-cell>
          <table:table-cell table:style-name="ce2" office:value-type="string" calcext:value-type="string">
            <text:p><text:s/>./6_GDD_FULL/21-40/36.p </text:p>
          </table:table-cell>
          <table:table-cell table:style-name="ce2" office:value-type="string" calcext:value-type="string">
            <text:p><text:s/>./6_GDD_FULL/21-40/36.proof </text:p>
          </table:table-cell>
          <table:table-cell table:style-name="ce2" office:value-type="string" calcext:value-type="string">
            <text:p><text:s/>0.053</text:p>
          </table:table-cell>
        </table:table-row>
        <table:table-row table:style-name="ro1">
          <table:table-cell table:style-name="ce2" office:value-type="string" calcext:value-type="string">
            <text:p>./6_GDD_FULL/21-40/37.gex </text:p>
          </table:table-cell>
          <table:table-cell table:style-name="ce2" office:value-type="string" calcext:value-type="string">
            <text:p><text:s/>./6_GDD_FULL/21-40/37.p </text:p>
          </table:table-cell>
          <table:table-cell table:style-name="ce2" office:value-type="string" calcext:value-type="string">
            <text:p><text:s/>./6_GDD_FULL/21-40/37.proof </text:p>
          </table:table-cell>
          <table:table-cell table:style-name="ce2" office:value-type="string" calcext:value-type="string">
            <text:p><text:s/>0.034</text:p>
          </table:table-cell>
        </table:table-row>
        <table:table-row table:style-name="ro1">
          <table:table-cell table:style-name="ce2" office:value-type="string" calcext:value-type="string">
            <text:p>./6_GDD_FULL/21-40/38.gex </text:p>
          </table:table-cell>
          <table:table-cell table:style-name="ce2" office:value-type="string" calcext:value-type="string">
            <text:p><text:s/>./6_GDD_FULL/21-40/38.p </text:p>
          </table:table-cell>
          <table:table-cell table:style-name="ce2" office:value-type="string" calcext:value-type="string">
            <text:p><text:s/>./6_GDD_FULL/21-40/38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6_GDD_FULL/21-40/39.gex </text:p>
          </table:table-cell>
          <table:table-cell table:style-name="ce2" office:value-type="string" calcext:value-type="string">
            <text:p><text:s/>./6_GDD_FULL/21-40/39.p </text:p>
          </table:table-cell>
          <table:table-cell table:style-name="ce2" office:value-type="string" calcext:value-type="string">
            <text:p><text:s/>./6_GDD_FULL/21-40/39.proof </text:p>
          </table:table-cell>
          <table:table-cell table:style-name="ce2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6_GDD_FULL/21-40/40.gex </text:p>
          </table:table-cell>
          <table:table-cell table:style-name="ce2" office:value-type="string" calcext:value-type="string">
            <text:p><text:s/>./6_GDD_FULL/21-40/40.p </text:p>
          </table:table-cell>
          <table:table-cell table:style-name="ce2" office:value-type="string" calcext:value-type="string">
            <text:p><text:s/>./6_GDD_FULL/21-40/40.proof </text:p>
          </table:table-cell>
          <table:table-cell table:style-name="ce2" office:value-type="string" calcext:value-type="string">
            <text:p><text:s/>0.042</text:p>
          </table:table-cell>
        </table:table-row>
        <table:table-row table:style-name="ro1">
          <table:table-cell table:style-name="ce2" office:value-type="string" calcext:value-type="string">
            <text:p>./6_GDD_FULL/41-60/41.gex </text:p>
          </table:table-cell>
          <table:table-cell table:style-name="ce2" office:value-type="string" calcext:value-type="string">
            <text:p><text:s/>./6_GDD_FULL/41-60/41.p </text:p>
          </table:table-cell>
          <table:table-cell table:style-name="ce2" office:value-type="string" calcext:value-type="string">
            <text:p><text:s/>./6_GDD_FULL/41-60/41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41-60/42.gex </text:p>
          </table:table-cell>
          <table:table-cell table:style-name="ce2" office:value-type="string" calcext:value-type="string">
            <text:p><text:s/>./6_GDD_FULL/41-60/42.p </text:p>
          </table:table-cell>
          <table:table-cell table:style-name="ce2" office:value-type="string" calcext:value-type="string">
            <text:p><text:s/>./6_GDD_FULL/41-60/42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6_GDD_FULL/41-60/43.gex </text:p>
          </table:table-cell>
          <table:table-cell table:style-name="ce2" office:value-type="string" calcext:value-type="string">
            <text:p><text:s/>./6_GDD_FULL/41-60/43.p </text:p>
          </table:table-cell>
          <table:table-cell table:style-name="ce2" office:value-type="string" calcext:value-type="string">
            <text:p><text:s/>./6_GDD_FULL/41-60/43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6_GDD_FULL/41-60/44.gex </text:p>
          </table:table-cell>
          <table:table-cell table:style-name="ce2" office:value-type="string" calcext:value-type="string">
            <text:p><text:s/>./6_GDD_FULL/41-60/44.p </text:p>
          </table:table-cell>
          <table:table-cell table:style-name="ce2" office:value-type="string" calcext:value-type="string">
            <text:p><text:s/>./6_GDD_FULL/41-60/44.proof </text:p>
          </table:table-cell>
          <table:table-cell table:style-name="ce2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6_GDD_FULL/41-60/45.gex </text:p>
          </table:table-cell>
          <table:table-cell table:style-name="ce2" office:value-type="string" calcext:value-type="string">
            <text:p><text:s/>./6_GDD_FULL/41-60/45.p </text:p>
          </table:table-cell>
          <table:table-cell table:style-name="ce2" office:value-type="string" calcext:value-type="string">
            <text:p><text:s/>./6_GDD_FULL/41-60/45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41-60/46.gex </text:p>
          </table:table-cell>
          <table:table-cell table:style-name="ce2" office:value-type="string" calcext:value-type="string">
            <text:p><text:s/>./6_GDD_FULL/41-60/46.p </text:p>
          </table:table-cell>
          <table:table-cell table:style-name="ce2" office:value-type="string" calcext:value-type="string">
            <text:p><text:s/>./6_GDD_FULL/41-60/46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6_GDD_FULL/41-60/47.gex </text:p>
          </table:table-cell>
          <table:table-cell table:style-name="ce2" office:value-type="string" calcext:value-type="string">
            <text:p><text:s/>./6_GDD_FULL/41-60/47.p </text:p>
          </table:table-cell>
          <table:table-cell table:style-name="ce2" office:value-type="string" calcext:value-type="string">
            <text:p><text:s/>./6_GDD_FULL/41-60/47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6_GDD_FULL/41-60/48.gex </text:p>
          </table:table-cell>
          <table:table-cell table:style-name="ce2" office:value-type="string" calcext:value-type="string">
            <text:p><text:s/>./6_GDD_FULL/41-60/48.p </text:p>
          </table:table-cell>
          <table:table-cell table:style-name="ce2" office:value-type="string" calcext:value-type="string">
            <text:p><text:s/>./6_GDD_FULL/41-60/48.proof </text:p>
          </table:table-cell>
          <table:table-cell table:style-name="ce2" office:value-type="string" calcext:value-type="string">
            <text:p><text:s/>0.033</text:p>
          </table:table-cell>
        </table:table-row>
        <table:table-row table:style-name="ro1">
          <table:table-cell table:style-name="ce2" office:value-type="string" calcext:value-type="string">
            <text:p>./6_GDD_FULL/41-60/49.gex </text:p>
          </table:table-cell>
          <table:table-cell table:style-name="ce2" office:value-type="string" calcext:value-type="string">
            <text:p><text:s/>./6_GDD_FULL/41-60/49.p </text:p>
          </table:table-cell>
          <table:table-cell table:style-name="ce2" office:value-type="string" calcext:value-type="string">
            <text:p><text:s/>./6_GDD_FULL/41-60/49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41-60/50.gex </text:p>
          </table:table-cell>
          <table:table-cell table:style-name="ce2" office:value-type="string" calcext:value-type="string">
            <text:p><text:s/>./6_GDD_FULL/41-60/50.p </text:p>
          </table:table-cell>
          <table:table-cell table:style-name="ce2" office:value-type="string" calcext:value-type="string">
            <text:p><text:s/>./6_GDD_FULL/41-60/50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41-60/51.gex </text:p>
          </table:table-cell>
          <table:table-cell table:style-name="ce2" office:value-type="string" calcext:value-type="string">
            <text:p><text:s/>./6_GDD_FULL/41-60/51.p </text:p>
          </table:table-cell>
          <table:table-cell table:style-name="ce2" office:value-type="string" calcext:value-type="string">
            <text:p><text:s/>./6_GDD_FULL/41-60/51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41-60/52.gex </text:p>
          </table:table-cell>
          <table:table-cell table:style-name="ce2" office:value-type="string" calcext:value-type="string">
            <text:p><text:s/>./6_GDD_FULL/41-60/52.p </text:p>
          </table:table-cell>
          <table:table-cell table:style-name="ce2" office:value-type="string" calcext:value-type="string">
            <text:p><text:s/>./6_GDD_FULL/41-60/52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41-60/53.gex </text:p>
          </table:table-cell>
          <table:table-cell table:style-name="ce2" office:value-type="string" calcext:value-type="string">
            <text:p><text:s/>./6_GDD_FULL/41-60/53.p </text:p>
          </table:table-cell>
          <table:table-cell table:style-name="ce2" office:value-type="string" calcext:value-type="string">
            <text:p><text:s/>./6_GDD_FULL/41-60/53.proof </text:p>
          </table:table-cell>
          <table:table-cell table:style-name="ce2" office:value-type="string" calcext:value-type="string">
            <text:p><text:s/>0.036</text:p>
          </table:table-cell>
        </table:table-row>
        <table:table-row table:style-name="ro1">
          <table:table-cell table:style-name="ce2" office:value-type="string" calcext:value-type="string">
            <text:p>./6_GDD_FULL/41-60/54.gex </text:p>
          </table:table-cell>
          <table:table-cell table:style-name="ce2" office:value-type="string" calcext:value-type="string">
            <text:p><text:s/>./6_GDD_FULL/41-60/54.p </text:p>
          </table:table-cell>
          <table:table-cell table:style-name="ce2" office:value-type="string" calcext:value-type="string">
            <text:p><text:s/>./6_GDD_FULL/41-60/54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6_GDD_FULL/41-60/55.gex </text:p>
          </table:table-cell>
          <table:table-cell table:style-name="ce2" office:value-type="string" calcext:value-type="string">
            <text:p><text:s/>./6_GDD_FULL/41-60/55.p </text:p>
          </table:table-cell>
          <table:table-cell table:style-name="ce2" office:value-type="string" calcext:value-type="string">
            <text:p><text:s/>./6_GDD_FULL/41-60/55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41-60/56.gex </text:p>
          </table:table-cell>
          <table:table-cell table:style-name="ce2" office:value-type="string" calcext:value-type="string">
            <text:p><text:s/>./6_GDD_FULL/41-60/56.p </text:p>
          </table:table-cell>
          <table:table-cell table:style-name="ce2" office:value-type="string" calcext:value-type="string">
            <text:p><text:s/>./6_GDD_FULL/41-60/56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41-60/57.gex </text:p>
          </table:table-cell>
          <table:table-cell table:style-name="ce2" office:value-type="string" calcext:value-type="string">
            <text:p><text:s/>./6_GDD_FULL/41-60/57.p </text:p>
          </table:table-cell>
          <table:table-cell table:style-name="ce2" office:value-type="string" calcext:value-type="string">
            <text:p><text:s/>./6_GDD_FULL/41-60/57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6_GDD_FULL/41-60/58.gex </text:p>
          </table:table-cell>
          <table:table-cell table:style-name="ce2" office:value-type="string" calcext:value-type="string">
            <text:p><text:s/>./6_GDD_FULL/41-60/58.p </text:p>
          </table:table-cell>
          <table:table-cell table:style-name="ce2" office:value-type="string" calcext:value-type="string">
            <text:p><text:s/>./6_GDD_FULL/41-60/58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6_GDD_FULL/41-60/59.gex </text:p>
          </table:table-cell>
          <table:table-cell table:style-name="ce2" office:value-type="string" calcext:value-type="string">
            <text:p><text:s/>./6_GDD_FULL/41-60/59.p </text:p>
          </table:table-cell>
          <table:table-cell table:style-name="ce2" office:value-type="string" calcext:value-type="string">
            <text:p><text:s/>./6_GDD_FULL/41-60/59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6_GDD_FULL/41-60/60.gex </text:p>
          </table:table-cell>
          <table:table-cell table:style-name="ce2" office:value-type="string" calcext:value-type="string">
            <text:p><text:s/>./6_GDD_FULL/41-60/60.p </text:p>
          </table:table-cell>
          <table:table-cell table:style-name="ce2" office:value-type="string" calcext:value-type="string">
            <text:p><text:s/>./6_GDD_FULL/41-60/60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6_GDD_FULL/61-80/61.gex </text:p>
          </table:table-cell>
          <table:table-cell table:style-name="ce2" office:value-type="string" calcext:value-type="string">
            <text:p><text:s/>./6_GDD_FULL/61-80/61.p </text:p>
          </table:table-cell>
          <table:table-cell table:style-name="ce2" office:value-type="string" calcext:value-type="string">
            <text:p><text:s/>./6_GDD_FULL/61-80/61.proof </text:p>
          </table:table-cell>
          <table:table-cell table:style-name="ce2" office:value-type="string" calcext:value-type="string">
            <text:p><text:s/>0.051</text:p>
          </table:table-cell>
        </table:table-row>
        <table:table-row table:style-name="ro1">
          <table:table-cell table:style-name="ce2" office:value-type="string" calcext:value-type="string">
            <text:p>./6_GDD_FULL/61-80/62.gex </text:p>
          </table:table-cell>
          <table:table-cell table:style-name="ce2" office:value-type="string" calcext:value-type="string">
            <text:p><text:s/>./6_GDD_FULL/61-80/62.p </text:p>
          </table:table-cell>
          <table:table-cell table:style-name="ce2" office:value-type="string" calcext:value-type="string">
            <text:p><text:s/>./6_GDD_FULL/61-80/62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61-80/63f.gex </text:p>
          </table:table-cell>
          <table:table-cell table:style-name="ce2" office:value-type="string" calcext:value-type="string">
            <text:p><text:s/>./6_GDD_FULL/61-80/63f.p </text:p>
          </table:table-cell>
          <table:table-cell table:style-name="ce2" office:value-type="string" calcext:value-type="string">
            <text:p><text:s/>./6_GDD_FULL/61-80/63f.proof </text:p>
          </table:table-cell>
          <table:table-cell table:style-name="ce2" office:value-type="string" calcext:value-type="string">
            <text:p><text:s/>0.032</text:p>
          </table:table-cell>
        </table:table-row>
        <table:table-row table:style-name="ro1">
          <table:table-cell table:style-name="ce2" office:value-type="string" calcext:value-type="string">
            <text:p>./6_GDD_FULL/61-80/64.gex </text:p>
          </table:table-cell>
          <table:table-cell table:style-name="ce2" office:value-type="string" calcext:value-type="string">
            <text:p><text:s/>./6_GDD_FULL/61-80/64.p </text:p>
          </table:table-cell>
          <table:table-cell table:style-name="ce2" office:value-type="string" calcext:value-type="string">
            <text:p><text:s/>./6_GDD_FULL/61-80/64.proof </text:p>
          </table:table-cell>
          <table:table-cell table:style-name="ce2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6_GDD_FULL/61-80/65.gex </text:p>
          </table:table-cell>
          <table:table-cell table:style-name="ce2" office:value-type="string" calcext:value-type="string">
            <text:p><text:s/>./6_GDD_FULL/61-80/65.p </text:p>
          </table:table-cell>
          <table:table-cell table:style-name="ce2" office:value-type="string" calcext:value-type="string">
            <text:p><text:s/>./6_GDD_FULL/61-80/65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61-80/66.gex </text:p>
          </table:table-cell>
          <table:table-cell table:style-name="ce2" office:value-type="string" calcext:value-type="string">
            <text:p><text:s/>./6_GDD_FULL/61-80/66.p </text:p>
          </table:table-cell>
          <table:table-cell table:style-name="ce2" office:value-type="string" calcext:value-type="string">
            <text:p><text:s/>./6_GDD_FULL/61-80/66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61-80/67.gex </text:p>
          </table:table-cell>
          <table:table-cell table:style-name="ce2" office:value-type="string" calcext:value-type="string">
            <text:p><text:s/>./6_GDD_FULL/61-80/67.p </text:p>
          </table:table-cell>
          <table:table-cell table:style-name="ce2" office:value-type="string" calcext:value-type="string">
            <text:p><text:s/>./6_GDD_FULL/61-80/67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6_GDD_FULL/61-80/68.gex </text:p>
          </table:table-cell>
          <table:table-cell table:style-name="ce2" office:value-type="string" calcext:value-type="string">
            <text:p><text:s/>./6_GDD_FULL/61-80/68.p </text:p>
          </table:table-cell>
          <table:table-cell table:style-name="ce2" office:value-type="string" calcext:value-type="string">
            <text:p><text:s/>./6_GDD_FULL/61-80/68.proof </text:p>
          </table:table-cell>
          <table:table-cell table:style-name="ce2" office:value-type="string" calcext:value-type="string">
            <text:p><text:s/>0.032</text:p>
          </table:table-cell>
        </table:table-row>
        <table:table-row table:style-name="ro1">
          <table:table-cell table:style-name="ce2" office:value-type="string" calcext:value-type="string">
            <text:p>./6_GDD_FULL/61-80/69.gex </text:p>
          </table:table-cell>
          <table:table-cell table:style-name="ce2" office:value-type="string" calcext:value-type="string">
            <text:p><text:s/>./6_GDD_FULL/61-80/69.p </text:p>
          </table:table-cell>
          <table:table-cell table:style-name="ce2" office:value-type="string" calcext:value-type="string">
            <text:p><text:s/>./6_GDD_FULL/61-80/69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61-80/70.gex </text:p>
          </table:table-cell>
          <table:table-cell table:style-name="ce2" office:value-type="string" calcext:value-type="string">
            <text:p><text:s/>./6_GDD_FULL/61-80/70.p </text:p>
          </table:table-cell>
          <table:table-cell table:style-name="ce2" office:value-type="string" calcext:value-type="string">
            <text:p><text:s/>./6_GDD_FULL/61-80/70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61-80/71.gex </text:p>
          </table:table-cell>
          <table:table-cell table:style-name="ce2" office:value-type="string" calcext:value-type="string">
            <text:p><text:s/>./6_GDD_FULL/61-80/71.p </text:p>
          </table:table-cell>
          <table:table-cell table:style-name="ce2" office:value-type="string" calcext:value-type="string">
            <text:p><text:s/>./6_GDD_FULL/61-80/71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61-80/72.gex </text:p>
          </table:table-cell>
          <table:table-cell table:style-name="ce2" office:value-type="string" calcext:value-type="string">
            <text:p><text:s/>./6_GDD_FULL/61-80/72.p </text:p>
          </table:table-cell>
          <table:table-cell table:style-name="ce2" office:value-type="string" calcext:value-type="string">
            <text:p><text:s/>./6_GDD_FULL/61-80/72.proof </text:p>
          </table:table-cell>
          <table:table-cell table:style-name="ce2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6_GDD_FULL/61-80/73.gex </text:p>
          </table:table-cell>
          <table:table-cell table:style-name="ce2" office:value-type="string" calcext:value-type="string">
            <text:p><text:s/>./6_GDD_FULL/61-80/73.p </text:p>
          </table:table-cell>
          <table:table-cell table:style-name="ce2" office:value-type="string" calcext:value-type="string">
            <text:p><text:s/>./6_GDD_FULL/61-80/73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61-80/74.gex </text:p>
          </table:table-cell>
          <table:table-cell table:style-name="ce2" office:value-type="string" calcext:value-type="string">
            <text:p><text:s/>./6_GDD_FULL/61-80/74.p </text:p>
          </table:table-cell>
          <table:table-cell table:style-name="ce2" office:value-type="string" calcext:value-type="string">
            <text:p><text:s/>./6_GDD_FULL/61-80/74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6_GDD_FULL/61-80/75y.gex </text:p>
          </table:table-cell>
          <table:table-cell table:style-name="ce2" office:value-type="string" calcext:value-type="string">
            <text:p><text:s/>./6_GDD_FULL/61-80/75y.p </text:p>
          </table:table-cell>
          <table:table-cell table:style-name="ce2" office:value-type="string" calcext:value-type="string">
            <text:p><text:s/>./6_GDD_FULL/61-80/75y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6_GDD_FULL/61-80/76.gex </text:p>
          </table:table-cell>
          <table:table-cell table:style-name="ce2" office:value-type="string" calcext:value-type="string">
            <text:p><text:s/>./6_GDD_FULL/61-80/76.p </text:p>
          </table:table-cell>
          <table:table-cell table:style-name="ce2" office:value-type="string" calcext:value-type="string">
            <text:p><text:s/>./6_GDD_FULL/61-80/76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61-80/77.gex </text:p>
          </table:table-cell>
          <table:table-cell table:style-name="ce2" office:value-type="string" calcext:value-type="string">
            <text:p><text:s/>./6_GDD_FULL/61-80/77.p </text:p>
          </table:table-cell>
          <table:table-cell table:style-name="ce2" office:value-type="string" calcext:value-type="string">
            <text:p><text:s/>./6_GDD_FULL/61-80/77.proof </text:p>
          </table:table-cell>
          <table:table-cell table:style-name="ce2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6_GDD_FULL/61-80/78.gex </text:p>
          </table:table-cell>
          <table:table-cell table:style-name="ce2" office:value-type="string" calcext:value-type="string">
            <text:p><text:s/>./6_GDD_FULL/61-80/78.p </text:p>
          </table:table-cell>
          <table:table-cell table:style-name="ce2" office:value-type="string" calcext:value-type="string">
            <text:p><text:s/>./6_GDD_FULL/61-80/78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6_GDD_FULL/61-80/79.gex </text:p>
          </table:table-cell>
          <table:table-cell table:style-name="ce2" office:value-type="string" calcext:value-type="string">
            <text:p><text:s/>./6_GDD_FULL/61-80/79.p </text:p>
          </table:table-cell>
          <table:table-cell table:style-name="ce2" office:value-type="string" calcext:value-type="string">
            <text:p><text:s/>./6_GDD_FULL/61-80/79.proof </text:p>
          </table:table-cell>
          <table:table-cell table:style-name="ce2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6_GDD_FULL/61-80/80.gex </text:p>
          </table:table-cell>
          <table:table-cell table:style-name="ce2" office:value-type="string" calcext:value-type="string">
            <text:p><text:s/>./6_GDD_FULL/61-80/80.p </text:p>
          </table:table-cell>
          <table:table-cell table:style-name="ce2" office:value-type="string" calcext:value-type="string">
            <text:p><text:s/>./6_GDD_FULL/61-80/80.proof </text:p>
          </table:table-cell>
          <table:table-cell table:style-name="ce2" office:value-type="string" calcext:value-type="string">
            <text:p><text:s/>0.036</text:p>
          </table:table-cell>
        </table:table-row>
        <table:table-row table:style-name="ro1">
          <table:table-cell table:style-name="ce2" office:value-type="string" calcext:value-type="string">
            <text:p>./6_GDD_FULL/81-109/100.gex </text:p>
          </table:table-cell>
          <table:table-cell table:style-name="ce2" office:value-type="string" calcext:value-type="string">
            <text:p><text:s/>./6_GDD_FULL/81-109/100.p </text:p>
          </table:table-cell>
          <table:table-cell table:style-name="ce2" office:value-type="string" calcext:value-type="string">
            <text:p><text:s/>./6_GDD_FULL/81-109/100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81-109/101.gex </text:p>
          </table:table-cell>
          <table:table-cell table:style-name="ce2" office:value-type="string" calcext:value-type="string">
            <text:p><text:s/>./6_GDD_FULL/81-109/101.p </text:p>
          </table:table-cell>
          <table:table-cell table:style-name="ce2" office:value-type="string" calcext:value-type="string">
            <text:p><text:s/>./6_GDD_FULL/81-109/101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6_GDD_FULL/81-109/104.gex </text:p>
          </table:table-cell>
          <table:table-cell table:style-name="ce2" office:value-type="string" calcext:value-type="string">
            <text:p><text:s/>./6_GDD_FULL/81-109/104.p </text:p>
          </table:table-cell>
          <table:table-cell table:style-name="ce2" office:value-type="string" calcext:value-type="string">
            <text:p><text:s/>./6_GDD_FULL/81-109/104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6_GDD_FULL/81-109/105.gex </text:p>
          </table:table-cell>
          <table:table-cell table:style-name="ce2" office:value-type="string" calcext:value-type="string">
            <text:p><text:s/>./6_GDD_FULL/81-109/105.p </text:p>
          </table:table-cell>
          <table:table-cell table:style-name="ce2" office:value-type="string" calcext:value-type="string">
            <text:p><text:s/>./6_GDD_FULL/81-109/105.proof </text:p>
          </table:table-cell>
          <table:table-cell table:style-name="ce2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6_GDD_FULL/81-109/106.gex </text:p>
          </table:table-cell>
          <table:table-cell table:style-name="ce2" office:value-type="string" calcext:value-type="string">
            <text:p><text:s/>./6_GDD_FULL/81-109/106.p </text:p>
          </table:table-cell>
          <table:table-cell table:style-name="ce2" office:value-type="string" calcext:value-type="string">
            <text:p><text:s/>./6_GDD_FULL/81-109/106.proof </text:p>
          </table:table-cell>
          <table:table-cell table:style-name="ce2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6_GDD_FULL/81-109/107.gex </text:p>
          </table:table-cell>
          <table:table-cell table:style-name="ce2" office:value-type="string" calcext:value-type="string">
            <text:p><text:s/>./6_GDD_FULL/81-109/107.p </text:p>
          </table:table-cell>
          <table:table-cell table:style-name="ce2" office:value-type="string" calcext:value-type="string">
            <text:p><text:s/>./6_GDD_FULL/81-109/107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6_GDD_FULL/81-109/108.gex </text:p>
          </table:table-cell>
          <table:table-cell table:style-name="ce2" office:value-type="string" calcext:value-type="string">
            <text:p><text:s/>./6_GDD_FULL/81-109/108.p </text:p>
          </table:table-cell>
          <table:table-cell table:style-name="ce2" office:value-type="string" calcext:value-type="string">
            <text:p><text:s/>./6_GDD_FULL/81-109/108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81-109/109F.gex </text:p>
          </table:table-cell>
          <table:table-cell table:style-name="ce2" office:value-type="string" calcext:value-type="string">
            <text:p><text:s/>./6_GDD_FULL/81-109/109F.p </text:p>
          </table:table-cell>
          <table:table-cell table:style-name="ce2" office:value-type="string" calcext:value-type="string">
            <text:p><text:s/>./6_GDD_FULL/81-109/109F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6_GDD_FULL/81-109/81.gex </text:p>
          </table:table-cell>
          <table:table-cell table:style-name="ce2" office:value-type="string" calcext:value-type="string">
            <text:p><text:s/>./6_GDD_FULL/81-109/81.p </text:p>
          </table:table-cell>
          <table:table-cell table:style-name="ce2" office:value-type="string" calcext:value-type="string">
            <text:p><text:s/>./6_GDD_FULL/81-109/81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6_GDD_FULL/81-109/82.gex </text:p>
          </table:table-cell>
          <table:table-cell table:style-name="ce2" office:value-type="string" calcext:value-type="string">
            <text:p><text:s/>./6_GDD_FULL/81-109/82.p </text:p>
          </table:table-cell>
          <table:table-cell table:style-name="ce2" office:value-type="string" calcext:value-type="string">
            <text:p><text:s/>./6_GDD_FULL/81-109/82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81-109/84.gex </text:p>
          </table:table-cell>
          <table:table-cell table:style-name="ce2" office:value-type="string" calcext:value-type="string">
            <text:p><text:s/>./6_GDD_FULL/81-109/84.p </text:p>
          </table:table-cell>
          <table:table-cell table:style-name="ce2" office:value-type="string" calcext:value-type="string">
            <text:p><text:s/>./6_GDD_FULL/81-109/84.proof </text:p>
          </table:table-cell>
          <table:table-cell table:style-name="ce2" office:value-type="string" calcext:value-type="string">
            <text:p><text:s/>0.032</text:p>
          </table:table-cell>
        </table:table-row>
        <table:table-row table:style-name="ro1">
          <table:table-cell table:style-name="ce2" office:value-type="string" calcext:value-type="string">
            <text:p>./6_GDD_FULL/81-109/85.gex </text:p>
          </table:table-cell>
          <table:table-cell table:style-name="ce2" office:value-type="string" calcext:value-type="string">
            <text:p><text:s/>./6_GDD_FULL/81-109/85.p </text:p>
          </table:table-cell>
          <table:table-cell table:style-name="ce2" office:value-type="string" calcext:value-type="string">
            <text:p><text:s/>./6_GDD_FULL/81-109/85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81-109/86.gex </text:p>
          </table:table-cell>
          <table:table-cell table:style-name="ce2" office:value-type="string" calcext:value-type="string">
            <text:p><text:s/>./6_GDD_FULL/81-109/86.p </text:p>
          </table:table-cell>
          <table:table-cell table:style-name="ce2" office:value-type="string" calcext:value-type="string">
            <text:p><text:s/>./6_GDD_FULL/81-109/86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6_GDD_FULL/81-109/88.gex </text:p>
          </table:table-cell>
          <table:table-cell table:style-name="ce2" office:value-type="string" calcext:value-type="string">
            <text:p><text:s/>./6_GDD_FULL/81-109/88.p </text:p>
          </table:table-cell>
          <table:table-cell table:style-name="ce2" office:value-type="string" calcext:value-type="string">
            <text:p><text:s/>./6_GDD_FULL/81-109/88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6_GDD_FULL/81-109/89.gex </text:p>
          </table:table-cell>
          <table:table-cell table:style-name="ce2" office:value-type="string" calcext:value-type="string">
            <text:p><text:s/>./6_GDD_FULL/81-109/89.p </text:p>
          </table:table-cell>
          <table:table-cell table:style-name="ce2" office:value-type="string" calcext:value-type="string">
            <text:p><text:s/>./6_GDD_FULL/81-109/89.proof </text:p>
          </table:table-cell>
          <table:table-cell table:style-name="ce2" office:value-type="string" calcext:value-type="string">
            <text:p><text:s/>0.048</text:p>
          </table:table-cell>
        </table:table-row>
        <table:table-row table:style-name="ro1">
          <table:table-cell table:style-name="ce2" office:value-type="string" calcext:value-type="string">
            <text:p>./6_GDD_FULL/81-109/90.gex </text:p>
          </table:table-cell>
          <table:table-cell table:style-name="ce2" office:value-type="string" calcext:value-type="string">
            <text:p><text:s/>./6_GDD_FULL/81-109/90.p </text:p>
          </table:table-cell>
          <table:table-cell table:style-name="ce2" office:value-type="string" calcext:value-type="string">
            <text:p><text:s/>./6_GDD_FULL/81-109/90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81-109/91F.gex </text:p>
          </table:table-cell>
          <table:table-cell table:style-name="ce2" office:value-type="string" calcext:value-type="string">
            <text:p><text:s/>./6_GDD_FULL/81-109/91F.p </text:p>
          </table:table-cell>
          <table:table-cell table:style-name="ce2" office:value-type="string" calcext:value-type="string">
            <text:p><text:s/>./6_GDD_FULL/81-109/91F.proof </text:p>
          </table:table-cell>
          <table:table-cell table:style-name="ce2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6_GDD_FULL/81-109/91.gex </text:p>
          </table:table-cell>
          <table:table-cell table:style-name="ce2" office:value-type="string" calcext:value-type="string">
            <text:p><text:s/>./6_GDD_FULL/81-109/91.p </text:p>
          </table:table-cell>
          <table:table-cell table:style-name="ce2" office:value-type="string" calcext:value-type="string">
            <text:p><text:s/>./6_GDD_FULL/81-109/91.proof </text:p>
          </table:table-cell>
          <table:table-cell table:style-name="ce2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6_GDD_FULL/81-109/92.gex </text:p>
          </table:table-cell>
          <table:table-cell table:style-name="ce2" office:value-type="string" calcext:value-type="string">
            <text:p><text:s/>./6_GDD_FULL/81-109/92.p </text:p>
          </table:table-cell>
          <table:table-cell table:style-name="ce2" office:value-type="string" calcext:value-type="string">
            <text:p><text:s/>./6_GDD_FULL/81-109/92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6_GDD_FULL/81-109/93.gex </text:p>
          </table:table-cell>
          <table:table-cell table:style-name="ce2" office:value-type="string" calcext:value-type="string">
            <text:p><text:s/>./6_GDD_FULL/81-109/93.p </text:p>
          </table:table-cell>
          <table:table-cell table:style-name="ce2" office:value-type="string" calcext:value-type="string">
            <text:p><text:s/>./6_GDD_FULL/81-109/93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81-109/94.gex </text:p>
          </table:table-cell>
          <table:table-cell table:style-name="ce2" office:value-type="string" calcext:value-type="string">
            <text:p><text:s/>./6_GDD_FULL/81-109/94.p </text:p>
          </table:table-cell>
          <table:table-cell table:style-name="ce2" office:value-type="string" calcext:value-type="string">
            <text:p><text:s/>./6_GDD_FULL/81-109/94.proof </text:p>
          </table:table-cell>
          <table:table-cell table:style-name="ce2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6_GDD_FULL/81-109/95.gex </text:p>
          </table:table-cell>
          <table:table-cell table:style-name="ce2" office:value-type="string" calcext:value-type="string">
            <text:p><text:s/>./6_GDD_FULL/81-109/95.p </text:p>
          </table:table-cell>
          <table:table-cell table:style-name="ce2" office:value-type="string" calcext:value-type="string">
            <text:p><text:s/>./6_GDD_FULL/81-109/95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6_GDD_FULL/81-109/96.gex </text:p>
          </table:table-cell>
          <table:table-cell table:style-name="ce2" office:value-type="string" calcext:value-type="string">
            <text:p><text:s/>./6_GDD_FULL/81-109/96.p </text:p>
          </table:table-cell>
          <table:table-cell table:style-name="ce2" office:value-type="string" calcext:value-type="string">
            <text:p><text:s/>./6_GDD_FULL/81-109/96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81-109/97.gex </text:p>
          </table:table-cell>
          <table:table-cell table:style-name="ce2" office:value-type="string" calcext:value-type="string">
            <text:p><text:s/>./6_GDD_FULL/81-109/97.p </text:p>
          </table:table-cell>
          <table:table-cell table:style-name="ce2" office:value-type="string" calcext:value-type="string">
            <text:p><text:s/>./6_GDD_FULL/81-109/97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81-109/98.gex </text:p>
          </table:table-cell>
          <table:table-cell table:style-name="ce2" office:value-type="string" calcext:value-type="string">
            <text:p><text:s/>./6_GDD_FULL/81-109/98.p </text:p>
          </table:table-cell>
          <table:table-cell table:style-name="ce2" office:value-type="string" calcext:value-type="string">
            <text:p><text:s/>./6_GDD_FULL/81-109/98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81-109/99.gex </text:p>
          </table:table-cell>
          <table:table-cell table:style-name="ce2" office:value-type="string" calcext:value-type="string">
            <text:p><text:s/>./6_GDD_FULL/81-109/99.p </text:p>
          </table:table-cell>
          <table:table-cell table:style-name="ce2" office:value-type="string" calcext:value-type="string">
            <text:p><text:s/>./6_GDD_FULL/81-109/99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more/E006-1.gex </text:p>
          </table:table-cell>
          <table:table-cell table:style-name="ce2" office:value-type="string" calcext:value-type="string">
            <text:p><text:s/>./6_GDD_FULL/more/E006-1.p </text:p>
          </table:table-cell>
          <table:table-cell table:style-name="ce2" office:value-type="string" calcext:value-type="string">
            <text:p><text:s/>./6_GDD_FULL/more/E006-1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more/E009-1.gex </text:p>
          </table:table-cell>
          <table:table-cell table:style-name="ce2" office:value-type="string" calcext:value-type="string">
            <text:p><text:s/>./6_GDD_FULL/more/E009-1.p </text:p>
          </table:table-cell>
          <table:table-cell table:style-name="ce2" office:value-type="string" calcext:value-type="string">
            <text:p><text:s/>./6_GDD_FULL/more/E009-1.proof </text:p>
          </table:table-cell>
          <table:table-cell table:style-name="ce2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6_GDD_FULL/more/E013-3.gex </text:p>
          </table:table-cell>
          <table:table-cell table:style-name="ce2" office:value-type="string" calcext:value-type="string">
            <text:p><text:s/>./6_GDD_FULL/more/E013-3.p </text:p>
          </table:table-cell>
          <table:table-cell table:style-name="ce2" office:value-type="string" calcext:value-type="string">
            <text:p><text:s/>./6_GDD_FULL/more/E013-3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6_GDD_FULL/more/E015-6.gex </text:p>
          </table:table-cell>
          <table:table-cell table:style-name="ce2" office:value-type="string" calcext:value-type="string">
            <text:p><text:s/>./6_GDD_FULL/more/E015-6.p </text:p>
          </table:table-cell>
          <table:table-cell table:style-name="ce2" office:value-type="string" calcext:value-type="string">
            <text:p><text:s/>./6_GDD_FULL/more/E015-6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more/E021-3.gex </text:p>
          </table:table-cell>
          <table:table-cell table:style-name="ce2" office:value-type="string" calcext:value-type="string">
            <text:p><text:s/>./6_GDD_FULL/more/E021-3.p </text:p>
          </table:table-cell>
          <table:table-cell table:style-name="ce2" office:value-type="string" calcext:value-type="string">
            <text:p><text:s/>./6_GDD_FULL/more/E021-3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6_GDD_FULL/more/E022-10.gex </text:p>
          </table:table-cell>
          <table:table-cell table:style-name="ce2" office:value-type="string" calcext:value-type="string">
            <text:p><text:s/>./6_GDD_FULL/more/E022-10.p </text:p>
          </table:table-cell>
          <table:table-cell table:style-name="ce2" office:value-type="string" calcext:value-type="string">
            <text:p><text:s/>./6_GDD_FULL/more/E022-10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6_GDD_FULL/more/E022-11.gex </text:p>
          </table:table-cell>
          <table:table-cell table:style-name="ce2" office:value-type="string" calcext:value-type="string">
            <text:p><text:s/>./6_GDD_FULL/more/E022-11.p </text:p>
          </table:table-cell>
          <table:table-cell table:style-name="ce2" office:value-type="string" calcext:value-type="string">
            <text:p><text:s/>./6_GDD_FULL/more/E022-11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6_GDD_FULL/more/E022-12.gex </text:p>
          </table:table-cell>
          <table:table-cell table:style-name="ce2" office:value-type="string" calcext:value-type="string">
            <text:p><text:s/>./6_GDD_FULL/more/E022-12.p </text:p>
          </table:table-cell>
          <table:table-cell table:style-name="ce2" office:value-type="string" calcext:value-type="string">
            <text:p><text:s/>./6_GDD_FULL/more/E022-12.proof </text:p>
          </table:table-cell>
          <table:table-cell table:style-name="ce2" office:value-type="string" calcext:value-type="string">
            <text:p><text:s/>0.042</text:p>
          </table:table-cell>
        </table:table-row>
        <table:table-row table:style-name="ro1">
          <table:table-cell table:style-name="ce2" office:value-type="string" calcext:value-type="string">
            <text:p>./6_GDD_FULL/more/E022-13.gex </text:p>
          </table:table-cell>
          <table:table-cell table:style-name="ce2" office:value-type="string" calcext:value-type="string">
            <text:p><text:s/>./6_GDD_FULL/more/E022-13.p </text:p>
          </table:table-cell>
          <table:table-cell table:style-name="ce2" office:value-type="string" calcext:value-type="string">
            <text:p><text:s/>./6_GDD_FULL/more/E022-13.proof </text:p>
          </table:table-cell>
          <table:table-cell table:style-name="ce2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6_GDD_FULL/more/E022-7.gex </text:p>
          </table:table-cell>
          <table:table-cell table:style-name="ce2" office:value-type="string" calcext:value-type="string">
            <text:p><text:s/>./6_GDD_FULL/more/E022-7.p </text:p>
          </table:table-cell>
          <table:table-cell table:style-name="ce2" office:value-type="string" calcext:value-type="string">
            <text:p><text:s/>./6_GDD_FULL/more/E022-7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more/E022-8.gex </text:p>
          </table:table-cell>
          <table:table-cell table:style-name="ce2" office:value-type="string" calcext:value-type="string">
            <text:p><text:s/>./6_GDD_FULL/more/E022-8.p </text:p>
          </table:table-cell>
          <table:table-cell table:style-name="ce2" office:value-type="string" calcext:value-type="string">
            <text:p><text:s/>./6_GDD_FULL/more/E022-8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6_GDD_FULL/more/E022-9.gex </text:p>
          </table:table-cell>
          <table:table-cell table:style-name="ce2" office:value-type="string" calcext:value-type="string">
            <text:p><text:s/>./6_GDD_FULL/more/E022-9.p </text:p>
          </table:table-cell>
          <table:table-cell table:style-name="ce2" office:value-type="string" calcext:value-type="string">
            <text:p><text:s/>./6_GDD_FULL/more/E022-9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more/E023-14.gex </text:p>
          </table:table-cell>
          <table:table-cell table:style-name="ce2" office:value-type="string" calcext:value-type="string">
            <text:p><text:s/>./6_GDD_FULL/more/E023-14.p </text:p>
          </table:table-cell>
          <table:table-cell table:style-name="ce2" office:value-type="string" calcext:value-type="string">
            <text:p><text:s/>./6_GDD_FULL/more/E023-14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more/E023-15.gex </text:p>
          </table:table-cell>
          <table:table-cell table:style-name="ce2" office:value-type="string" calcext:value-type="string">
            <text:p><text:s/>./6_GDD_FULL/more/E023-15.p </text:p>
          </table:table-cell>
          <table:table-cell table:style-name="ce2" office:value-type="string" calcext:value-type="string">
            <text:p><text:s/>./6_GDD_FULL/more/E023-15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6_GDD_FULL/more/E023-16.gex </text:p>
          </table:table-cell>
          <table:table-cell table:style-name="ce2" office:value-type="string" calcext:value-type="string">
            <text:p><text:s/>./6_GDD_FULL/more/E023-16.p </text:p>
          </table:table-cell>
          <table:table-cell table:style-name="ce2" office:value-type="string" calcext:value-type="string">
            <text:p><text:s/>./6_GDD_FULL/more/E023-16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more/E023-17.gex </text:p>
          </table:table-cell>
          <table:table-cell table:style-name="ce2" office:value-type="string" calcext:value-type="string">
            <text:p><text:s/>./6_GDD_FULL/more/E023-17.p </text:p>
          </table:table-cell>
          <table:table-cell table:style-name="ce2" office:value-type="string" calcext:value-type="string">
            <text:p><text:s/>./6_GDD_FULL/more/E023-17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6_GDD_FULL/more/E023-19.gex </text:p>
          </table:table-cell>
          <table:table-cell table:style-name="ce2" office:value-type="string" calcext:value-type="string">
            <text:p><text:s/>./6_GDD_FULL/more/E023-19.p </text:p>
          </table:table-cell>
          <table:table-cell table:style-name="ce2" office:value-type="string" calcext:value-type="string">
            <text:p><text:s/>./6_GDD_FULL/more/E023-19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1/E006-1.gex </text:p>
          </table:table-cell>
          <table:table-cell table:style-name="ce2" office:value-type="string" calcext:value-type="string">
            <text:p><text:s/>./7_Book/00EE/01/E006-1.p </text:p>
          </table:table-cell>
          <table:table-cell table:style-name="ce2" office:value-type="string" calcext:value-type="string">
            <text:p><text:s/>./7_Book/00EE/01/E006-1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1/E009-1.gex </text:p>
          </table:table-cell>
          <table:table-cell table:style-name="ce2" office:value-type="string" calcext:value-type="string">
            <text:p><text:s/>./7_Book/00EE/01/E009-1.p </text:p>
          </table:table-cell>
          <table:table-cell table:style-name="ce2" office:value-type="string" calcext:value-type="string">
            <text:p><text:s/>./7_Book/00EE/01/E009-1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1/E013-3.gex </text:p>
          </table:table-cell>
          <table:table-cell table:style-name="ce2" office:value-type="string" calcext:value-type="string">
            <text:p><text:s/>./7_Book/00EE/01/E013-3.p </text:p>
          </table:table-cell>
          <table:table-cell table:style-name="ce2" office:value-type="string" calcext:value-type="string">
            <text:p><text:s/>./7_Book/00EE/01/E013-3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1/E015-6.gex </text:p>
          </table:table-cell>
          <table:table-cell table:style-name="ce2" office:value-type="string" calcext:value-type="string">
            <text:p><text:s/>./7_Book/00EE/01/E015-6.p </text:p>
          </table:table-cell>
          <table:table-cell table:style-name="ce2" office:value-type="string" calcext:value-type="string">
            <text:p><text:s/>./7_Book/00EE/01/E015-6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1/E021-3.gex </text:p>
          </table:table-cell>
          <table:table-cell table:style-name="ce2" office:value-type="string" calcext:value-type="string">
            <text:p><text:s/>./7_Book/00EE/01/E021-3.p </text:p>
          </table:table-cell>
          <table:table-cell table:style-name="ce2" office:value-type="string" calcext:value-type="string">
            <text:p><text:s/>./7_Book/00EE/01/E021-3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1/E022-10.gex </text:p>
          </table:table-cell>
          <table:table-cell table:style-name="ce2" office:value-type="string" calcext:value-type="string">
            <text:p><text:s/>./7_Book/00EE/01/E022-10.p </text:p>
          </table:table-cell>
          <table:table-cell table:style-name="ce2" office:value-type="string" calcext:value-type="string">
            <text:p><text:s/>./7_Book/00EE/01/E022-10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1/E022-11.gex </text:p>
          </table:table-cell>
          <table:table-cell table:style-name="ce2" office:value-type="string" calcext:value-type="string">
            <text:p><text:s/>./7_Book/00EE/01/E022-11.p </text:p>
          </table:table-cell>
          <table:table-cell table:style-name="ce2" office:value-type="string" calcext:value-type="string">
            <text:p><text:s/>./7_Book/00EE/01/E022-11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1/E022-12.gex </text:p>
          </table:table-cell>
          <table:table-cell table:style-name="ce2" office:value-type="string" calcext:value-type="string">
            <text:p><text:s/>./7_Book/00EE/01/E022-12.p </text:p>
          </table:table-cell>
          <table:table-cell table:style-name="ce2" office:value-type="string" calcext:value-type="string">
            <text:p><text:s/>./7_Book/00EE/01/E022-12.proof </text:p>
          </table:table-cell>
          <table:table-cell table:style-name="ce2" office:value-type="string" calcext:value-type="string">
            <text:p><text:s/>0.041</text:p>
          </table:table-cell>
        </table:table-row>
        <table:table-row table:style-name="ro1">
          <table:table-cell table:style-name="ce2" office:value-type="string" calcext:value-type="string">
            <text:p>./7_Book/00EE/01/E022-13.gex </text:p>
          </table:table-cell>
          <table:table-cell table:style-name="ce2" office:value-type="string" calcext:value-type="string">
            <text:p><text:s/>./7_Book/00EE/01/E022-13.p </text:p>
          </table:table-cell>
          <table:table-cell table:style-name="ce2" office:value-type="string" calcext:value-type="string">
            <text:p><text:s/>./7_Book/00EE/01/E022-13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1/E022-7.gex </text:p>
          </table:table-cell>
          <table:table-cell table:style-name="ce2" office:value-type="string" calcext:value-type="string">
            <text:p><text:s/>./7_Book/00EE/01/E022-7.p </text:p>
          </table:table-cell>
          <table:table-cell table:style-name="ce2" office:value-type="string" calcext:value-type="string">
            <text:p><text:s/>./7_Book/00EE/01/E022-7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1/E022-8.gex </text:p>
          </table:table-cell>
          <table:table-cell table:style-name="ce2" office:value-type="string" calcext:value-type="string">
            <text:p><text:s/>./7_Book/00EE/01/E022-8.p </text:p>
          </table:table-cell>
          <table:table-cell table:style-name="ce2" office:value-type="string" calcext:value-type="string">
            <text:p><text:s/>./7_Book/00EE/01/E022-8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1/E022-9.gex </text:p>
          </table:table-cell>
          <table:table-cell table:style-name="ce2" office:value-type="string" calcext:value-type="string">
            <text:p><text:s/>./7_Book/00EE/01/E022-9.p </text:p>
          </table:table-cell>
          <table:table-cell table:style-name="ce2" office:value-type="string" calcext:value-type="string">
            <text:p><text:s/>./7_Book/00EE/01/E022-9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1/E023-14F.gex </text:p>
          </table:table-cell>
          <table:table-cell table:style-name="ce2" office:value-type="string" calcext:value-type="string">
            <text:p><text:s/>./7_Book/00EE/01/E023-14F.p </text:p>
          </table:table-cell>
          <table:table-cell table:style-name="ce2" office:value-type="string" calcext:value-type="string">
            <text:p><text:s/>./7_Book/00EE/01/E023-14F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1/E023-14.gex </text:p>
          </table:table-cell>
          <table:table-cell table:style-name="ce2" office:value-type="string" calcext:value-type="string">
            <text:p><text:s/>./7_Book/00EE/01/E023-14.p </text:p>
          </table:table-cell>
          <table:table-cell table:style-name="ce2" office:value-type="string" calcext:value-type="string">
            <text:p><text:s/>./7_Book/00EE/01/E023-14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2/E023-15.gex </text:p>
          </table:table-cell>
          <table:table-cell table:style-name="ce2" office:value-type="string" calcext:value-type="string">
            <text:p><text:s/>./7_Book/00EE/02/E023-15.p </text:p>
          </table:table-cell>
          <table:table-cell table:style-name="ce2" office:value-type="string" calcext:value-type="string">
            <text:p><text:s/>./7_Book/00EE/02/E023-15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2/E023-16.gex </text:p>
          </table:table-cell>
          <table:table-cell table:style-name="ce2" office:value-type="string" calcext:value-type="string">
            <text:p><text:s/>./7_Book/00EE/02/E023-16.p </text:p>
          </table:table-cell>
          <table:table-cell table:style-name="ce2" office:value-type="string" calcext:value-type="string">
            <text:p><text:s/>./7_Book/00EE/02/E023-16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2/E023-17.gex </text:p>
          </table:table-cell>
          <table:table-cell table:style-name="ce2" office:value-type="string" calcext:value-type="string">
            <text:p><text:s/>./7_Book/00EE/02/E023-17.p </text:p>
          </table:table-cell>
          <table:table-cell table:style-name="ce2" office:value-type="string" calcext:value-type="string">
            <text:p><text:s/>./7_Book/00EE/02/E023-17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2/E023-19.gex </text:p>
          </table:table-cell>
          <table:table-cell table:style-name="ce2" office:value-type="string" calcext:value-type="string">
            <text:p><text:s/>./7_Book/00EE/02/E023-19.p </text:p>
          </table:table-cell>
          <table:table-cell table:style-name="ce2" office:value-type="string" calcext:value-type="string">
            <text:p><text:s/>./7_Book/00EE/02/E023-19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2/E023-21.gex </text:p>
          </table:table-cell>
          <table:table-cell table:style-name="ce2" office:value-type="string" calcext:value-type="string">
            <text:p><text:s/>./7_Book/00EE/02/E023-21.p </text:p>
          </table:table-cell>
          <table:table-cell table:style-name="ce2" office:value-type="string" calcext:value-type="string">
            <text:p><text:s/>./7_Book/00EE/02/E023-21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2/E023-2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00EE/02/E028-2-1.gex </text:p>
          </table:table-cell>
          <table:table-cell table:style-name="ce2" office:value-type="string" calcext:value-type="string">
            <text:p><text:s/>./7_Book/00EE/02/E028-2-1.p </text:p>
          </table:table-cell>
          <table:table-cell table:style-name="ce2" office:value-type="string" calcext:value-type="string">
            <text:p><text:s/>./7_Book/00EE/02/E028-2-1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2/E028-2.gex </text:p>
          </table:table-cell>
          <table:table-cell table:style-name="ce2" office:value-type="string" calcext:value-type="string">
            <text:p><text:s/>./7_Book/00EE/02/E028-2.p </text:p>
          </table:table-cell>
          <table:table-cell table:style-name="ce2" office:value-type="string" calcext:value-type="string">
            <text:p><text:s/>./7_Book/00EE/02/E028-2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2/E028-3.gex </text:p>
          </table:table-cell>
          <table:table-cell table:style-name="ce2" office:value-type="string" calcext:value-type="string">
            <text:p><text:s/>./7_Book/00EE/02/E028-3.p </text:p>
          </table:table-cell>
          <table:table-cell table:style-name="ce2" office:value-type="string" calcext:value-type="string">
            <text:p><text:s/>./7_Book/00EE/02/E028-3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2/E029-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00EE/02/E030-5-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00EE/02/E030-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00EE/02/E034-2gex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00EE/02/E034-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00EE/03/E037-20.gex </text:p>
          </table:table-cell>
          <table:table-cell table:style-name="ce2" office:value-type="string" calcext:value-type="string">
            <text:p><text:s/>./7_Book/00EE/03/E037-20.p </text:p>
          </table:table-cell>
          <table:table-cell table:style-name="ce2" office:value-type="string" calcext:value-type="string">
            <text:p><text:s/>./7_Book/00EE/03/E037-20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3/E037-21.gex </text:p>
          </table:table-cell>
          <table:table-cell table:style-name="ce2" office:value-type="string" calcext:value-type="string">
            <text:p><text:s/>./7_Book/00EE/03/E037-21.p </text:p>
          </table:table-cell>
          <table:table-cell table:style-name="ce2" office:value-type="string" calcext:value-type="string">
            <text:p><text:s/>./7_Book/00EE/03/E037-21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7_Book/00EE/03/E037-22.gex </text:p>
          </table:table-cell>
          <table:table-cell table:style-name="ce2" office:value-type="string" calcext:value-type="string">
            <text:p><text:s/>./7_Book/00EE/03/E037-22.p </text:p>
          </table:table-cell>
          <table:table-cell table:style-name="ce2" office:value-type="string" calcext:value-type="string">
            <text:p><text:s/>./7_Book/00EE/03/E037-22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3/E037-23.gex </text:p>
          </table:table-cell>
          <table:table-cell table:style-name="ce2" office:value-type="string" calcext:value-type="string">
            <text:p><text:s/>./7_Book/00EE/03/E037-23.p </text:p>
          </table:table-cell>
          <table:table-cell table:style-name="ce2" office:value-type="string" calcext:value-type="string">
            <text:p><text:s/>./7_Book/00EE/03/E037-23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3/E037-24.gex </text:p>
          </table:table-cell>
          <table:table-cell table:style-name="ce2" office:value-type="string" calcext:value-type="string">
            <text:p><text:s/>./7_Book/00EE/03/E037-24.p </text:p>
          </table:table-cell>
          <table:table-cell table:style-name="ce2" office:value-type="string" calcext:value-type="string">
            <text:p><text:s/>./7_Book/00EE/03/E037-24.proof </text:p>
          </table:table-cell>
          <table:table-cell table:style-name="ce2" office:value-type="string" calcext:value-type="string">
            <text:p><text:s/>0.033</text:p>
          </table:table-cell>
        </table:table-row>
        <table:table-row table:style-name="ro1">
          <table:table-cell table:style-name="ce2" office:value-type="string" calcext:value-type="string">
            <text:p>./7_Book/00EE/03/E037-25.gex </text:p>
          </table:table-cell>
          <table:table-cell table:style-name="ce2" office:value-type="string" calcext:value-type="string">
            <text:p><text:s/>./7_Book/00EE/03/E037-25.p </text:p>
          </table:table-cell>
          <table:table-cell table:style-name="ce2" office:value-type="string" calcext:value-type="string">
            <text:p><text:s/>./7_Book/00EE/03/E037-25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3/E037-26.gex </text:p>
          </table:table-cell>
          <table:table-cell table:style-name="ce2" office:value-type="string" calcext:value-type="string">
            <text:p><text:s/>./7_Book/00EE/03/E037-26.p </text:p>
          </table:table-cell>
          <table:table-cell table:style-name="ce2" office:value-type="string" calcext:value-type="string">
            <text:p><text:s/>./7_Book/00EE/03/E037-26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3/E038-27.gex </text:p>
          </table:table-cell>
          <table:table-cell table:style-name="ce2" office:value-type="string" calcext:value-type="string">
            <text:p><text:s/>./7_Book/00EE/03/E038-27.p </text:p>
          </table:table-cell>
          <table:table-cell table:style-name="ce2" office:value-type="string" calcext:value-type="string">
            <text:p><text:s/>./7_Book/00EE/03/E038-27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3/E039-28.gex </text:p>
          </table:table-cell>
          <table:table-cell table:style-name="ce2" office:value-type="string" calcext:value-type="string">
            <text:p><text:s/>./7_Book/00EE/03/E039-28.p </text:p>
          </table:table-cell>
          <table:table-cell table:style-name="ce2" office:value-type="string" calcext:value-type="string">
            <text:p><text:s/>./7_Book/00EE/03/E039-28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3/E040-28-1.gex </text:p>
          </table:table-cell>
          <table:table-cell table:style-name="ce2" office:value-type="string" calcext:value-type="string">
            <text:p><text:s/>./7_Book/00EE/03/E040-28-1.p </text:p>
          </table:table-cell>
          <table:table-cell table:style-name="ce2" office:value-type="string" calcext:value-type="string">
            <text:p><text:s/>./7_Book/00EE/03/E040-28-1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3/E041-1.gex </text:p>
          </table:table-cell>
          <table:table-cell table:style-name="ce2" office:value-type="string" calcext:value-type="string">
            <text:p><text:s/>./7_Book/00EE/03/E041-1.p </text:p>
          </table:table-cell>
          <table:table-cell table:style-name="ce2" office:value-type="string" calcext:value-type="string">
            <text:p><text:s/>./7_Book/00EE/03/E041-1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3/E042-2.gex </text:p>
          </table:table-cell>
          <table:table-cell table:style-name="ce2" office:value-type="string" calcext:value-type="string">
            <text:p><text:s/>./7_Book/00EE/03/E042-2.p </text:p>
          </table:table-cell>
          <table:table-cell table:style-name="ce2" office:value-type="string" calcext:value-type="string">
            <text:p><text:s/>./7_Book/00EE/03/E042-2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3/E043-3.gex </text:p>
          </table:table-cell>
          <table:table-cell table:style-name="ce2" office:value-type="string" calcext:value-type="string">
            <text:p><text:s/>./7_Book/00EE/03/E043-3.p </text:p>
          </table:table-cell>
          <table:table-cell table:style-name="ce2" office:value-type="string" calcext:value-type="string">
            <text:p><text:s/>./7_Book/00EE/03/E043-3.proof </text:p>
          </table:table-cell>
          <table:table-cell table:style-name="ce2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03/E044-4.gex </text:p>
          </table:table-cell>
          <table:table-cell table:style-name="ce2" office:value-type="string" calcext:value-type="string">
            <text:p><text:s/>./7_Book/00EE/03/E044-4.p </text:p>
          </table:table-cell>
          <table:table-cell table:style-name="ce2" office:value-type="string" calcext:value-type="string">
            <text:p><text:s/>./7_Book/00EE/03/E044-4.proof </text:p>
          </table:table-cell>
          <table:table-cell table:style-name="ce2" office:value-type="string" calcext:value-type="string">
            <text:p><text:s/>0.034</text:p>
          </table:table-cell>
        </table:table-row>
        <table:table-row table:style-name="ro1">
          <table:table-cell table:style-name="ce2" office:value-type="string" calcext:value-type="string">
            <text:p>./7_Book/00EE/04/E044-6.gex </text:p>
          </table:table-cell>
          <table:table-cell table:style-name="ce2" office:value-type="string" calcext:value-type="string">
            <text:p><text:s/>./7_Book/00EE/04/E044-6.p </text:p>
          </table:table-cell>
          <table:table-cell table:style-name="ce2" office:value-type="string" calcext:value-type="string">
            <text:p><text:s/>./7_Book/00EE/04/E044-6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4/E046-7.gex </text:p>
          </table:table-cell>
          <table:table-cell table:style-name="ce2" office:value-type="string" calcext:value-type="string">
            <text:p><text:s/>./7_Book/00EE/04/E046-7.p </text:p>
          </table:table-cell>
          <table:table-cell table:style-name="ce2" office:value-type="string" calcext:value-type="string">
            <text:p><text:s/>./7_Book/00EE/04/E046-7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4/E046-8.gex </text:p>
          </table:table-cell>
          <table:table-cell table:style-name="ce2" office:value-type="string" calcext:value-type="string">
            <text:p><text:s/>./7_Book/00EE/04/E046-8.p </text:p>
          </table:table-cell>
          <table:table-cell table:style-name="ce2" office:value-type="string" calcext:value-type="string">
            <text:p><text:s/>./7_Book/00EE/04/E046-8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4/E046-8y.gex </text:p>
          </table:table-cell>
          <table:table-cell table:style-name="ce2" office:value-type="string" calcext:value-type="string">
            <text:p><text:s/>./7_Book/00EE/04/E046-8y.p </text:p>
          </table:table-cell>
          <table:table-cell table:style-name="ce2" office:value-type="string" calcext:value-type="string">
            <text:p><text:s/>./7_Book/00EE/04/E046-8y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4/E048-10.gex </text:p>
          </table:table-cell>
          <table:table-cell table:style-name="ce2" office:value-type="string" calcext:value-type="string">
            <text:p><text:s/>./7_Book/00EE/04/E048-10.p </text:p>
          </table:table-cell>
          <table:table-cell table:style-name="ce2" office:value-type="string" calcext:value-type="string">
            <text:p><text:s/>./7_Book/00EE/04/E048-10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4/E051-10.gex </text:p>
          </table:table-cell>
          <table:table-cell table:style-name="ce2" office:value-type="string" calcext:value-type="string">
            <text:p><text:s/>./7_Book/00EE/04/E051-10.p </text:p>
          </table:table-cell>
          <table:table-cell table:style-name="ce2" office:value-type="string" calcext:value-type="string">
            <text:p><text:s/>./7_Book/00EE/04/E051-10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4/E051-1.gex </text:p>
          </table:table-cell>
          <table:table-cell table:style-name="ce2" office:value-type="string" calcext:value-type="string">
            <text:p><text:s/>./7_Book/00EE/04/E051-1.p </text:p>
          </table:table-cell>
          <table:table-cell table:style-name="ce2" office:value-type="string" calcext:value-type="string">
            <text:p><text:s/>./7_Book/00EE/04/E051-1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4/E051-2.gex </text:p>
          </table:table-cell>
          <table:table-cell table:style-name="ce2" office:value-type="string" calcext:value-type="string">
            <text:p><text:s/>./7_Book/00EE/04/E051-2.p </text:p>
          </table:table-cell>
          <table:table-cell table:style-name="ce2" office:value-type="string" calcext:value-type="string">
            <text:p><text:s/>./7_Book/00EE/04/E051-2.proof </text:p>
          </table:table-cell>
          <table:table-cell table:style-name="ce2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7_Book/00EE/04/E051-4.gex </text:p>
          </table:table-cell>
          <table:table-cell table:style-name="ce2" office:value-type="string" calcext:value-type="string">
            <text:p><text:s/>./7_Book/00EE/04/E051-4.p </text:p>
          </table:table-cell>
          <table:table-cell table:style-name="ce2" office:value-type="string" calcext:value-type="string">
            <text:p><text:s/>./7_Book/00EE/04/E051-4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4/E051-5.gex </text:p>
          </table:table-cell>
          <table:table-cell table:style-name="ce2" office:value-type="string" calcext:value-type="string">
            <text:p><text:s/>./7_Book/00EE/04/E051-5.p </text:p>
          </table:table-cell>
          <table:table-cell table:style-name="ce2" office:value-type="string" calcext:value-type="string">
            <text:p><text:s/>./7_Book/00EE/04/E051-5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4/E051-6.gex </text:p>
          </table:table-cell>
          <table:table-cell table:style-name="ce2" office:value-type="string" calcext:value-type="string">
            <text:p><text:s/>./7_Book/00EE/04/E051-6.p </text:p>
          </table:table-cell>
          <table:table-cell table:style-name="ce2" office:value-type="string" calcext:value-type="string">
            <text:p><text:s/>./7_Book/00EE/04/E051-6.proof </text:p>
          </table:table-cell>
          <table:table-cell table:style-name="ce2" office:value-type="string" calcext:value-type="string">
            <text:p><text:s/>0.051</text:p>
          </table:table-cell>
        </table:table-row>
        <table:table-row table:style-name="ro1">
          <table:table-cell table:style-name="ce2" office:value-type="string" calcext:value-type="string">
            <text:p>./7_Book/00EE/04/E051-7.gex </text:p>
          </table:table-cell>
          <table:table-cell table:style-name="ce2" office:value-type="string" calcext:value-type="string">
            <text:p><text:s/>./7_Book/00EE/04/E051-7.p </text:p>
          </table:table-cell>
          <table:table-cell table:style-name="ce2" office:value-type="string" calcext:value-type="string">
            <text:p><text:s/>./7_Book/00EE/04/E051-7.proof </text:p>
          </table:table-cell>
          <table:table-cell table:style-name="ce2" office:value-type="string" calcext:value-type="string">
            <text:p><text:s/>0.042</text:p>
          </table:table-cell>
        </table:table-row>
        <table:table-row table:style-name="ro1">
          <table:table-cell table:style-name="ce2" office:value-type="string" calcext:value-type="string">
            <text:p>./7_Book/00EE/04/E051-8.gex </text:p>
          </table:table-cell>
          <table:table-cell table:style-name="ce2" office:value-type="string" calcext:value-type="string">
            <text:p><text:s/>./7_Book/00EE/04/E051-8.p </text:p>
          </table:table-cell>
          <table:table-cell table:style-name="ce2" office:value-type="string" calcext:value-type="string">
            <text:p><text:s/>./7_Book/00EE/04/E051-8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7_Book/00EE/04/E051-9.gex </text:p>
          </table:table-cell>
          <table:table-cell table:style-name="ce2" office:value-type="string" calcext:value-type="string">
            <text:p><text:s/>./7_Book/00EE/04/E051-9.p </text:p>
          </table:table-cell>
          <table:table-cell table:style-name="ce2" office:value-type="string" calcext:value-type="string">
            <text:p><text:s/>./7_Book/00EE/04/E051-9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5/E051-11.gex </text:p>
          </table:table-cell>
          <table:table-cell table:style-name="ce2" office:value-type="string" calcext:value-type="string">
            <text:p><text:s/>./7_Book/00EE/05/E051-11.p </text:p>
          </table:table-cell>
          <table:table-cell table:style-name="ce2" office:value-type="string" calcext:value-type="string">
            <text:p><text:s/>./7_Book/00EE/05/E051-11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5/E051-11-trap.gex </text:p>
          </table:table-cell>
          <table:table-cell table:style-name="ce2" office:value-type="string" calcext:value-type="string">
            <text:p><text:s/>./7_Book/00EE/05/E051-11-trap.p </text:p>
          </table:table-cell>
          <table:table-cell table:style-name="ce2" office:value-type="string" calcext:value-type="string">
            <text:p><text:s/>./7_Book/00EE/05/E051-11-trap.proof </text:p>
          </table:table-cell>
          <table:table-cell table:style-name="ce2" office:value-type="string" calcext:value-type="string">
            <text:p><text:s/>0.049</text:p>
          </table:table-cell>
        </table:table-row>
        <table:table-row table:style-name="ro1">
          <table:table-cell table:style-name="ce2" office:value-type="string" calcext:value-type="string">
            <text:p>./7_Book/00EE/05/E051-12.gex </text:p>
          </table:table-cell>
          <table:table-cell table:style-name="ce2" office:value-type="string" calcext:value-type="string">
            <text:p><text:s/>./7_Book/00EE/05/E051-12.p </text:p>
          </table:table-cell>
          <table:table-cell table:style-name="ce2" office:value-type="string" calcext:value-type="string">
            <text:p><text:s/>./7_Book/00EE/05/E051-12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5/E051-1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00EE/05/E051-14-1.gex </text:p>
          </table:table-cell>
          <table:table-cell table:style-name="ce2" office:value-type="string" calcext:value-type="string">
            <text:p><text:s/>./7_Book/00EE/05/E051-14-1.p </text:p>
          </table:table-cell>
          <table:table-cell table:style-name="ce2" office:value-type="string" calcext:value-type="string">
            <text:p><text:s/>./7_Book/00EE/05/E051-14-1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5/E051-14-2.gex </text:p>
          </table:table-cell>
          <table:table-cell table:style-name="ce2" office:value-type="string" calcext:value-type="string">
            <text:p><text:s/>./7_Book/00EE/05/E051-14-2.p </text:p>
          </table:table-cell>
          <table:table-cell table:style-name="ce2" office:value-type="string" calcext:value-type="string">
            <text:p><text:s/>./7_Book/00EE/05/E051-14-2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5/E051-14.gex </text:p>
          </table:table-cell>
          <table:table-cell table:style-name="ce2" office:value-type="string" calcext:value-type="string">
            <text:p><text:s/>./7_Book/00EE/05/E051-14.p </text:p>
          </table:table-cell>
          <table:table-cell table:style-name="ce2" office:value-type="string" calcext:value-type="string">
            <text:p><text:s/>./7_Book/00EE/05/E051-14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5/E051-16.gex </text:p>
          </table:table-cell>
          <table:table-cell table:style-name="ce2" office:value-type="string" calcext:value-type="string">
            <text:p><text:s/>./7_Book/00EE/05/E051-16.p </text:p>
          </table:table-cell>
          <table:table-cell table:style-name="ce2" office:value-type="string" calcext:value-type="string">
            <text:p><text:s/>./7_Book/00EE/05/E051-16.proof </text:p>
          </table:table-cell>
          <table:table-cell table:style-name="ce2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7_Book/00EE/05/E051-17.gex </text:p>
          </table:table-cell>
          <table:table-cell table:style-name="ce2" office:value-type="string" calcext:value-type="string">
            <text:p><text:s/>./7_Book/00EE/05/E051-17.p </text:p>
          </table:table-cell>
          <table:table-cell table:style-name="ce2" office:value-type="string" calcext:value-type="string">
            <text:p><text:s/>./7_Book/00EE/05/E051-17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5/E051-18.gex </text:p>
          </table:table-cell>
          <table:table-cell table:style-name="ce2" office:value-type="string" calcext:value-type="string">
            <text:p><text:s/>./7_Book/00EE/05/E051-18.p </text:p>
          </table:table-cell>
          <table:table-cell table:style-name="ce2" office:value-type="string" calcext:value-type="string">
            <text:p><text:s/>./7_Book/00EE/05/E051-18.proof </text:p>
          </table:table-cell>
          <table:table-cell table:style-name="ce2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7_Book/00EE/05/E051-19.gex </text:p>
          </table:table-cell>
          <table:table-cell table:style-name="ce2" office:value-type="string" calcext:value-type="string">
            <text:p><text:s/>./7_Book/00EE/05/E051-19.p </text:p>
          </table:table-cell>
          <table:table-cell table:style-name="ce2" office:value-type="string" calcext:value-type="string">
            <text:p><text:s/>./7_Book/00EE/05/E051-19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5/E051-20.gex </text:p>
          </table:table-cell>
          <table:table-cell table:style-name="ce2" office:value-type="string" calcext:value-type="string">
            <text:p><text:s/>./7_Book/00EE/05/E051-20.p </text:p>
          </table:table-cell>
          <table:table-cell table:style-name="ce2" office:value-type="string" calcext:value-type="string">
            <text:p><text:s/>./7_Book/00EE/05/E051-20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5/E051-21.gex </text:p>
          </table:table-cell>
          <table:table-cell table:style-name="ce2" office:value-type="string" calcext:value-type="string">
            <text:p><text:s/>./7_Book/00EE/05/E051-21.p </text:p>
          </table:table-cell>
          <table:table-cell table:style-name="ce2" office:value-type="string" calcext:value-type="string">
            <text:p><text:s/>./7_Book/00EE/05/E051-21.proof </text:p>
          </table:table-cell>
          <table:table-cell table:style-name="ce2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7_Book/00EE/05/E051-22.gex </text:p>
          </table:table-cell>
          <table:table-cell table:style-name="ce2" office:value-type="string" calcext:value-type="string">
            <text:p><text:s/>./7_Book/00EE/05/E051-22.p </text:p>
          </table:table-cell>
          <table:table-cell table:style-name="ce2" office:value-type="string" calcext:value-type="string">
            <text:p><text:s/>./7_Book/00EE/05/E051-22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6/E051-23.gex </text:p>
          </table:table-cell>
          <table:table-cell table:style-name="ce2" office:value-type="string" calcext:value-type="string">
            <text:p><text:s/>./7_Book/00EE/06/E051-23.p </text:p>
          </table:table-cell>
          <table:table-cell table:style-name="ce2" office:value-type="string" calcext:value-type="string">
            <text:p><text:s/>./7_Book/00EE/06/E051-23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6/E051-24.gex </text:p>
          </table:table-cell>
          <table:table-cell table:style-name="ce2" office:value-type="string" calcext:value-type="string">
            <text:p><text:s/>./7_Book/00EE/06/E051-24.p </text:p>
          </table:table-cell>
          <table:table-cell table:style-name="ce2" office:value-type="string" calcext:value-type="string">
            <text:p><text:s/>./7_Book/00EE/06/E051-24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6/E051-25.gex </text:p>
          </table:table-cell>
          <table:table-cell table:style-name="ce2" office:value-type="string" calcext:value-type="string">
            <text:p><text:s/>./7_Book/00EE/06/E051-25.p </text:p>
          </table:table-cell>
          <table:table-cell table:style-name="ce2" office:value-type="string" calcext:value-type="string">
            <text:p><text:s/>./7_Book/00EE/06/E051-25.proof </text:p>
          </table:table-cell>
          <table:table-cell table:style-name="ce2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06/E051-26.gex </text:p>
          </table:table-cell>
          <table:table-cell table:style-name="ce2" office:value-type="string" calcext:value-type="string">
            <text:p><text:s/>./7_Book/00EE/06/E051-26.p </text:p>
          </table:table-cell>
          <table:table-cell table:style-name="ce2" office:value-type="string" calcext:value-type="string">
            <text:p><text:s/>./7_Book/00EE/06/E051-26.proof </text:p>
          </table:table-cell>
          <table:table-cell table:style-name="ce2" office:value-type="string" calcext:value-type="string">
            <text:p><text:s/>0.036</text:p>
          </table:table-cell>
        </table:table-row>
        <table:table-row table:style-name="ro1">
          <table:table-cell table:style-name="ce2" office:value-type="string" calcext:value-type="string">
            <text:p>./7_Book/00EE/06/E051-27.gex </text:p>
          </table:table-cell>
          <table:table-cell table:style-name="ce2" office:value-type="string" calcext:value-type="string">
            <text:p><text:s/>./7_Book/00EE/06/E051-27.p </text:p>
          </table:table-cell>
          <table:table-cell table:style-name="ce2" office:value-type="string" calcext:value-type="string">
            <text:p><text:s/>./7_Book/00EE/06/E051-27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6/E051-28.gex </text:p>
          </table:table-cell>
          <table:table-cell table:style-name="ce2" office:value-type="string" calcext:value-type="string">
            <text:p><text:s/>./7_Book/00EE/06/E051-28.p </text:p>
          </table:table-cell>
          <table:table-cell table:style-name="ce2" office:value-type="string" calcext:value-type="string">
            <text:p><text:s/>./7_Book/00EE/06/E051-28.proof </text:p>
          </table:table-cell>
          <table:table-cell table:style-name="ce2" office:value-type="string" calcext:value-type="string">
            <text:p><text:s/>0.036</text:p>
          </table:table-cell>
        </table:table-row>
        <table:table-row table:style-name="ro1">
          <table:table-cell table:style-name="ce2" office:value-type="string" calcext:value-type="string">
            <text:p>./7_Book/00EE/06/E051-29.gex </text:p>
          </table:table-cell>
          <table:table-cell table:style-name="ce2" office:value-type="string" calcext:value-type="string">
            <text:p><text:s/>./7_Book/00EE/06/E051-29.p </text:p>
          </table:table-cell>
          <table:table-cell table:style-name="ce2" office:value-type="string" calcext:value-type="string">
            <text:p><text:s/>./7_Book/00EE/06/E051-29.proof </text:p>
          </table:table-cell>
          <table:table-cell table:style-name="ce2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7_Book/00EE/06/E051-30.gex </text:p>
          </table:table-cell>
          <table:table-cell table:style-name="ce2" office:value-type="string" calcext:value-type="string">
            <text:p><text:s/>./7_Book/00EE/06/E051-30.p </text:p>
          </table:table-cell>
          <table:table-cell table:style-name="ce2" office:value-type="string" calcext:value-type="string">
            <text:p><text:s/>./7_Book/00EE/06/E051-30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6/E051-31.gex </text:p>
          </table:table-cell>
          <table:table-cell table:style-name="ce2" office:value-type="string" calcext:value-type="string">
            <text:p><text:s/>./7_Book/00EE/06/E051-31.p </text:p>
          </table:table-cell>
          <table:table-cell table:style-name="ce2" office:value-type="string" calcext:value-type="string">
            <text:p><text:s/>./7_Book/00EE/06/E051-31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7_Book/00EE/06/E051-32.gex </text:p>
          </table:table-cell>
          <table:table-cell table:style-name="ce2" office:value-type="string" calcext:value-type="string">
            <text:p><text:s/>./7_Book/00EE/06/E051-32.p </text:p>
          </table:table-cell>
          <table:table-cell table:style-name="ce2" office:value-type="string" calcext:value-type="string">
            <text:p><text:s/>./7_Book/00EE/06/E051-32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7_Book/00EE/06/E056-33.gex </text:p>
          </table:table-cell>
          <table:table-cell table:style-name="ce2" office:value-type="string" calcext:value-type="string">
            <text:p><text:s/>./7_Book/00EE/06/E056-33.p </text:p>
          </table:table-cell>
          <table:table-cell table:style-name="ce2" office:value-type="string" calcext:value-type="string">
            <text:p><text:s/>./7_Book/00EE/06/E056-33.proof </text:p>
          </table:table-cell>
          <table:table-cell table:style-name="ce2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06/E057-37.gex </text:p>
          </table:table-cell>
          <table:table-cell table:style-name="ce2" office:value-type="string" calcext:value-type="string">
            <text:p><text:s/>./7_Book/00EE/06/E057-37.p </text:p>
          </table:table-cell>
          <table:table-cell table:style-name="ce2" office:value-type="string" calcext:value-type="string">
            <text:p><text:s/>./7_Book/00EE/06/E057-37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7_Book/00EE/06/E057-38.gex </text:p>
          </table:table-cell>
          <table:table-cell table:style-name="ce2" office:value-type="string" calcext:value-type="string">
            <text:p><text:s/>./7_Book/00EE/06/E057-38.p </text:p>
          </table:table-cell>
          <table:table-cell table:style-name="ce2" office:value-type="string" calcext:value-type="string">
            <text:p><text:s/>./7_Book/00EE/06/E057-38.proof </text:p>
          </table:table-cell>
          <table:table-cell table:style-name="ce2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7_Book/00EE/06/E057-40.gex </text:p>
          </table:table-cell>
          <table:table-cell table:style-name="ce2" office:value-type="string" calcext:value-type="string">
            <text:p><text:s/>./7_Book/00EE/06/E057-40.p </text:p>
          </table:table-cell>
          <table:table-cell table:style-name="ce2" office:value-type="string" calcext:value-type="string">
            <text:p><text:s/>./7_Book/00EE/06/E057-40.proof </text:p>
          </table:table-cell>
          <table:table-cell table:style-name="ce2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7_Book/00EE/07/E057-41.gex </text:p>
          </table:table-cell>
          <table:table-cell table:style-name="ce2" office:value-type="string" calcext:value-type="string">
            <text:p><text:s/>./7_Book/00EE/07/E057-41.p </text:p>
          </table:table-cell>
          <table:table-cell table:style-name="ce2" office:value-type="string" calcext:value-type="string">
            <text:p><text:s/>./7_Book/00EE/07/E057-41.proof </text:p>
          </table:table-cell>
          <table:table-cell table:style-name="ce2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7_Book/00EE/07/E057-42.gex </text:p>
          </table:table-cell>
          <table:table-cell table:style-name="ce2" office:value-type="string" calcext:value-type="string">
            <text:p><text:s/>./7_Book/00EE/07/E057-42.p </text:p>
          </table:table-cell>
          <table:table-cell table:style-name="ce2" office:value-type="string" calcext:value-type="string">
            <text:p><text:s/>./7_Book/00EE/07/E057-42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7/E057-44.gex </text:p>
          </table:table-cell>
          <table:table-cell table:style-name="ce2" office:value-type="string" calcext:value-type="string">
            <text:p><text:s/>./7_Book/00EE/07/E057-44.p </text:p>
          </table:table-cell>
          <table:table-cell table:style-name="ce2" office:value-type="string" calcext:value-type="string">
            <text:p><text:s/>./7_Book/00EE/07/E057-44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7/E057-45.gex </text:p>
          </table:table-cell>
          <table:table-cell table:style-name="ce2" office:value-type="string" calcext:value-type="string">
            <text:p><text:s/>./7_Book/00EE/07/E057-45.p </text:p>
          </table:table-cell>
          <table:table-cell table:style-name="ce2" office:value-type="string" calcext:value-type="string">
            <text:p><text:s/>./7_Book/00EE/07/E057-45.proof </text:p>
          </table:table-cell>
          <table:table-cell table:style-name="ce2" office:value-type="string" calcext:value-type="string">
            <text:p><text:s/>0.049</text:p>
          </table:table-cell>
        </table:table-row>
        <table:table-row table:style-name="ro1">
          <table:table-cell table:style-name="ce2" office:value-type="string" calcext:value-type="string">
            <text:p>./7_Book/00EE/07/E057-46.gex </text:p>
          </table:table-cell>
          <table:table-cell table:style-name="ce2" office:value-type="string" calcext:value-type="string">
            <text:p><text:s/>./7_Book/00EE/07/E057-46.p </text:p>
          </table:table-cell>
          <table:table-cell table:style-name="ce2" office:value-type="string" calcext:value-type="string">
            <text:p><text:s/>./7_Book/00EE/07/E057-46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7/E059-47.gex </text:p>
          </table:table-cell>
          <table:table-cell table:style-name="ce2" office:value-type="string" calcext:value-type="string">
            <text:p><text:s/>./7_Book/00EE/07/E059-47.p </text:p>
          </table:table-cell>
          <table:table-cell table:style-name="ce2" office:value-type="string" calcext:value-type="string">
            <text:p><text:s/>./7_Book/00EE/07/E059-47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7/E059-4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00EE/07/E059-4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00EE/07/E059-50.gex </text:p>
          </table:table-cell>
          <table:table-cell table:style-name="ce2" office:value-type="string" calcext:value-type="string">
            <text:p><text:s/>./7_Book/00EE/07/E059-50.p </text:p>
          </table:table-cell>
          <table:table-cell table:style-name="ce2" office:value-type="string" calcext:value-type="string">
            <text:p><text:s/>./7_Book/00EE/07/E059-50.proof </text:p>
          </table:table-cell>
          <table:table-cell table:style-name="ce2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7_Book/00EE/07/E059-5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00EE/07/E059-52.gex </text:p>
          </table:table-cell>
          <table:table-cell table:style-name="ce2" office:value-type="string" calcext:value-type="string">
            <text:p><text:s/>./7_Book/00EE/07/E059-52.p </text:p>
          </table:table-cell>
          <table:table-cell table:style-name="ce2" office:value-type="string" calcext:value-type="string">
            <text:p><text:s/>./7_Book/00EE/07/E059-52.proof </text:p>
          </table:table-cell>
          <table:table-cell table:style-name="ce2" office:value-type="string" calcext:value-type="string">
            <text:p><text:s/>0.04</text:p>
          </table:table-cell>
        </table:table-row>
        <table:table-row table:style-name="ro1">
          <table:table-cell table:style-name="ce2" office:value-type="string" calcext:value-type="string">
            <text:p>./7_Book/00EE/07/E059-53.gex </text:p>
          </table:table-cell>
          <table:table-cell table:style-name="ce2" office:value-type="string" calcext:value-type="string">
            <text:p><text:s/>./7_Book/00EE/07/E059-53.p </text:p>
          </table:table-cell>
          <table:table-cell table:style-name="ce2" office:value-type="string" calcext:value-type="string">
            <text:p><text:s/>./7_Book/00EE/07/E059-53.proof </text:p>
          </table:table-cell>
          <table:table-cell table:style-name="ce2" office:value-type="string" calcext:value-type="string">
            <text:p><text:s/>0.036</text:p>
          </table:table-cell>
        </table:table-row>
        <table:table-row table:style-name="ro1">
          <table:table-cell table:style-name="ce2" office:value-type="string" calcext:value-type="string">
            <text:p>./7_Book/00EE/07/E059-54-1.gex </text:p>
          </table:table-cell>
          <table:table-cell table:style-name="ce2" office:value-type="string" calcext:value-type="string">
            <text:p><text:s/>./7_Book/00EE/07/E059-54-1.p </text:p>
          </table:table-cell>
          <table:table-cell table:style-name="ce2" office:value-type="string" calcext:value-type="string">
            <text:p><text:s/>./7_Book/00EE/07/E059-54-1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07/E059-54.gex </text:p>
          </table:table-cell>
          <table:table-cell table:style-name="ce2" office:value-type="string" calcext:value-type="string">
            <text:p><text:s/>./7_Book/00EE/07/E059-54.p </text:p>
          </table:table-cell>
          <table:table-cell table:style-name="ce2" office:value-type="string" calcext:value-type="string">
            <text:p><text:s/>./7_Book/00EE/07/E059-54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8/E059-55.gex </text:p>
          </table:table-cell>
          <table:table-cell table:style-name="ce2" office:value-type="string" calcext:value-type="string">
            <text:p><text:s/>./7_Book/00EE/08/E059-55.p </text:p>
          </table:table-cell>
          <table:table-cell table:style-name="ce2" office:value-type="string" calcext:value-type="string">
            <text:p><text:s/>./7_Book/00EE/08/E059-55.proof </text:p>
          </table:table-cell>
          <table:table-cell table:style-name="ce2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7_Book/00EE/08/E059-56.gex </text:p>
          </table:table-cell>
          <table:table-cell table:style-name="ce2" office:value-type="string" calcext:value-type="string">
            <text:p><text:s/>./7_Book/00EE/08/E059-56.p </text:p>
          </table:table-cell>
          <table:table-cell table:style-name="ce2" office:value-type="string" calcext:value-type="string">
            <text:p><text:s/>./7_Book/00EE/08/E059-56.proof </text:p>
          </table:table-cell>
          <table:table-cell table:style-name="ce2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7_Book/00EE/08/E059-57.gex </text:p>
          </table:table-cell>
          <table:table-cell table:style-name="ce2" office:value-type="string" calcext:value-type="string">
            <text:p><text:s/>./7_Book/00EE/08/E059-57.p </text:p>
          </table:table-cell>
          <table:table-cell table:style-name="ce2" office:value-type="string" calcext:value-type="string">
            <text:p><text:s/>./7_Book/00EE/08/E059-57.proof </text:p>
          </table:table-cell>
          <table:table-cell table:style-name="ce2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08/E059-58.gex </text:p>
          </table:table-cell>
          <table:table-cell table:style-name="ce2" office:value-type="string" calcext:value-type="string">
            <text:p><text:s/>./7_Book/00EE/08/E059-58.p </text:p>
          </table:table-cell>
          <table:table-cell table:style-name="ce2" office:value-type="string" calcext:value-type="string">
            <text:p><text:s/>./7_Book/00EE/08/E059-58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08/E059-59.gex </text:p>
          </table:table-cell>
          <table:table-cell table:style-name="ce2" office:value-type="string" calcext:value-type="string">
            <text:p><text:s/>./7_Book/00EE/08/E059-59.p </text:p>
          </table:table-cell>
          <table:table-cell table:style-name="ce2" office:value-type="string" calcext:value-type="string">
            <text:p><text:s/>./7_Book/00EE/08/E059-59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7_Book/00EE/08/E061-60.gex </text:p>
          </table:table-cell>
          <table:table-cell table:style-name="ce2" office:value-type="string" calcext:value-type="string">
            <text:p><text:s/>./7_Book/00EE/08/E061-60.p </text:p>
          </table:table-cell>
          <table:table-cell table:style-name="ce2" office:value-type="string" calcext:value-type="string">
            <text:p><text:s/>./7_Book/00EE/08/E061-60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8/E061-61.gex </text:p>
          </table:table-cell>
          <table:table-cell table:style-name="ce2" office:value-type="string" calcext:value-type="string">
            <text:p><text:s/>./7_Book/00EE/08/E061-61.p </text:p>
          </table:table-cell>
          <table:table-cell table:style-name="ce2" office:value-type="string" calcext:value-type="string">
            <text:p><text:s/>./7_Book/00EE/08/E061-61.proof </text:p>
          </table:table-cell>
          <table:table-cell table:style-name="ce2" office:value-type="string" calcext:value-type="string">
            <text:p><text:s/>0.036</text:p>
          </table:table-cell>
        </table:table-row>
        <table:table-row table:style-name="ro1">
          <table:table-cell table:style-name="ce2" office:value-type="string" calcext:value-type="string">
            <text:p>./7_Book/00EE/08/E061-62.gex </text:p>
          </table:table-cell>
          <table:table-cell table:style-name="ce2" office:value-type="string" calcext:value-type="string">
            <text:p><text:s/>./7_Book/00EE/08/E061-62.p </text:p>
          </table:table-cell>
          <table:table-cell table:style-name="ce2" office:value-type="string" calcext:value-type="string">
            <text:p><text:s/>./7_Book/00EE/08/E061-62.proof </text:p>
          </table:table-cell>
          <table:table-cell table:style-name="ce2" office:value-type="string" calcext:value-type="string">
            <text:p><text:s/>0.034</text:p>
          </table:table-cell>
        </table:table-row>
        <table:table-row table:style-name="ro1">
          <table:table-cell table:style-name="ce2" office:value-type="string" calcext:value-type="string">
            <text:p>./7_Book/00EE/08/E061-63f.gex </text:p>
          </table:table-cell>
          <table:table-cell table:style-name="ce2" office:value-type="string" calcext:value-type="string">
            <text:p><text:s/>./7_Book/00EE/08/E061-63f.p </text:p>
          </table:table-cell>
          <table:table-cell table:style-name="ce2" office:value-type="string" calcext:value-type="string">
            <text:p><text:s/>./7_Book/00EE/08/E061-63f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8/E061-63.gex </text:p>
          </table:table-cell>
          <table:table-cell table:style-name="ce2" office:value-type="string" calcext:value-type="string">
            <text:p><text:s/>./7_Book/00EE/08/E061-63.p </text:p>
          </table:table-cell>
          <table:table-cell table:style-name="ce2" office:value-type="string" calcext:value-type="string">
            <text:p><text:s/>./7_Book/00EE/08/E061-63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8/E061-65f.gex </text:p>
          </table:table-cell>
          <table:table-cell table:style-name="ce2" office:value-type="string" calcext:value-type="string">
            <text:p><text:s/>./7_Book/00EE/08/E061-65f.p </text:p>
          </table:table-cell>
          <table:table-cell table:style-name="ce2" office:value-type="string" calcext:value-type="string">
            <text:p><text:s/>./7_Book/00EE/08/E061-65f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00EE/08/E061-65.gex </text:p>
          </table:table-cell>
          <table:table-cell table:style-name="ce2" office:value-type="string" calcext:value-type="string">
            <text:p><text:s/>./7_Book/00EE/08/E061-65.p </text:p>
          </table:table-cell>
          <table:table-cell table:style-name="ce2" office:value-type="string" calcext:value-type="string">
            <text:p><text:s/>./7_Book/00EE/08/E061-65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00EE/08/E061-66f.gex </text:p>
          </table:table-cell>
          <table:table-cell table:style-name="ce2" office:value-type="string" calcext:value-type="string">
            <text:p><text:s/>./7_Book/00EE/08/E061-66f.p </text:p>
          </table:table-cell>
          <table:table-cell table:style-name="ce2" office:value-type="string" calcext:value-type="string">
            <text:p><text:s/>./7_Book/00EE/08/E061-66f.proof </text:p>
          </table:table-cell>
          <table:table-cell table:style-name="ce2" office:value-type="string" calcext:value-type="string">
            <text:p><text:s/>0.039</text:p>
          </table:table-cell>
        </table:table-row>
        <table:table-row table:style-name="ro1">
          <table:table-cell table:style-name="ce2" office:value-type="string" calcext:value-type="string">
            <text:p>./7_Book/00EE/08/E061-66.gex </text:p>
          </table:table-cell>
          <table:table-cell table:style-name="ce2" office:value-type="string" calcext:value-type="string">
            <text:p><text:s/>./7_Book/00EE/08/E061-66.p </text:p>
          </table:table-cell>
          <table:table-cell table:style-name="ce2" office:value-type="string" calcext:value-type="string">
            <text:p><text:s/>./7_Book/00EE/08/E061-66.proof </text:p>
          </table:table-cell>
          <table:table-cell table:style-name="ce2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7_Book/00EE/08/E061-67.gex </text:p>
          </table:table-cell>
          <table:table-cell table:style-name="ce2" office:value-type="string" calcext:value-type="string">
            <text:p><text:s/>./7_Book/00EE/08/E061-67.p </text:p>
          </table:table-cell>
          <table:table-cell table:style-name="ce2" office:value-type="string" calcext:value-type="string">
            <text:p><text:s/>./7_Book/00EE/08/E061-67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08/E064-01.gex </text:p>
          </table:table-cell>
          <table:table-cell table:style-name="ce2" office:value-type="string" calcext:value-type="string">
            <text:p><text:s/>./7_Book/00EE/08/E064-01.p </text:p>
          </table:table-cell>
          <table:table-cell table:style-name="ce2" office:value-type="string" calcext:value-type="string">
            <text:p><text:s/>./7_Book/00EE/08/E064-01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00EE/08/E065-02.gex </text:p>
          </table:table-cell>
          <table:table-cell table:style-name="ce2" office:value-type="string" calcext:value-type="string">
            <text:p><text:s/>./7_Book/00EE/08/E065-02.p </text:p>
          </table:table-cell>
          <table:table-cell table:style-name="ce2" office:value-type="string" calcext:value-type="string">
            <text:p><text:s/>./7_Book/00EE/08/E065-02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7_Book/00EE/09/E066-03.gex </text:p>
          </table:table-cell>
          <table:table-cell table:style-name="ce2" office:value-type="string" calcext:value-type="string">
            <text:p><text:s/>./7_Book/00EE/09/E066-03.p </text:p>
          </table:table-cell>
          <table:table-cell table:style-name="ce2" office:value-type="string" calcext:value-type="string">
            <text:p><text:s/>./7_Book/00EE/09/E066-03.proof </text:p>
          </table:table-cell>
          <table:table-cell table:style-name="ce2" office:value-type="string" calcext:value-type="string">
            <text:p><text:s/>0.05</text:p>
          </table:table-cell>
        </table:table-row>
        <table:table-row table:style-name="ro1">
          <table:table-cell table:style-name="ce2" office:value-type="string" calcext:value-type="string">
            <text:p>./7_Book/00EE/09/E066-04f.gex </text:p>
          </table:table-cell>
          <table:table-cell table:style-name="ce2" office:value-type="string" calcext:value-type="string">
            <text:p><text:s/>./7_Book/00EE/09/E066-04f.p </text:p>
          </table:table-cell>
          <table:table-cell table:style-name="ce2" office:value-type="string" calcext:value-type="string">
            <text:p><text:s/>./7_Book/00EE/09/E066-04f.proof </text:p>
          </table:table-cell>
          <table:table-cell table:style-name="ce2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7_Book/00EE/09/E066-04.gex </text:p>
          </table:table-cell>
          <table:table-cell table:style-name="ce2" office:value-type="string" calcext:value-type="string">
            <text:p><text:s/>./7_Book/00EE/09/E066-04.p </text:p>
          </table:table-cell>
          <table:table-cell table:style-name="ce2" office:value-type="string" calcext:value-type="string">
            <text:p><text:s/>./7_Book/00EE/09/E066-04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7_Book/00EE/09/E067-6.gex </text:p>
          </table:table-cell>
          <table:table-cell table:style-name="ce2" office:value-type="string" calcext:value-type="string">
            <text:p><text:s/>./7_Book/00EE/09/E067-6.p </text:p>
          </table:table-cell>
          <table:table-cell table:style-name="ce2" office:value-type="string" calcext:value-type="string">
            <text:p><text:s/>./7_Book/00EE/09/E067-6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7_Book/00EE/09/E068-7.gex </text:p>
          </table:table-cell>
          <table:table-cell table:style-name="ce2" office:value-type="string" calcext:value-type="string">
            <text:p><text:s/>./7_Book/00EE/09/E068-7.p </text:p>
          </table:table-cell>
          <table:table-cell table:style-name="ce2" office:value-type="string" calcext:value-type="string">
            <text:p><text:s/>./7_Book/00EE/09/E068-7.proof </text:p>
          </table:table-cell>
          <table:table-cell table:style-name="ce2" office:value-type="string" calcext:value-type="string">
            <text:p><text:s/>0.048</text:p>
          </table:table-cell>
        </table:table-row>
        <table:table-row table:style-name="ro1">
          <table:table-cell table:style-name="ce2" office:value-type="string" calcext:value-type="string">
            <text:p>./7_Book/00EE/09/E069-8.gex </text:p>
          </table:table-cell>
          <table:table-cell table:style-name="ce2" office:value-type="string" calcext:value-type="string">
            <text:p><text:s/>./7_Book/00EE/09/E069-8.p </text:p>
          </table:table-cell>
          <table:table-cell table:style-name="ce2" office:value-type="string" calcext:value-type="string">
            <text:p><text:s/>./7_Book/00EE/09/E069-8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00EE/09/E070-9-1.gex </text:p>
          </table:table-cell>
          <table:table-cell table:style-name="ce2" office:value-type="string" calcext:value-type="string">
            <text:p><text:s/>./7_Book/00EE/09/E070-9-1.p </text:p>
          </table:table-cell>
          <table:table-cell table:style-name="ce2" office:value-type="string" calcext:value-type="string">
            <text:p><text:s/>./7_Book/00EE/09/E070-9-1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7_Book/00EE/09/E070-9.gex </text:p>
          </table:table-cell>
          <table:table-cell table:style-name="ce2" office:value-type="string" calcext:value-type="string">
            <text:p><text:s/>./7_Book/00EE/09/E070-9.p </text:p>
          </table:table-cell>
          <table:table-cell table:style-name="ce2" office:value-type="string" calcext:value-type="string">
            <text:p><text:s/>./7_Book/00EE/09/E070-9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7_Book/00EE/09/E071-1.gex </text:p>
          </table:table-cell>
          <table:table-cell table:style-name="ce2" office:value-type="string" calcext:value-type="string">
            <text:p><text:s/>./7_Book/00EE/09/E071-1.p </text:p>
          </table:table-cell>
          <table:table-cell table:style-name="ce2" office:value-type="string" calcext:value-type="string">
            <text:p><text:s/>./7_Book/00EE/09/E071-1.proof </text:p>
          </table:table-cell>
          <table:table-cell table:style-name="ce2" office:value-type="string" calcext:value-type="string">
            <text:p><text:s/>0.048</text:p>
          </table:table-cell>
        </table:table-row>
        <table:table-row table:style-name="ro1">
          <table:table-cell table:style-name="ce2" office:value-type="string" calcext:value-type="string">
            <text:p>./7_Book/00EE/09/E071-2.gex </text:p>
          </table:table-cell>
          <table:table-cell table:style-name="ce2" office:value-type="string" calcext:value-type="string">
            <text:p><text:s/>./7_Book/00EE/09/E071-2.p </text:p>
          </table:table-cell>
          <table:table-cell table:style-name="ce2" office:value-type="string" calcext:value-type="string">
            <text:p><text:s/>./7_Book/00EE/09/E071-2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7_Book/00EE/09/E071-3.gex </text:p>
          </table:table-cell>
          <table:table-cell table:style-name="ce2" office:value-type="string" calcext:value-type="string">
            <text:p><text:s/>./7_Book/00EE/09/E071-3.p </text:p>
          </table:table-cell>
          <table:table-cell table:style-name="ce2" office:value-type="string" calcext:value-type="string">
            <text:p><text:s/>./7_Book/00EE/09/E071-3.proof </text:p>
          </table:table-cell>
          <table:table-cell table:style-name="ce2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7_Book/00EE/09/E071-4.gex </text:p>
          </table:table-cell>
          <table:table-cell table:style-name="ce2" office:value-type="string" calcext:value-type="string">
            <text:p><text:s/>./7_Book/00EE/09/E071-4.p </text:p>
          </table:table-cell>
          <table:table-cell table:style-name="ce2" office:value-type="string" calcext:value-type="string">
            <text:p><text:s/>./7_Book/00EE/09/E071-4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7_Book/00EE/09/E071-5.gex </text:p>
          </table:table-cell>
          <table:table-cell table:style-name="ce2" office:value-type="string" calcext:value-type="string">
            <text:p><text:s/>./7_Book/00EE/09/E071-5.p </text:p>
          </table:table-cell>
          <table:table-cell table:style-name="ce2" office:value-type="string" calcext:value-type="string">
            <text:p><text:s/>./7_Book/00EE/09/E071-5.proof </text:p>
          </table:table-cell>
          <table:table-cell table:style-name="ce2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7_Book/00EE/09/E071-6.gex </text:p>
          </table:table-cell>
          <table:table-cell table:style-name="ce2" office:value-type="string" calcext:value-type="string">
            <text:p><text:s/>./7_Book/00EE/09/E071-6.p </text:p>
          </table:table-cell>
          <table:table-cell table:style-name="ce2" office:value-type="string" calcext:value-type="string">
            <text:p><text:s/>./7_Book/00EE/09/E071-6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7_Book/00EE/09/E072-7.gex </text:p>
          </table:table-cell>
          <table:table-cell table:style-name="ce2" office:value-type="string" calcext:value-type="string">
            <text:p><text:s/>./7_Book/00EE/09/E072-7.p </text:p>
          </table:table-cell>
          <table:table-cell table:style-name="ce2" office:value-type="string" calcext:value-type="string">
            <text:p><text:s/>./7_Book/00EE/09/E072-7.proof </text:p>
          </table:table-cell>
          <table:table-cell table:style-name="ce2" office:value-type="string" calcext:value-type="string">
            <text:p><text:s/>0.05</text:p>
          </table:table-cell>
        </table:table-row>
        <table:table-row table:style-name="ro1">
          <table:table-cell table:style-name="ce2" office:value-type="string" calcext:value-type="string">
            <text:p>./7_Book/00EE/10/E072-10.gex </text:p>
          </table:table-cell>
          <table:table-cell table:style-name="ce2" office:value-type="string" calcext:value-type="string">
            <text:p><text:s/>./7_Book/00EE/10/E072-10.p </text:p>
          </table:table-cell>
          <table:table-cell table:style-name="ce2" office:value-type="string" calcext:value-type="string">
            <text:p><text:s/>./7_Book/00EE/10/E072-10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7_Book/00EE/10/E072-11f.gex </text:p>
          </table:table-cell>
          <table:table-cell table:style-name="ce2" office:value-type="string" calcext:value-type="string">
            <text:p><text:s/>./7_Book/00EE/10/E072-11f.p </text:p>
          </table:table-cell>
          <table:table-cell table:style-name="ce2" office:value-type="string" calcext:value-type="string">
            <text:p><text:s/>./7_Book/00EE/10/E072-11f.proof </text:p>
          </table:table-cell>
          <table:table-cell table:style-name="ce2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7_Book/00EE/10/E072-11.gex </text:p>
          </table:table-cell>
          <table:table-cell table:style-name="ce2" office:value-type="string" calcext:value-type="string">
            <text:p><text:s/>./7_Book/00EE/10/E072-11.p </text:p>
          </table:table-cell>
          <table:table-cell table:style-name="ce2" office:value-type="string" calcext:value-type="string">
            <text:p><text:s/>./7_Book/00EE/10/E072-11.proof </text:p>
          </table:table-cell>
          <table:table-cell table:style-name="ce2" office:value-type="string" calcext:value-type="string">
            <text:p><text:s/>0.042</text:p>
          </table:table-cell>
        </table:table-row>
        <table:table-row table:style-name="ro1">
          <table:table-cell table:style-name="ce2" office:value-type="string" calcext:value-type="string">
            <text:p>./7_Book/00EE/10/E072-12.gex </text:p>
          </table:table-cell>
          <table:table-cell table:style-name="ce2" office:value-type="string" calcext:value-type="string">
            <text:p><text:s/>./7_Book/00EE/10/E072-12.p </text:p>
          </table:table-cell>
          <table:table-cell table:style-name="ce2" office:value-type="string" calcext:value-type="string">
            <text:p><text:s/>./7_Book/00EE/10/E072-12.proof </text:p>
          </table:table-cell>
          <table:table-cell table:style-name="ce2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7_Book/00EE/10/E072-13.gex </text:p>
          </table:table-cell>
          <table:table-cell table:style-name="ce2" office:value-type="string" calcext:value-type="string">
            <text:p><text:s/>./7_Book/00EE/10/E072-13.p </text:p>
          </table:table-cell>
          <table:table-cell table:style-name="ce2" office:value-type="string" calcext:value-type="string">
            <text:p><text:s/>./7_Book/00EE/10/E072-13.proof </text:p>
          </table:table-cell>
          <table:table-cell table:style-name="ce2" office:value-type="string" calcext:value-type="string">
            <text:p><text:s/>0.051</text:p>
          </table:table-cell>
        </table:table-row>
        <table:table-row table:style-name="ro1">
          <table:table-cell table:style-name="ce2" office:value-type="string" calcext:value-type="string">
            <text:p>./7_Book/00EE/10/E072-15.gex </text:p>
          </table:table-cell>
          <table:table-cell table:style-name="ce2" office:value-type="string" calcext:value-type="string">
            <text:p><text:s/>./7_Book/00EE/10/E072-15.p </text:p>
          </table:table-cell>
          <table:table-cell table:style-name="ce2" office:value-type="string" calcext:value-type="string">
            <text:p><text:s/>./7_Book/00EE/10/E072-15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7_Book/00EE/10/E072-16.gex </text:p>
          </table:table-cell>
          <table:table-cell table:style-name="ce2" office:value-type="string" calcext:value-type="string">
            <text:p><text:s/>./7_Book/00EE/10/E072-16.p </text:p>
          </table:table-cell>
          <table:table-cell table:style-name="ce2" office:value-type="string" calcext:value-type="string">
            <text:p><text:s/>./7_Book/00EE/10/E072-16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7_Book/00EE/10/E072-8.gex </text:p>
          </table:table-cell>
          <table:table-cell table:style-name="ce2" office:value-type="string" calcext:value-type="string">
            <text:p><text:s/>./7_Book/00EE/10/E072-8.p </text:p>
          </table:table-cell>
          <table:table-cell table:style-name="ce2" office:value-type="string" calcext:value-type="string">
            <text:p><text:s/>./7_Book/00EE/10/E072-8.proof </text:p>
          </table:table-cell>
          <table:table-cell table:style-name="ce2" office:value-type="string" calcext:value-type="string">
            <text:p><text:s/>0.05</text:p>
          </table:table-cell>
        </table:table-row>
        <table:table-row table:style-name="ro1">
          <table:table-cell table:style-name="ce2" office:value-type="string" calcext:value-type="string">
            <text:p>./7_Book/00EE/10/E073-17.gex </text:p>
          </table:table-cell>
          <table:table-cell table:style-name="ce2" office:value-type="string" calcext:value-type="string">
            <text:p><text:s/>./7_Book/00EE/10/E073-17.p </text:p>
          </table:table-cell>
          <table:table-cell table:style-name="ce2" office:value-type="string" calcext:value-type="string">
            <text:p><text:s/>./7_Book/00EE/10/E073-17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10/E073-18.gex </text:p>
          </table:table-cell>
          <table:table-cell table:style-name="ce2" office:value-type="string" calcext:value-type="string">
            <text:p><text:s/>./7_Book/00EE/10/E073-18.p </text:p>
          </table:table-cell>
          <table:table-cell table:style-name="ce2" office:value-type="string" calcext:value-type="string">
            <text:p><text:s/>./7_Book/00EE/10/E073-18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00EE/10/E074-20.gex </text:p>
          </table:table-cell>
          <table:table-cell table:style-name="ce2" office:value-type="string" calcext:value-type="string">
            <text:p><text:s/>./7_Book/00EE/10/E074-20.p </text:p>
          </table:table-cell>
          <table:table-cell table:style-name="ce2" office:value-type="string" calcext:value-type="string">
            <text:p><text:s/>./7_Book/00EE/10/E074-20.proof </text:p>
          </table:table-cell>
          <table:table-cell table:style-name="ce2" office:value-type="string" calcext:value-type="string">
            <text:p><text:s/>0.051</text:p>
          </table:table-cell>
        </table:table-row>
        <table:table-row table:style-name="ro1">
          <table:table-cell table:style-name="ce2" office:value-type="string" calcext:value-type="string">
            <text:p>./7_Book/00EE/10/E074-21.gex </text:p>
          </table:table-cell>
          <table:table-cell table:style-name="ce2" office:value-type="string" calcext:value-type="string">
            <text:p><text:s/>./7_Book/00EE/10/E074-21.p </text:p>
          </table:table-cell>
          <table:table-cell table:style-name="ce2" office:value-type="string" calcext:value-type="string">
            <text:p><text:s/>./7_Book/00EE/10/E074-21.proof </text:p>
          </table:table-cell>
          <table:table-cell table:style-name="ce2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7_Book/00EE/10/E074-22.gex </text:p>
          </table:table-cell>
          <table:table-cell table:style-name="ce2" office:value-type="string" calcext:value-type="string">
            <text:p><text:s/>./7_Book/00EE/10/E074-22.p </text:p>
          </table:table-cell>
          <table:table-cell table:style-name="ce2" office:value-type="string" calcext:value-type="string">
            <text:p><text:s/>./7_Book/00EE/10/E074-22.proof </text:p>
          </table:table-cell>
          <table:table-cell table:style-name="ce2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7_Book/00EE/10/E074-23.gex </text:p>
          </table:table-cell>
          <table:table-cell table:style-name="ce2" office:value-type="string" calcext:value-type="string">
            <text:p><text:s/>./7_Book/00EE/10/E074-23.p </text:p>
          </table:table-cell>
          <table:table-cell table:style-name="ce2" office:value-type="string" calcext:value-type="string">
            <text:p><text:s/>./7_Book/00EE/10/E074-23.proof </text:p>
          </table:table-cell>
          <table:table-cell table:style-name="ce2" office:value-type="string" calcext:value-type="string">
            <text:p><text:s/>0.047</text:p>
          </table:table-cell>
        </table:table-row>
        <table:table-row table:style-name="ro1">
          <table:table-cell table:style-name="ce2" office:value-type="string" calcext:value-type="string">
            <text:p>./7_Book/00EE/10/E074-24.gex </text:p>
          </table:table-cell>
          <table:table-cell table:style-name="ce2" office:value-type="string" calcext:value-type="string">
            <text:p><text:s/>./7_Book/00EE/10/E074-24.p </text:p>
          </table:table-cell>
          <table:table-cell table:style-name="ce2" office:value-type="string" calcext:value-type="string">
            <text:p><text:s/>./7_Book/00EE/10/E074-24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11/E075-25.gex </text:p>
          </table:table-cell>
          <table:table-cell table:style-name="ce2" office:value-type="string" calcext:value-type="string">
            <text:p><text:s/>./7_Book/00EE/11/E075-25.p </text:p>
          </table:table-cell>
          <table:table-cell table:style-name="ce2" office:value-type="string" calcext:value-type="string">
            <text:p><text:s/>./7_Book/00EE/11/E075-25.proof </text:p>
          </table:table-cell>
          <table:table-cell table:style-name="ce2" office:value-type="string" calcext:value-type="string">
            <text:p><text:s/>0.041</text:p>
          </table:table-cell>
        </table:table-row>
        <table:table-row table:style-name="ro1">
          <table:table-cell table:style-name="ce2" office:value-type="string" calcext:value-type="string">
            <text:p>./7_Book/00EE/11/E075-26.gex </text:p>
          </table:table-cell>
          <table:table-cell table:style-name="ce2" office:value-type="string" calcext:value-type="string">
            <text:p><text:s/>./7_Book/00EE/11/E075-26.p </text:p>
          </table:table-cell>
          <table:table-cell table:style-name="ce2" office:value-type="string" calcext:value-type="string">
            <text:p><text:s/>./7_Book/00EE/11/E075-26.proof </text:p>
          </table:table-cell>
          <table:table-cell table:style-name="ce2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7_Book/00EE/11/E075-27f.gex </text:p>
          </table:table-cell>
          <table:table-cell table:style-name="ce2" office:value-type="string" calcext:value-type="string">
            <text:p><text:s/>./7_Book/00EE/11/E075-27f.p </text:p>
          </table:table-cell>
          <table:table-cell table:style-name="ce2" office:value-type="string" calcext:value-type="string">
            <text:p><text:s/>./7_Book/00EE/11/E075-27f.proof </text:p>
          </table:table-cell>
          <table:table-cell table:style-name="ce2" office:value-type="string" calcext:value-type="string">
            <text:p><text:s/>0.052</text:p>
          </table:table-cell>
        </table:table-row>
        <table:table-row table:style-name="ro1">
          <table:table-cell table:style-name="ce2" office:value-type="string" calcext:value-type="string">
            <text:p>./7_Book/00EE/11/E075-28-1.gex </text:p>
          </table:table-cell>
          <table:table-cell table:style-name="ce2" office:value-type="string" calcext:value-type="string">
            <text:p><text:s/>./7_Book/00EE/11/E075-28-1.p </text:p>
          </table:table-cell>
          <table:table-cell table:style-name="ce2" office:value-type="string" calcext:value-type="string">
            <text:p><text:s/>./7_Book/00EE/11/E075-28-1.proof </text:p>
          </table:table-cell>
          <table:table-cell table:style-name="ce2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7_Book/00EE/11/E075-28.gex </text:p>
          </table:table-cell>
          <table:table-cell table:style-name="ce2" office:value-type="string" calcext:value-type="string">
            <text:p><text:s/>./7_Book/00EE/11/E075-28.p </text:p>
          </table:table-cell>
          <table:table-cell table:style-name="ce2" office:value-type="string" calcext:value-type="string">
            <text:p><text:s/>./7_Book/00EE/11/E075-28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7_Book/00EE/11/E075-29f.gex </text:p>
          </table:table-cell>
          <table:table-cell table:style-name="ce2" office:value-type="string" calcext:value-type="string">
            <text:p><text:s/>./7_Book/00EE/11/E075-29f.p </text:p>
          </table:table-cell>
          <table:table-cell table:style-name="ce2" office:value-type="string" calcext:value-type="string">
            <text:p><text:s/>./7_Book/00EE/11/E075-29f.proof </text:p>
          </table:table-cell>
          <table:table-cell table:style-name="ce2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7_Book/00EE/11/E075-29.gex </text:p>
          </table:table-cell>
          <table:table-cell table:style-name="ce2" office:value-type="string" calcext:value-type="string">
            <text:p><text:s/>./7_Book/00EE/11/E075-29.p </text:p>
          </table:table-cell>
          <table:table-cell table:style-name="ce2" office:value-type="string" calcext:value-type="string">
            <text:p><text:s/>./7_Book/00EE/11/E075-29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7_Book/00EE/11/E076-31f.gex </text:p>
          </table:table-cell>
          <table:table-cell table:style-name="ce2" office:value-type="string" calcext:value-type="string">
            <text:p><text:s/>./7_Book/00EE/11/E076-31f.p </text:p>
          </table:table-cell>
          <table:table-cell table:style-name="ce2" office:value-type="string" calcext:value-type="string">
            <text:p><text:s/>./7_Book/00EE/11/E076-31f.proof </text:p>
          </table:table-cell>
          <table:table-cell table:style-name="ce2" office:value-type="string" calcext:value-type="string">
            <text:p><text:s/>0.065</text:p>
          </table:table-cell>
        </table:table-row>
        <table:table-row table:style-name="ro1">
          <table:table-cell table:style-name="ce2" office:value-type="string" calcext:value-type="string">
            <text:p>./7_Book/00EE/11/E076-31.gex </text:p>
          </table:table-cell>
          <table:table-cell table:style-name="ce2" office:value-type="string" calcext:value-type="string">
            <text:p><text:s/>./7_Book/00EE/11/E076-31.p </text:p>
          </table:table-cell>
          <table:table-cell table:style-name="ce2" office:value-type="string" calcext:value-type="string">
            <text:p><text:s/>./7_Book/00EE/11/E076-31.proof </text:p>
          </table:table-cell>
          <table:table-cell table:style-name="ce2" office:value-type="string" calcext:value-type="string">
            <text:p><text:s/>0.064</text:p>
          </table:table-cell>
        </table:table-row>
        <table:table-row table:style-name="ro1">
          <table:table-cell table:style-name="ce2" office:value-type="string" calcext:value-type="string">
            <text:p>./7_Book/00EE/11/E076-32.gex </text:p>
          </table:table-cell>
          <table:table-cell table:style-name="ce2" office:value-type="string" calcext:value-type="string">
            <text:p><text:s/>./7_Book/00EE/11/E076-32.p </text:p>
          </table:table-cell>
          <table:table-cell table:style-name="ce2" office:value-type="string" calcext:value-type="string">
            <text:p><text:s/>./7_Book/00EE/11/E076-32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7_Book/00EE/11/E076-33.gex </text:p>
          </table:table-cell>
          <table:table-cell table:style-name="ce2" office:value-type="string" calcext:value-type="string">
            <text:p><text:s/>./7_Book/00EE/11/E076-33.p </text:p>
          </table:table-cell>
          <table:table-cell table:style-name="ce2" office:value-type="string" calcext:value-type="string">
            <text:p><text:s/>./7_Book/00EE/11/E076-33.proof </text:p>
          </table:table-cell>
          <table:table-cell table:style-name="ce2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7_Book/00EE/11/E076-34.gex </text:p>
          </table:table-cell>
          <table:table-cell table:style-name="ce2" office:value-type="string" calcext:value-type="string">
            <text:p><text:s/>./7_Book/00EE/11/E076-34.p </text:p>
          </table:table-cell>
          <table:table-cell table:style-name="ce2" office:value-type="string" calcext:value-type="string">
            <text:p><text:s/>./7_Book/00EE/11/E076-34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7_Book/00EE/11/E076-35.gex </text:p>
          </table:table-cell>
          <table:table-cell table:style-name="ce2" office:value-type="string" calcext:value-type="string">
            <text:p><text:s/>./7_Book/00EE/11/E076-35.p </text:p>
          </table:table-cell>
          <table:table-cell table:style-name="ce2" office:value-type="string" calcext:value-type="string">
            <text:p><text:s/>./7_Book/00EE/11/E076-35.proof </text:p>
          </table:table-cell>
          <table:table-cell table:style-name="ce2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7_Book/00EE/11/E077-37.gex </text:p>
          </table:table-cell>
          <table:table-cell table:style-name="ce2" office:value-type="string" calcext:value-type="string">
            <text:p><text:s/>./7_Book/00EE/11/E077-37.p </text:p>
          </table:table-cell>
          <table:table-cell table:style-name="ce2" office:value-type="string" calcext:value-type="string">
            <text:p><text:s/>./7_Book/00EE/11/E077-37.proof </text:p>
          </table:table-cell>
          <table:table-cell table:style-name="ce2" office:value-type="string" calcext:value-type="string">
            <text:p><text:s/>0.049</text:p>
          </table:table-cell>
        </table:table-row>
        <table:table-row table:style-name="ro1">
          <table:table-cell table:style-name="ce2" office:value-type="string" calcext:value-type="string">
            <text:p>./7_Book/00EE/11/E077-38.gex </text:p>
          </table:table-cell>
          <table:table-cell table:style-name="ce2" office:value-type="string" calcext:value-type="string">
            <text:p><text:s/>./7_Book/00EE/11/E077-38.p </text:p>
          </table:table-cell>
          <table:table-cell table:style-name="ce2" office:value-type="string" calcext:value-type="string">
            <text:p><text:s/>./7_Book/00EE/11/E077-38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7_Book/00EE/11/E077-40.gex </text:p>
          </table:table-cell>
          <table:table-cell table:style-name="ce2" office:value-type="string" calcext:value-type="string">
            <text:p><text:s/>./7_Book/00EE/11/E077-40.p </text:p>
          </table:table-cell>
          <table:table-cell table:style-name="ce2" office:value-type="string" calcext:value-type="string">
            <text:p><text:s/>./7_Book/00EE/11/E077-40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7_Book/00EE/11/E078-41.gex </text:p>
          </table:table-cell>
          <table:table-cell table:style-name="ce2" office:value-type="string" calcext:value-type="string">
            <text:p><text:s/>./7_Book/00EE/11/E078-41.p </text:p>
          </table:table-cell>
          <table:table-cell table:style-name="ce2" office:value-type="string" calcext:value-type="string">
            <text:p><text:s/>./7_Book/00EE/11/E078-41.proof </text:p>
          </table:table-cell>
          <table:table-cell table:style-name="ce2" office:value-type="string" calcext:value-type="string">
            <text:p><text:s/>0.053</text:p>
          </table:table-cell>
        </table:table-row>
        <table:table-row table:style-name="ro1">
          <table:table-cell table:style-name="ce2" office:value-type="string" calcext:value-type="string">
            <text:p>./7_Book/00EE/11/E081-2.gex </text:p>
          </table:table-cell>
          <table:table-cell table:style-name="ce2" office:value-type="string" calcext:value-type="string">
            <text:p><text:s/>./7_Book/00EE/11/E081-2.p </text:p>
          </table:table-cell>
          <table:table-cell table:style-name="ce2" office:value-type="string" calcext:value-type="string">
            <text:p><text:s/>./7_Book/00EE/11/E081-2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11/E081-3.gex </text:p>
          </table:table-cell>
          <table:table-cell table:style-name="ce2" office:value-type="string" calcext:value-type="string">
            <text:p><text:s/>./7_Book/00EE/11/E081-3.p </text:p>
          </table:table-cell>
          <table:table-cell table:style-name="ce2" office:value-type="string" calcext:value-type="string">
            <text:p><text:s/>./7_Book/00EE/11/E081-3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00EE/11/E092-5.gex </text:p>
          </table:table-cell>
          <table:table-cell table:style-name="ce2" office:value-type="string" calcext:value-type="string">
            <text:p><text:s/>./7_Book/00EE/11/E092-5.p </text:p>
          </table:table-cell>
          <table:table-cell table:style-name="ce2" office:value-type="string" calcext:value-type="string">
            <text:p><text:s/>./7_Book/00EE/11/E092-5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00EE/11/tp.gex </text:p>
          </table:table-cell>
          <table:table-cell table:style-name="ce2" office:value-type="string" calcext:value-type="string">
            <text:p><text:s/>./7_Book/00EE/11/tp.p </text:p>
          </table:table-cell>
          <table:table-cell table:style-name="ce2" office:value-type="string" calcext:value-type="string">
            <text:p><text:s/>./7_Book/00EE/11/tp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LL/014-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/43-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/C0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/C006f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/L016-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/L023-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/L024-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/L025-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/L041-3.gex </text:p>
          </table:table-cell>
          <table:table-cell table:style-name="ce2" office:value-type="string" calcext:value-type="string">
            <text:p><text:s/>./7_Book/LL/L041-3.p </text:p>
          </table:table-cell>
          <table:table-cell table:style-name="ce2" office:value-type="string" calcext:value-type="string">
            <text:p><text:s/>./7_Book/LL/L041-3.proof </text:p>
          </table:table-cell>
          <table:table-cell table:style-name="ce2" office:value-type="string" calcext:value-type="string">
            <text:p><text:s/>0.048</text:p>
          </table:table-cell>
        </table:table-row>
        <table:table-row table:style-name="ro1">
          <table:table-cell table:style-name="ce2" office:value-type="string" calcext:value-type="string">
            <text:p>./7_Book/LL/L045-1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/L046-1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/L06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/L81-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L014-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L017-11.gex </text:p>
          </table:table-cell>
          <table:table-cell table:style-name="ce2" office:value-type="string" calcext:value-type="string">
            <text:p><text:s/>./7_Book/LLL/L017-11.p </text:p>
          </table:table-cell>
          <table:table-cell table:style-name="ce2" office:value-type="string" calcext:value-type="string">
            <text:p><text:s/>./7_Book/LLL/L017-11.proof </text:p>
          </table:table-cell>
          <table:table-cell table:style-name="ce2" office:value-type="string" calcext:value-type="string">
            <text:p><text:s/>0.054</text:p>
          </table:table-cell>
        </table:table-row>
        <table:table-row table:style-name="ro1">
          <table:table-cell table:style-name="ce2" office:value-type="string" calcext:value-type="string">
            <text:p>./7_Book/LLL/L022-1.gex </text:p>
          </table:table-cell>
          <table:table-cell table:style-name="ce2" office:value-type="string" calcext:value-type="string">
            <text:p><text:s/>./7_Book/LLL/L022-1.p </text:p>
          </table:table-cell>
          <table:table-cell table:style-name="ce2" office:value-type="string" calcext:value-type="string">
            <text:p><text:s/>./7_Book/LLL/L022-1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LLL/L023-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L023-3.gex </text:p>
          </table:table-cell>
          <table:table-cell table:style-name="ce2" office:value-type="string" calcext:value-type="string">
            <text:p><text:s/>./7_Book/LLL/L023-3.p </text:p>
          </table:table-cell>
          <table:table-cell table:style-name="ce2" office:value-type="string" calcext:value-type="string">
            <text:p><text:s/>./7_Book/LLL/L023-3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25-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L025-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L03-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L039-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L041-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L043-5-1.gex </text:p>
          </table:table-cell>
          <table:table-cell table:style-name="ce2" office:value-type="string" calcext:value-type="string">
            <text:p><text:s/>./7_Book/LLL/L043-5-1.p </text:p>
          </table:table-cell>
          <table:table-cell table:style-name="ce2" office:value-type="string" calcext:value-type="string">
            <text:p><text:s/>./7_Book/LLL/L043-5-1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43-5.gex </text:p>
          </table:table-cell>
          <table:table-cell table:style-name="ce2" office:value-type="string" calcext:value-type="string">
            <text:p><text:s/>./7_Book/LLL/L043-5.p </text:p>
          </table:table-cell>
          <table:table-cell table:style-name="ce2" office:value-type="string" calcext:value-type="string">
            <text:p><text:s/>./7_Book/LLL/L043-5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43-6-1.gex </text:p>
          </table:table-cell>
          <table:table-cell table:style-name="ce2" office:value-type="string" calcext:value-type="string">
            <text:p><text:s/>./7_Book/LLL/L043-6-1.p </text:p>
          </table:table-cell>
          <table:table-cell table:style-name="ce2" office:value-type="string" calcext:value-type="string">
            <text:p><text:s/>./7_Book/LLL/L043-6-1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43-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L044-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L046-16.gex </text:p>
          </table:table-cell>
          <table:table-cell table:style-name="ce2" office:value-type="string" calcext:value-type="string">
            <text:p><text:s/>./7_Book/LLL/L046-16.p </text:p>
          </table:table-cell>
          <table:table-cell table:style-name="ce2" office:value-type="string" calcext:value-type="string">
            <text:p><text:s/>./7_Book/LLL/L046-16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LLL/L046-17.gex </text:p>
          </table:table-cell>
          <table:table-cell table:style-name="ce2" office:value-type="string" calcext:value-type="string">
            <text:p><text:s/>./7_Book/LLL/L046-17.p </text:p>
          </table:table-cell>
          <table:table-cell table:style-name="ce2" office:value-type="string" calcext:value-type="string">
            <text:p><text:s/>./7_Book/LLL/L046-17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53-1-1.gex </text:p>
          </table:table-cell>
          <table:table-cell table:style-name="ce2" office:value-type="string" calcext:value-type="string">
            <text:p><text:s/>./7_Book/LLL/L053-1-1.p </text:p>
          </table:table-cell>
          <table:table-cell table:style-name="ce2" office:value-type="string" calcext:value-type="string">
            <text:p><text:s/>./7_Book/LLL/L053-1-1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LLL/L053-1-2.gex </text:p>
          </table:table-cell>
          <table:table-cell table:style-name="ce2" office:value-type="string" calcext:value-type="string">
            <text:p><text:s/>./7_Book/LLL/L053-1-2.p </text:p>
          </table:table-cell>
          <table:table-cell table:style-name="ce2" office:value-type="string" calcext:value-type="string">
            <text:p><text:s/>./7_Book/LLL/L053-1-2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LLL/L053-1.gex </text:p>
          </table:table-cell>
          <table:table-cell table:style-name="ce2" office:value-type="string" calcext:value-type="string">
            <text:p><text:s/>./7_Book/LLL/L053-1.p </text:p>
          </table:table-cell>
          <table:table-cell table:style-name="ce2" office:value-type="string" calcext:value-type="string">
            <text:p><text:s/>./7_Book/LLL/L053-1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54-2-1.gex </text:p>
          </table:table-cell>
          <table:table-cell table:style-name="ce2" office:value-type="string" calcext:value-type="string">
            <text:p><text:s/>./7_Book/LLL/L054-2-1.p </text:p>
          </table:table-cell>
          <table:table-cell table:style-name="ce2" office:value-type="string" calcext:value-type="string">
            <text:p><text:s/>./7_Book/LLL/L054-2-1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L/L054-2.gex </text:p>
          </table:table-cell>
          <table:table-cell table:style-name="ce2" office:value-type="string" calcext:value-type="string">
            <text:p><text:s/>./7_Book/LLL/L054-2.p </text:p>
          </table:table-cell>
          <table:table-cell table:style-name="ce2" office:value-type="string" calcext:value-type="string">
            <text:p><text:s/>./7_Book/LLL/L054-2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LLL/L054-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L055-5.gex </text:p>
          </table:table-cell>
          <table:table-cell table:style-name="ce2" office:value-type="string" calcext:value-type="string">
            <text:p><text:s/>./7_Book/LLL/L055-5.p </text:p>
          </table:table-cell>
          <table:table-cell table:style-name="ce2" office:value-type="string" calcext:value-type="string">
            <text:p><text:s/>./7_Book/LLL/L055-5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LLL/L057-1-0.gex </text:p>
          </table:table-cell>
          <table:table-cell table:style-name="ce2" office:value-type="string" calcext:value-type="string">
            <text:p><text:s/>./7_Book/LLL/L057-1-0.p </text:p>
          </table:table-cell>
          <table:table-cell table:style-name="ce2" office:value-type="string" calcext:value-type="string">
            <text:p><text:s/>./7_Book/LLL/L057-1-0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57-1-1.gex </text:p>
          </table:table-cell>
          <table:table-cell table:style-name="ce2" office:value-type="string" calcext:value-type="string">
            <text:p><text:s/>./7_Book/LLL/L057-1-1.p </text:p>
          </table:table-cell>
          <table:table-cell table:style-name="ce2" office:value-type="string" calcext:value-type="string">
            <text:p><text:s/>./7_Book/LLL/L057-1-1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L/L057-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L057-2.gex </text:p>
          </table:table-cell>
          <table:table-cell table:style-name="ce2" office:value-type="string" calcext:value-type="string">
            <text:p><text:s/>./7_Book/LLL/L057-2.p </text:p>
          </table:table-cell>
          <table:table-cell table:style-name="ce2" office:value-type="string" calcext:value-type="string">
            <text:p><text:s/>./7_Book/LLL/L057-2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57-3-1.gex </text:p>
          </table:table-cell>
          <table:table-cell table:style-name="ce2" office:value-type="string" calcext:value-type="string">
            <text:p><text:s/>./7_Book/LLL/L057-3-1.p </text:p>
          </table:table-cell>
          <table:table-cell table:style-name="ce2" office:value-type="string" calcext:value-type="string">
            <text:p><text:s/>./7_Book/LLL/L057-3-1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57-3-2.gex </text:p>
          </table:table-cell>
          <table:table-cell table:style-name="ce2" office:value-type="string" calcext:value-type="string">
            <text:p><text:s/>./7_Book/LLL/L057-3-2.p </text:p>
          </table:table-cell>
          <table:table-cell table:style-name="ce2" office:value-type="string" calcext:value-type="string">
            <text:p><text:s/>./7_Book/LLL/L057-3-2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7_Book/LLL/L057-3.gex </text:p>
          </table:table-cell>
          <table:table-cell table:style-name="ce2" office:value-type="string" calcext:value-type="string">
            <text:p><text:s/>./7_Book/LLL/L057-3.p </text:p>
          </table:table-cell>
          <table:table-cell table:style-name="ce2" office:value-type="string" calcext:value-type="string">
            <text:p><text:s/>./7_Book/LLL/L057-3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57-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L058-9.gex </text:p>
          </table:table-cell>
          <table:table-cell table:style-name="ce2" office:value-type="string" calcext:value-type="string">
            <text:p><text:s/>./7_Book/LLL/L058-9.p </text:p>
          </table:table-cell>
          <table:table-cell table:style-name="ce2" office:value-type="string" calcext:value-type="string">
            <text:p><text:s/>./7_Book/LLL/L058-9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081-4.gex </text:p>
          </table:table-cell>
          <table:table-cell table:style-name="ce2" office:value-type="string" calcext:value-type="string">
            <text:p><text:s/>./7_Book/LLL/L081-4.p </text:p>
          </table:table-cell>
          <table:table-cell table:style-name="ce2" office:value-type="string" calcext:value-type="string">
            <text:p><text:s/>./7_Book/LLL/L081-4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LLL/L091-13.gex </text:p>
          </table:table-cell>
          <table:table-cell table:style-name="ce2" office:value-type="string" calcext:value-type="string">
            <text:p><text:s/>./7_Book/LLL/L091-13.p </text:p>
          </table:table-cell>
          <table:table-cell table:style-name="ce2" office:value-type="string" calcext:value-type="string">
            <text:p><text:s/>./7_Book/LLL/L091-13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LLL/L091-1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L096-3.gex </text:p>
          </table:table-cell>
          <table:table-cell table:style-name="ce2" office:value-type="string" calcext:value-type="string">
            <text:p><text:s/>./7_Book/LLL/L096-3.p </text:p>
          </table:table-cell>
          <table:table-cell table:style-name="ce2" office:value-type="string" calcext:value-type="string">
            <text:p><text:s/>./7_Book/LLL/L096-3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LLL/L164-4.gex </text:p>
          </table:table-cell>
          <table:table-cell table:style-name="ce2" office:value-type="string" calcext:value-type="string">
            <text:p><text:s/>./7_Book/LLL/L164-4.p </text:p>
          </table:table-cell>
          <table:table-cell table:style-name="ce2" office:value-type="string" calcext:value-type="string">
            <text:p><text:s/>./7_Book/LLL/L164-4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L/L164-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L181-4.gex </text:p>
          </table:table-cell>
          <table:table-cell table:style-name="ce2" office:value-type="string" calcext:value-type="string">
            <text:p><text:s/>./7_Book/LLL/L181-4.p </text:p>
          </table:table-cell>
          <table:table-cell table:style-name="ce2" office:value-type="string" calcext:value-type="string">
            <text:p><text:s/>./7_Book/LLL/L181-4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L/L182-5.gex </text:p>
          </table:table-cell>
          <table:table-cell table:style-name="ce2" office:value-type="string" calcext:value-type="string">
            <text:p><text:s/>./7_Book/LLL/L182-5.p </text:p>
          </table:table-cell>
          <table:table-cell table:style-name="ce2" office:value-type="string" calcext:value-type="string">
            <text:p><text:s/>./7_Book/LLL/L182-5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7_Book/LLL/L182-6.gex </text:p>
          </table:table-cell>
          <table:table-cell table:style-name="ce2" office:value-type="string" calcext:value-type="string">
            <text:p><text:s/>./7_Book/LLL/L182-6.p </text:p>
          </table:table-cell>
          <table:table-cell table:style-name="ce2" office:value-type="string" calcext:value-type="string">
            <text:p><text:s/>./7_Book/LLL/L182-6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LLL/L183-11.gex </text:p>
          </table:table-cell>
          <table:table-cell table:style-name="ce2" office:value-type="string" calcext:value-type="string">
            <text:p><text:s/>./7_Book/LLL/L183-11.p </text:p>
          </table:table-cell>
          <table:table-cell table:style-name="ce2" office:value-type="string" calcext:value-type="string">
            <text:p><text:s/>./7_Book/LLL/L183-11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LLL/L183-7.gex </text:p>
          </table:table-cell>
          <table:table-cell table:style-name="ce2" office:value-type="string" calcext:value-type="string">
            <text:p><text:s/>./7_Book/LLL/L183-7.p </text:p>
          </table:table-cell>
          <table:table-cell table:style-name="ce2" office:value-type="string" calcext:value-type="string">
            <text:p><text:s/>./7_Book/LLL/L183-7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L/L189-1.gex </text:p>
          </table:table-cell>
          <table:table-cell table:style-name="ce2" office:value-type="string" calcext:value-type="string">
            <text:p><text:s/>./7_Book/LLL/L189-1.p </text:p>
          </table:table-cell>
          <table:table-cell table:style-name="ce2" office:value-type="string" calcext:value-type="string">
            <text:p><text:s/>./7_Book/LLL/L189-1.proof </text:p>
          </table:table-cell>
          <table:table-cell table:style-name="ce2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7_Book/LLL/L189-2.gex </text:p>
          </table:table-cell>
          <table:table-cell table:style-name="ce2" office:value-type="string" calcext:value-type="string">
            <text:p><text:s/>./7_Book/LLL/L189-2.p </text:p>
          </table:table-cell>
          <table:table-cell table:style-name="ce2" office:value-type="string" calcext:value-type="string">
            <text:p><text:s/>./7_Book/LLL/L189-2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L/L190-7.gex </text:p>
          </table:table-cell>
          <table:table-cell table:style-name="ce2" office:value-type="string" calcext:value-type="string">
            <text:p><text:s/>./7_Book/LLL/L190-7.p </text:p>
          </table:table-cell>
          <table:table-cell table:style-name="ce2" office:value-type="string" calcext:value-type="string">
            <text:p><text:s/>./7_Book/LLL/L190-7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LLL/L194-2.gex </text:p>
          </table:table-cell>
          <table:table-cell table:style-name="ce2" office:value-type="string" calcext:value-type="string">
            <text:p><text:s/>./7_Book/LLL/L194-2.p </text:p>
          </table:table-cell>
          <table:table-cell table:style-name="ce2" office:value-type="string" calcext:value-type="string">
            <text:p><text:s/>./7_Book/LLL/L194-2.proof </text:p>
          </table:table-cell>
          <table:table-cell table:style-name="ce2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7_Book/LLL/L196-3-1.gex </text:p>
          </table:table-cell>
          <table:table-cell table:style-name="ce2" office:value-type="string" calcext:value-type="string">
            <text:p><text:s/>./7_Book/LLL/L196-3-1.p </text:p>
          </table:table-cell>
          <table:table-cell table:style-name="ce2" office:value-type="string" calcext:value-type="string">
            <text:p><text:s/>./7_Book/LLL/L196-3-1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LLL/L196-3.gex </text:p>
          </table:table-cell>
          <table:table-cell table:style-name="ce2" office:value-type="string" calcext:value-type="string">
            <text:p><text:s/>./7_Book/LLL/L196-3.p </text:p>
          </table:table-cell>
          <table:table-cell table:style-name="ce2" office:value-type="string" calcext:value-type="string">
            <text:p><text:s/>./7_Book/LLL/L196-3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L/L2-32.gex </text:p>
          </table:table-cell>
          <table:table-cell table:style-name="ce2" office:value-type="string" calcext:value-type="string">
            <text:p><text:s/>./7_Book/LLL/L2-32.p </text:p>
          </table:table-cell>
          <table:table-cell table:style-name="ce2" office:value-type="string" calcext:value-type="string">
            <text:p><text:s/>./7_Book/LLL/L2-32.proof </text:p>
          </table:table-cell>
          <table:table-cell table:style-name="ce2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7_Book/LLL/L264-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L46-1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L66-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L68-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L86-1.gex </text:p>
          </table:table-cell>
          <table:table-cell table:style-name="ce2" office:value-type="string" calcext:value-type="string">
            <text:p><text:s/>./7_Book/LLL/L86-1.p </text:p>
          </table:table-cell>
          <table:table-cell table:style-name="ce2" office:value-type="string" calcext:value-type="string">
            <text:p><text:s/>./7_Book/LLL/L86-1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LL153-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yL045-1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yL157-1.gex </text:p>
          </table:table-cell>
          <table:table-cell table:style-name="ce2" office:value-type="string" calcext:value-type="string">
            <text:p><text:s/>./7_Book/LLL/yL157-1.p </text:p>
          </table:table-cell>
          <table:table-cell table:style-name="ce2" office:value-type="string" calcext:value-type="string">
            <text:p><text:s/>./7_Book/LLL/yL157-1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7_Book/LLL/yL158-10.gex </text:p>
          </table:table-cell>
          <table:table-cell table:style-name="ce2" office:value-type="string" calcext:value-type="string">
            <text:p><text:s/>./7_Book/LLL/yL158-10.p </text:p>
          </table:table-cell>
          <table:table-cell table:style-name="ce2" office:value-type="string" calcext:value-type="string">
            <text:p><text:s/>./7_Book/LLL/yL158-10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LLL/yL158-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yL181-4.gex </text:p>
          </table:table-cell>
          <table:table-cell table:style-name="ce2" office:value-type="string" calcext:value-type="string">
            <text:p><text:s/>./7_Book/LLL/yL181-4.p </text:p>
          </table:table-cell>
          <table:table-cell table:style-name="ce2" office:value-type="string" calcext:value-type="string">
            <text:p><text:s/>./7_Book/LLL/yL181-4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LLL/yL182-1.gex </text:p>
          </table:table-cell>
          <table:table-cell table:style-name="ce2" office:value-type="string" calcext:value-type="string">
            <text:p><text:s/>./7_Book/LLL/yL182-1.p </text:p>
          </table:table-cell>
          <table:table-cell table:style-name="ce2" office:value-type="string" calcext:value-type="string">
            <text:p><text:s/>./7_Book/LLL/yL182-1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yL182-4.gex </text:p>
          </table:table-cell>
          <table:table-cell table:style-name="ce2" office:value-type="string" calcext:value-type="string">
            <text:p><text:s/>./7_Book/LLL/yL182-4.p </text:p>
          </table:table-cell>
          <table:table-cell table:style-name="ce2" office:value-type="string" calcext:value-type="string">
            <text:p><text:s/>./7_Book/LLL/yL182-4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7_Book/LLL/yL198-1.gex </text:p>
          </table:table-cell>
          <table:table-cell table:style-name="ce2" office:value-type="string" calcext:value-type="string">
            <text:p><text:s/>./7_Book/LLL/yL198-1.p </text:p>
          </table:table-cell>
          <table:table-cell table:style-name="ce2" office:value-type="string" calcext:value-type="string">
            <text:p><text:s/>./7_Book/LLL/yL198-1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LLL/yL198-2.gex </text:p>
          </table:table-cell>
          <table:table-cell table:style-name="ce2" office:value-type="string" calcext:value-type="string">
            <text:p><text:s/>./7_Book/LLL/yL198-2.p </text:p>
          </table:table-cell>
          <table:table-cell table:style-name="ce2" office:value-type="string" calcext:value-type="string">
            <text:p><text:s/>./7_Book/LLL/yL198-2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7_Book/LLL/yL202-2.gex </text:p>
          </table:table-cell>
          <table:table-cell table:style-name="ce2" office:value-type="string" calcext:value-type="string">
            <text:p><text:s/>./7_Book/LLL/yL202-2.p </text:p>
          </table:table-cell>
          <table:table-cell table:style-name="ce2" office:value-type="string" calcext:value-type="string">
            <text:p><text:s/>./7_Book/LLL/yL202-2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7_Book/LLL/yL246-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yL248-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7_Book/LLL/yL251-1.gex </text:p>
          </table:table-cell>
          <table:table-cell table:style-name="ce2" office:value-type="string" calcext:value-type="string">
            <text:p><text:s/>./7_Book/LLL/yL251-1.p </text:p>
          </table:table-cell>
          <table:table-cell table:style-name="ce2" office:value-type="string" calcext:value-type="string">
            <text:p><text:s/>./7_Book/LLL/yL251-1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7_Book/LLL/yL252-6.gex </text:p>
          </table:table-cell>
          <table:table-cell table:style-name="ce2" office:value-type="string" calcext:value-type="string">
            <text:p><text:s/>./7_Book/LLL/yL252-6.p </text:p>
          </table:table-cell>
          <table:table-cell table:style-name="ce2" office:value-type="string" calcext:value-type="string">
            <text:p><text:s/>./7_Book/LLL/yL252-6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Auxiliary/aux2/22.gex </text:p>
          </table:table-cell>
          <table:table-cell table:style-name="ce2" office:value-type="string" calcext:value-type="string">
            <text:p><text:s/>./Other/Auxiliary/aux2/22.p </text:p>
          </table:table-cell>
          <table:table-cell table:style-name="ce2" office:value-type="string" calcext:value-type="string">
            <text:p><text:s/>./Other/Auxiliary/aux2/22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Auxiliary/aux2/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Auxiliary/aux2/4sim.gex </text:p>
          </table:table-cell>
          <table:table-cell table:style-name="ce2" office:value-type="string" calcext:value-type="string">
            <text:p><text:s/>./Other/Auxiliary/aux2/4sim.p </text:p>
          </table:table-cell>
          <table:table-cell table:style-name="ce2" office:value-type="string" calcext:value-type="string">
            <text:p><text:s/>./Other/Auxiliary/aux2/4sim.proof </text:p>
          </table:table-cell>
          <table:table-cell table:style-name="ce2" office:value-type="string" calcext:value-type="string">
            <text:p><text:s/>0.055</text:p>
          </table:table-cell>
        </table:table-row>
        <table:table-row table:style-name="ro1">
          <table:table-cell table:style-name="ce2" office:value-type="string" calcext:value-type="string">
            <text:p>./Other/Auxiliary/aux2/6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Auxiliary/aux2/89.gex </text:p>
          </table:table-cell>
          <table:table-cell table:style-name="ce2" office:value-type="string" calcext:value-type="string">
            <text:p><text:s/>./Other/Auxiliary/aux2/89.p </text:p>
          </table:table-cell>
          <table:table-cell table:style-name="ce2" office:value-type="string" calcext:value-type="string">
            <text:p><text:s/>./Other/Auxiliary/aux2/89.proof </text:p>
          </table:table-cell>
          <table:table-cell table:style-name="ce2" office:value-type="string" calcext:value-type="string">
            <text:p><text:s/>0.05</text:p>
          </table:table-cell>
        </table:table-row>
        <table:table-row table:style-name="ro1">
          <table:table-cell table:style-name="ce2" office:value-type="string" calcext:value-type="string">
            <text:p>./Other/Auxiliary/aux2/aa.gex </text:p>
          </table:table-cell>
          <table:table-cell table:style-name="ce2" office:value-type="string" calcext:value-type="string">
            <text:p><text:s/>./Other/Auxiliary/aux2/aa.p </text:p>
          </table:table-cell>
          <table:table-cell table:style-name="ce2" office:value-type="string" calcext:value-type="string">
            <text:p><text:s/>./Other/Auxiliary/aux2/aa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Auxiliary/aux2/ax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Auxiliary/aux2/e04f.gex </text:p>
          </table:table-cell>
          <table:table-cell table:style-name="ce2" office:value-type="string" calcext:value-type="string">
            <text:p><text:s/>./Other/Auxiliary/aux2/e04f.p </text:p>
          </table:table-cell>
          <table:table-cell table:style-name="ce2" office:value-type="string" calcext:value-type="string">
            <text:p><text:s/>./Other/Auxiliary/aux2/e04f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Auxiliary/aux2/pnn.gex </text:p>
          </table:table-cell>
          <table:table-cell table:style-name="ce2" office:value-type="string" calcext:value-type="string">
            <text:p><text:s/>./Other/Auxiliary/aux2/pnn.p </text:p>
          </table:table-cell>
          <table:table-cell table:style-name="ce2" office:value-type="string" calcext:value-type="string">
            <text:p><text:s/>./Other/Auxiliary/aux2/pnn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Auxiliary/aux2/trapezoid.gex </text:p>
          </table:table-cell>
          <table:table-cell table:style-name="ce2" office:value-type="string" calcext:value-type="string">
            <text:p><text:s/>./Other/Auxiliary/aux2/trapezoid.p </text:p>
          </table:table-cell>
          <table:table-cell table:style-name="ce2" office:value-type="string" calcext:value-type="string">
            <text:p><text:s/>./Other/Auxiliary/aux2/trapezoid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Auxiliary/E046-10.gex </text:p>
          </table:table-cell>
          <table:table-cell table:style-name="ce2" office:value-type="string" calcext:value-type="string">
            <text:p><text:s/>./Other/Auxiliary/E046-10.p </text:p>
          </table:table-cell>
          <table:table-cell table:style-name="ce2" office:value-type="string" calcext:value-type="string">
            <text:p><text:s/>./Other/Auxiliary/E046-10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Other/Auxiliary/E092-5.gex </text:p>
          </table:table-cell>
          <table:table-cell table:style-name="ce2" office:value-type="string" calcext:value-type="string">
            <text:p><text:s/>./Other/Auxiliary/E092-5.p </text:p>
          </table:table-cell>
          <table:table-cell table:style-name="ce2" office:value-type="string" calcext:value-type="string">
            <text:p><text:s/>./Other/Auxiliary/E092-5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Auxiliary/r1.gex </text:p>
          </table:table-cell>
          <table:table-cell table:style-name="ce2" office:value-type="string" calcext:value-type="string">
            <text:p><text:s/>./Other/Auxiliary/r1.p </text:p>
          </table:table-cell>
          <table:table-cell table:style-name="ce2" office:value-type="string" calcext:value-type="string">
            <text:p><text:s/>./Other/Auxiliary/r1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Auxiliary/r21.gex </text:p>
          </table:table-cell>
          <table:table-cell table:style-name="ce2" office:value-type="string" calcext:value-type="string">
            <text:p><text:s/>./Other/Auxiliary/r21.p </text:p>
          </table:table-cell>
          <table:table-cell table:style-name="ce2" office:value-type="string" calcext:value-type="string">
            <text:p><text:s/>./Other/Auxiliary/r21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Auxiliary/ye_aux/2angle.gex </text:p>
          </table:table-cell>
          <table:table-cell table:style-name="ce2" office:value-type="string" calcext:value-type="string">
            <text:p><text:s/>./Other/Auxiliary/ye_aux/2angle.p </text:p>
          </table:table-cell>
          <table:table-cell table:style-name="ce2" office:value-type="string" calcext:value-type="string">
            <text:p><text:s/>./Other/Auxiliary/ye_aux/2angle.proof </text:p>
          </table:table-cell>
          <table:table-cell table:style-name="ce2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Other/Auxiliary/ye_aux/42.gex </text:p>
          </table:table-cell>
          <table:table-cell table:style-name="ce2" office:value-type="string" calcext:value-type="string">
            <text:p><text:s/>./Other/Auxiliary/ye_aux/42.p </text:p>
          </table:table-cell>
          <table:table-cell table:style-name="ce2" office:value-type="string" calcext:value-type="string">
            <text:p><text:s/>./Other/Auxiliary/ye_aux/42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Other/Auxiliary/ye_aux/8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Auxiliary/ye_aux/AA_P1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Auxiliary/ye_aux/construct_parallelogram_as_pn_already_exists.gex </text:p>
          </table:table-cell>
          <table:table-cell table:style-name="ce2" office:value-type="string" calcext:value-type="string">
            <text:p><text:s/>./Other/Auxiliary/ye_aux/construct_parallelogram_as_pn_already_exists.p </text:p>
          </table:table-cell>
          <table:table-cell table:style-name="ce2" office:value-type="string" calcext:value-type="string">
            <text:p><text:s/>./Other/Auxiliary/ye_aux/construct_parallelogram_as_pn_already_exists.proof </text:p>
          </table:table-cell>
          <table:table-cell table:style-name="ce2" office:value-type="string" calcext:value-type="string">
            <text:p><text:s/>0.042</text:p>
          </table:table-cell>
        </table:table-row>
        <table:table-row table:style-name="ro1">
          <table:table-cell table:style-name="ce2" office:value-type="string" calcext:value-type="string">
            <text:p>./Other/Auxiliary/ye_aux/iso_perp_take_mid.gex </text:p>
          </table:table-cell>
          <table:table-cell table:style-name="ce2" office:value-type="string" calcext:value-type="string">
            <text:p><text:s/>./Other/Auxiliary/ye_aux/iso_perp_take_mid.p </text:p>
          </table:table-cell>
          <table:table-cell table:style-name="ce2" office:value-type="string" calcext:value-type="string">
            <text:p><text:s/>./Other/Auxiliary/ye_aux/iso_perp_take_mid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Auxiliary/ye_aux/ll43.gex </text:p>
          </table:table-cell>
          <table:table-cell table:style-name="ce2" office:value-type="string" calcext:value-type="string">
            <text:p><text:s/>./Other/Auxiliary/ye_aux/ll43.p </text:p>
          </table:table-cell>
          <table:table-cell table:style-name="ce2" office:value-type="string" calcext:value-type="string">
            <text:p><text:s/>./Other/Auxiliary/ye_aux/ll43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Other/Auxiliary/ye_aux/ppara.gex </text:p>
          </table:table-cell>
          <table:table-cell table:style-name="ce2" office:value-type="string" calcext:value-type="string">
            <text:p><text:s/>./Other/Auxiliary/ye_aux/ppara.p </text:p>
          </table:table-cell>
          <table:table-cell table:style-name="ce2" office:value-type="string" calcext:value-type="string">
            <text:p><text:s/>./Other/Auxiliary/ye_aux/ppara.proof </text:p>
          </table:table-cell>
          <table:table-cell table:style-name="ce2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Other/Auxiliary/ye_aux/rotat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Auxiliary/ye_aux/think2.gex </text:p>
          </table:table-cell>
          <table:table-cell table:style-name="ce2" office:value-type="string" calcext:value-type="string">
            <text:p><text:s/>./Other/Auxiliary/ye_aux/think2.p </text:p>
          </table:table-cell>
          <table:table-cell table:style-name="ce2" office:value-type="string" calcext:value-type="string">
            <text:p><text:s/>./Other/Auxiliary/ye_aux/think2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Auxiliary/ye_aux/think.gex </text:p>
          </table:table-cell>
          <table:table-cell table:style-name="ce2" office:value-type="string" calcext:value-type="string">
            <text:p><text:s/>./Other/Auxiliary/ye_aux/think.p </text:p>
          </table:table-cell>
          <table:table-cell table:style-name="ce2" office:value-type="string" calcext:value-type="string">
            <text:p><text:s/>./Other/Auxiliary/ye_aux/think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Other/Auxiliary/ye_aux/tn_if_two_pt_on_cr_then_create_a_intersection.gex </text:p>
          </table:table-cell>
          <table:table-cell table:style-name="ce2" office:value-type="string" calcext:value-type="string">
            <text:p><text:s/>./Other/Auxiliary/ye_aux/tn_if_two_pt_on_cr_then_create_a_intersection.p </text:p>
          </table:table-cell>
          <table:table-cell table:style-name="ce2" office:value-type="string" calcext:value-type="string">
            <text:p><text:s/>./Other/Auxiliary/ye_aux/tn_if_two_pt_on_cr_then_create_a_intersection.proof </text:p>
          </table:table-cell>
          <table:table-cell table:style-name="ce2" office:value-type="string" calcext:value-type="string">
            <text:p><text:s/>0.036</text:p>
          </table:table-cell>
        </table:table-row>
        <table:table-row table:style-name="ro1">
          <table:table-cell table:style-name="ce2" office:value-type="string" calcext:value-type="string">
            <text:p>./Other/Auxiliary/ye_aux/trapezoid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Auxiliary/ye_aux/wang22.gex </text:p>
          </table:table-cell>
          <table:table-cell table:style-name="ce2" office:value-type="string" calcext:value-type="string">
            <text:p><text:s/>./Other/Auxiliary/ye_aux/wang22.p </text:p>
          </table:table-cell>
          <table:table-cell table:style-name="ce2" office:value-type="string" calcext:value-type="string">
            <text:p><text:s/>./Other/Auxiliary/ye_aux/wang22.proof </text:p>
          </table:table-cell>
          <table:table-cell table:style-name="ce2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Other/Auxiliary/ye_aux/wang2.gex </text:p>
          </table:table-cell>
          <table:table-cell table:style-name="ce2" office:value-type="string" calcext:value-type="string">
            <text:p><text:s/>./Other/Auxiliary/ye_aux/wang2.p </text:p>
          </table:table-cell>
          <table:table-cell table:style-name="ce2" office:value-type="string" calcext:value-type="string">
            <text:p><text:s/>./Other/Auxiliary/ye_aux/wang2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Auxiliary/ye_aux/wang3.gex </text:p>
          </table:table-cell>
          <table:table-cell table:style-name="ce2" office:value-type="string" calcext:value-type="string">
            <text:p><text:s/>./Other/Auxiliary/ye_aux/wang3.p </text:p>
          </table:table-cell>
          <table:table-cell table:style-name="ce2" office:value-type="string" calcext:value-type="string">
            <text:p><text:s/>./Other/Auxiliary/ye_aux/wang3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Auxiliary/ye_aux/wong.gex </text:p>
          </table:table-cell>
          <table:table-cell table:style-name="ce2" office:value-type="string" calcext:value-type="string">
            <text:p><text:s/>./Other/Auxiliary/ye_aux/wong.p </text:p>
          </table:table-cell>
          <table:table-cell table:style-name="ce2" office:value-type="string" calcext:value-type="string">
            <text:p><text:s/>./Other/Auxiliary/ye_aux/wong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Other/Auxiliary/ye_aux/wong_improve_angle_addition.gex </text:p>
          </table:table-cell>
          <table:table-cell table:style-name="ce2" office:value-type="string" calcext:value-type="string">
            <text:p><text:s/>./Other/Auxiliary/ye_aux/wong_improve_angle_addition.p </text:p>
          </table:table-cell>
          <table:table-cell table:style-name="ce2" office:value-type="string" calcext:value-type="string">
            <text:p><text:s/>./Other/Auxiliary/ye_aux/wong_improve_angle_addition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Auxiliary/ye_aux/x_1.gex </text:p>
          </table:table-cell>
          <table:table-cell table:style-name="ce2" office:value-type="string" calcext:value-type="string">
            <text:p><text:s/>./Other/Auxiliary/ye_aux/x_1.p </text:p>
          </table:table-cell>
          <table:table-cell table:style-name="ce2" office:value-type="string" calcext:value-type="string">
            <text:p><text:s/>./Other/Auxiliary/ye_aux/x_1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Other/Auxiliary/ye_aux/x_25.gex </text:p>
          </table:table-cell>
          <table:table-cell table:style-name="ce2" office:value-type="string" calcext:value-type="string">
            <text:p><text:s/>./Other/Auxiliary/ye_aux/x_25.p </text:p>
          </table:table-cell>
          <table:table-cell table:style-name="ce2" office:value-type="string" calcext:value-type="string">
            <text:p><text:s/>./Other/Auxiliary/ye_aux/x_25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Other/Auxiliary/ye_aux/y1.gex </text:p>
          </table:table-cell>
          <table:table-cell table:style-name="ce2" office:value-type="string" calcext:value-type="string">
            <text:p><text:s/>./Other/Auxiliary/ye_aux/y1.p </text:p>
          </table:table-cell>
          <table:table-cell table:style-name="ce2" office:value-type="string" calcext:value-type="string">
            <text:p><text:s/>./Other/Auxiliary/ye_aux/y1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Other/draw/butterfl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draw/eq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draw/eq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draw/flinkag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draw/Griffith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draw/locus_incenter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draw/pasc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draw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draw/Shwarz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draw/similarit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draw/simso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draw/Thebault/t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draw/Thebault/t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draw/Thebault/t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draw/Thebault/t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draw/Thebault/t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gao/C/C100.gex </text:p>
          </table:table-cell>
          <table:table-cell table:style-name="ce2" office:value-type="string" calcext:value-type="string">
            <text:p><text:s/>./Other/gao/C/C100.p </text:p>
          </table:table-cell>
          <table:table-cell table:style-name="ce2" office:value-type="string" calcext:value-type="string">
            <text:p><text:s/>./Other/gao/C/C100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gao/C/C101.gex </text:p>
          </table:table-cell>
          <table:table-cell table:style-name="ce2" office:value-type="string" calcext:value-type="string">
            <text:p><text:s/>./Other/gao/C/C101.p </text:p>
          </table:table-cell>
          <table:table-cell table:style-name="ce2" office:value-type="string" calcext:value-type="string">
            <text:p><text:s/>./Other/gao/C/C101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gao/C/C102.gex </text:p>
          </table:table-cell>
          <table:table-cell table:style-name="ce2" office:value-type="string" calcext:value-type="string">
            <text:p><text:s/>./Other/gao/C/C102.p </text:p>
          </table:table-cell>
          <table:table-cell table:style-name="ce2" office:value-type="string" calcext:value-type="string">
            <text:p><text:s/>./Other/gao/C/C102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Other/gao/C/C103.gex </text:p>
          </table:table-cell>
          <table:table-cell table:style-name="ce2" office:value-type="string" calcext:value-type="string">
            <text:p><text:s/>./Other/gao/C/C103.p </text:p>
          </table:table-cell>
          <table:table-cell table:style-name="ce2" office:value-type="string" calcext:value-type="string">
            <text:p><text:s/>./Other/gao/C/C103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gao/C/C10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gao/C/C10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gao/C/C10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gao/C/C107-1.gex </text:p>
          </table:table-cell>
          <table:table-cell table:style-name="ce2" office:value-type="string" calcext:value-type="string">
            <text:p><text:s/>./Other/gao/C/C107-1.p </text:p>
          </table:table-cell>
          <table:table-cell table:style-name="ce2" office:value-type="string" calcext:value-type="string">
            <text:p><text:s/>./Other/gao/C/C107-1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gao/C/C107-2.gex </text:p>
          </table:table-cell>
          <table:table-cell table:style-name="ce2" office:value-type="string" calcext:value-type="string">
            <text:p><text:s/>./Other/gao/C/C107-2.p </text:p>
          </table:table-cell>
          <table:table-cell table:style-name="ce2" office:value-type="string" calcext:value-type="string">
            <text:p><text:s/>./Other/gao/C/C107-2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gao/C/C10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gao/C/C10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gao/C/C109.gex </text:p>
          </table:table-cell>
          <table:table-cell table:style-name="ce2" office:value-type="string" calcext:value-type="string">
            <text:p><text:s/>./Other/gao/C/C109.p </text:p>
          </table:table-cell>
          <table:table-cell table:style-name="ce2" office:value-type="string" calcext:value-type="string">
            <text:p><text:s/>./Other/gao/C/C109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Other/gao/C/C11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gao/C/C111.gex </text:p>
          </table:table-cell>
          <table:table-cell table:style-name="ce2" office:value-type="string" calcext:value-type="string">
            <text:p><text:s/>./Other/gao/C/C111.p </text:p>
          </table:table-cell>
          <table:table-cell table:style-name="ce2" office:value-type="string" calcext:value-type="string">
            <text:p><text:s/>./Other/gao/C/C111.proof </text:p>
          </table:table-cell>
          <table:table-cell table:style-name="ce2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Other/gao/C/C11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gao/L/L022-1.gex </text:p>
          </table:table-cell>
          <table:table-cell table:style-name="ce2" office:value-type="string" calcext:value-type="string">
            <text:p><text:s/>./Other/gao/L/L022-1.p </text:p>
          </table:table-cell>
          <table:table-cell table:style-name="ce2" office:value-type="string" calcext:value-type="string">
            <text:p><text:s/>./Other/gao/L/L022-1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gao/L/L023-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gao/L/L025-5.gex </text:p>
          </table:table-cell>
          <table:table-cell table:style-name="ce2" office:value-type="string" calcext:value-type="string">
            <text:p><text:s/>./Other/gao/L/L025-5.p </text:p>
          </table:table-cell>
          <table:table-cell table:style-name="ce2" office:value-type="string" calcext:value-type="string">
            <text:p><text:s/>./Other/gao/L/L025-5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Other/gao/L/L043-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gao/L/L044-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gao/L/L181-4.gex </text:p>
          </table:table-cell>
          <table:table-cell table:style-name="ce2" office:value-type="string" calcext:value-type="string">
            <text:p><text:s/>./Other/gao/L/L181-4.p </text:p>
          </table:table-cell>
          <table:table-cell table:style-name="ce2" office:value-type="string" calcext:value-type="string">
            <text:p><text:s/>./Other/gao/L/L181-4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gao/L/L182-5.gex </text:p>
          </table:table-cell>
          <table:table-cell table:style-name="ce2" office:value-type="string" calcext:value-type="string">
            <text:p><text:s/>./Other/gao/L/L182-5.p </text:p>
          </table:table-cell>
          <table:table-cell table:style-name="ce2" office:value-type="string" calcext:value-type="string">
            <text:p><text:s/>./Other/gao/L/L182-5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Other/gao/L/L182-6.gex </text:p>
          </table:table-cell>
          <table:table-cell table:style-name="ce2" office:value-type="string" calcext:value-type="string">
            <text:p><text:s/>./Other/gao/L/L182-6.p </text:p>
          </table:table-cell>
          <table:table-cell table:style-name="ce2" office:value-type="string" calcext:value-type="string">
            <text:p><text:s/>./Other/gao/L/L182-6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gao/L/L183-11.gex </text:p>
          </table:table-cell>
          <table:table-cell table:style-name="ce2" office:value-type="string" calcext:value-type="string">
            <text:p><text:s/>./Other/gao/L/L183-11.p </text:p>
          </table:table-cell>
          <table:table-cell table:style-name="ce2" office:value-type="string" calcext:value-type="string">
            <text:p><text:s/>./Other/gao/L/L183-11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gao/L/L183-7.gex </text:p>
          </table:table-cell>
          <table:table-cell table:style-name="ce2" office:value-type="string" calcext:value-type="string">
            <text:p><text:s/>./Other/gao/L/L183-7.p </text:p>
          </table:table-cell>
          <table:table-cell table:style-name="ce2" office:value-type="string" calcext:value-type="string">
            <text:p><text:s/>./Other/gao/L/L183-7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gao/L/L189-1.gex </text:p>
          </table:table-cell>
          <table:table-cell table:style-name="ce2" office:value-type="string" calcext:value-type="string">
            <text:p><text:s/>./Other/gao/L/L189-1.p </text:p>
          </table:table-cell>
          <table:table-cell table:style-name="ce2" office:value-type="string" calcext:value-type="string">
            <text:p><text:s/>./Other/gao/L/L189-1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gao/L/L189-2.gex </text:p>
          </table:table-cell>
          <table:table-cell table:style-name="ce2" office:value-type="string" calcext:value-type="string">
            <text:p><text:s/>./Other/gao/L/L189-2.p </text:p>
          </table:table-cell>
          <table:table-cell table:style-name="ce2" office:value-type="string" calcext:value-type="string">
            <text:p><text:s/>./Other/gao/L/L189-2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gao/L/L190-7.gex </text:p>
          </table:table-cell>
          <table:table-cell table:style-name="ce2" office:value-type="string" calcext:value-type="string">
            <text:p><text:s/>./Other/gao/L/L190-7.p </text:p>
          </table:table-cell>
          <table:table-cell table:style-name="ce2" office:value-type="string" calcext:value-type="string">
            <text:p><text:s/>./Other/gao/L/L190-7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gao/L/L196-3-1.gex </text:p>
          </table:table-cell>
          <table:table-cell table:style-name="ce2" office:value-type="string" calcext:value-type="string">
            <text:p><text:s/>./Other/gao/L/L196-3-1.p </text:p>
          </table:table-cell>
          <table:table-cell table:style-name="ce2" office:value-type="string" calcext:value-type="string">
            <text:p><text:s/>./Other/gao/L/L196-3-1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gao/L/L196-3.gex </text:p>
          </table:table-cell>
          <table:table-cell table:style-name="ce2" office:value-type="string" calcext:value-type="string">
            <text:p><text:s/>./Other/gao/L/L196-3.p </text:p>
          </table:table-cell>
          <table:table-cell table:style-name="ce2" office:value-type="string" calcext:value-type="string">
            <text:p><text:s/>./Other/gao/L/L196-3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gao/L/L264-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gao/L/L46-1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gao/L/L66-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gao/L/L68-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gao/L/LL153-1.gex </text:p>
          </table:table-cell>
          <table:table-cell table:style-name="ce2" office:value-type="string" calcext:value-type="string">
            <text:p><text:s/>./Other/gao/L/LL153-1.p </text:p>
          </table:table-cell>
          <table:table-cell table:style-name="ce2" office:value-type="string" calcext:value-type="string">
            <text:p><text:s/>./Other/gao/L/LL153-1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gao/M/M010-26-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gao/M/M010-26.gex </text:p>
          </table:table-cell>
          <table:table-cell table:style-name="ce2" office:value-type="string" calcext:value-type="string">
            <text:p><text:s/>./Other/gao/M/M010-26.p </text:p>
          </table:table-cell>
          <table:table-cell table:style-name="ce2" office:value-type="string" calcext:value-type="string">
            <text:p><text:s/>./Other/gao/M/M010-26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gao/M/M010-32.gex </text:p>
          </table:table-cell>
          <table:table-cell table:style-name="ce2" office:value-type="string" calcext:value-type="string">
            <text:p><text:s/>./Other/gao/M/M010-32.p </text:p>
          </table:table-cell>
          <table:table-cell table:style-name="ce2" office:value-type="string" calcext:value-type="string">
            <text:p><text:s/>./Other/gao/M/M010-32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Other/gao/M/M017-18.gex </text:p>
          </table:table-cell>
          <table:table-cell table:style-name="ce2" office:value-type="string" calcext:value-type="string">
            <text:p><text:s/>./Other/gao/M/M017-18.p </text:p>
          </table:table-cell>
          <table:table-cell table:style-name="ce2" office:value-type="string" calcext:value-type="string">
            <text:p><text:s/>./Other/gao/M/M017-18.proof </text:p>
          </table:table-cell>
          <table:table-cell table:style-name="ce2" office:value-type="string" calcext:value-type="string">
            <text:p><text:s/>0.035</text:p>
          </table:table-cell>
        </table:table-row>
        <table:table-row table:style-name="ro1">
          <table:table-cell table:style-name="ce2" office:value-type="string" calcext:value-type="string">
            <text:p>./Other/gao/M/M018-1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gao/M/M020-52.gex </text:p>
          </table:table-cell>
          <table:table-cell table:style-name="ce2" office:value-type="string" calcext:value-type="string">
            <text:p><text:s/>./Other/gao/M/M020-52.p </text:p>
          </table:table-cell>
          <table:table-cell table:style-name="ce2" office:value-type="string" calcext:value-type="string">
            <text:p><text:s/>./Other/gao/M/M020-52.proof </text:p>
          </table:table-cell>
          <table:table-cell table:style-name="ce2" office:value-type="string" calcext:value-type="string">
            <text:p><text:s/>0.037</text:p>
          </table:table-cell>
        </table:table-row>
        <table:table-row table:style-name="ro1">
          <table:table-cell table:style-name="ce2" office:value-type="string" calcext:value-type="string">
            <text:p>./Other/gao/M/M021-59.gex </text:p>
          </table:table-cell>
          <table:table-cell table:style-name="ce2" office:value-type="string" calcext:value-type="string">
            <text:p><text:s/>./Other/gao/M/M021-59.p </text:p>
          </table:table-cell>
          <table:table-cell table:style-name="ce2" office:value-type="string" calcext:value-type="string">
            <text:p><text:s/>./Other/gao/M/M021-59.proof </text:p>
          </table:table-cell>
          <table:table-cell table:style-name="ce2" office:value-type="string" calcext:value-type="string">
            <text:p><text:s/>0.038</text:p>
          </table:table-cell>
        </table:table-row>
        <table:table-row table:style-name="ro1">
          <table:table-cell table:style-name="ce2" office:value-type="string" calcext:value-type="string">
            <text:p>./Other/gao/M/M021-62.gex </text:p>
          </table:table-cell>
          <table:table-cell table:style-name="ce2" office:value-type="string" calcext:value-type="string">
            <text:p><text:s/>./Other/gao/M/M021-62.p </text:p>
          </table:table-cell>
          <table:table-cell table:style-name="ce2" office:value-type="string" calcext:value-type="string">
            <text:p><text:s/>./Other/gao/M/M021-62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gao/M/M021-64.gex </text:p>
          </table:table-cell>
          <table:table-cell table:style-name="ce2" office:value-type="string" calcext:value-type="string">
            <text:p><text:s/>./Other/gao/M/M021-64.p </text:p>
          </table:table-cell>
          <table:table-cell table:style-name="ce2" office:value-type="string" calcext:value-type="string">
            <text:p><text:s/>./Other/gao/M/M021-64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gao/M/M024-94.gex </text:p>
          </table:table-cell>
          <table:table-cell table:style-name="ce2" office:value-type="string" calcext:value-type="string">
            <text:p><text:s/>./Other/gao/M/M024-94.p </text:p>
          </table:table-cell>
          <table:table-cell table:style-name="ce2" office:value-type="string" calcext:value-type="string">
            <text:p><text:s/>./Other/gao/M/M024-94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gao/M/M04-6.gex </text:p>
          </table:table-cell>
          <table:table-cell table:style-name="ce2" office:value-type="string" calcext:value-type="string">
            <text:p><text:s/>./Other/gao/M/M04-6.p </text:p>
          </table:table-cell>
          <table:table-cell table:style-name="ce2" office:value-type="string" calcext:value-type="string">
            <text:p><text:s/>./Other/gao/M/M04-6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Other/gao/M/M09-14.gex </text:p>
          </table:table-cell>
          <table:table-cell table:style-name="ce2" office:value-type="string" calcext:value-type="string">
            <text:p><text:s/>./Other/gao/M/M09-14.p </text:p>
          </table:table-cell>
          <table:table-cell table:style-name="ce2" office:value-type="string" calcext:value-type="string">
            <text:p><text:s/>./Other/gao/M/M09-14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gao/Y/yC102.gex </text:p>
          </table:table-cell>
          <table:table-cell table:style-name="ce2" office:value-type="string" calcext:value-type="string">
            <text:p><text:s/>./Other/gao/Y/yC102.p </text:p>
          </table:table-cell>
          <table:table-cell table:style-name="ce2" office:value-type="string" calcext:value-type="string">
            <text:p><text:s/>./Other/gao/Y/yC102.proof </text:p>
          </table:table-cell>
          <table:table-cell table:style-name="ce2" office:value-type="string" calcext:value-type="string">
            <text:p><text:s/>0.047</text:p>
          </table:table-cell>
        </table:table-row>
        <table:table-row table:style-name="ro1">
          <table:table-cell table:style-name="ce2" office:value-type="string" calcext:value-type="string">
            <text:p>./Other/gao/Y/yC103.gex </text:p>
          </table:table-cell>
          <table:table-cell table:style-name="ce2" office:value-type="string" calcext:value-type="string">
            <text:p><text:s/>./Other/gao/Y/yC103.p </text:p>
          </table:table-cell>
          <table:table-cell table:style-name="ce2" office:value-type="string" calcext:value-type="string">
            <text:p><text:s/>./Other/gao/Y/yC103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gao/Y/yL045-1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gao/Y/yL157-1.gex </text:p>
          </table:table-cell>
          <table:table-cell table:style-name="ce2" office:value-type="string" calcext:value-type="string">
            <text:p><text:s/>./Other/gao/Y/yL157-1.p </text:p>
          </table:table-cell>
          <table:table-cell table:style-name="ce2" office:value-type="string" calcext:value-type="string">
            <text:p><text:s/>./Other/gao/Y/yL157-1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gao/Y/yL158-10.gex </text:p>
          </table:table-cell>
          <table:table-cell table:style-name="ce2" office:value-type="string" calcext:value-type="string">
            <text:p><text:s/>./Other/gao/Y/yL158-10.p </text:p>
          </table:table-cell>
          <table:table-cell table:style-name="ce2" office:value-type="string" calcext:value-type="string">
            <text:p><text:s/>./Other/gao/Y/yL158-10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gao/Y/yL158-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gao/Y/yL181-4.gex </text:p>
          </table:table-cell>
          <table:table-cell table:style-name="ce2" office:value-type="string" calcext:value-type="string">
            <text:p><text:s/>./Other/gao/Y/yL181-4.p </text:p>
          </table:table-cell>
          <table:table-cell table:style-name="ce2" office:value-type="string" calcext:value-type="string">
            <text:p><text:s/>./Other/gao/Y/yL181-4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gao/Y/yL182-1.gex </text:p>
          </table:table-cell>
          <table:table-cell table:style-name="ce2" office:value-type="string" calcext:value-type="string">
            <text:p><text:s/>./Other/gao/Y/yL182-1.p </text:p>
          </table:table-cell>
          <table:table-cell table:style-name="ce2" office:value-type="string" calcext:value-type="string">
            <text:p><text:s/>./Other/gao/Y/yL182-1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gao/Y/yL182-4.gex </text:p>
          </table:table-cell>
          <table:table-cell table:style-name="ce2" office:value-type="string" calcext:value-type="string">
            <text:p><text:s/>./Other/gao/Y/yL182-4.p </text:p>
          </table:table-cell>
          <table:table-cell table:style-name="ce2" office:value-type="string" calcext:value-type="string">
            <text:p><text:s/>./Other/gao/Y/yL182-4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Other/locus/centroid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locus/fuerbac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locus/incenter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locus/orth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locus/ort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mold/5c-11-1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mold/C100.gex </text:p>
          </table:table-cell>
          <table:table-cell table:style-name="ce2" office:value-type="string" calcext:value-type="string">
            <text:p><text:s/>./Other/mold/C100.p </text:p>
          </table:table-cell>
          <table:table-cell table:style-name="ce2" office:value-type="string" calcext:value-type="string">
            <text:p><text:s/>./Other/mold/C100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mold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mold/EX0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mold/EX0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mold/EX00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mold/EX00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mold/EX007-s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mold/EX010-mq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mold/EX011-9p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mold/EX01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mold/EX01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mold/EX018-2c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mold/para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morley/morle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morley/morley_ndg.gex </text:p>
          </table:table-cell>
          <table:table-cell table:style-name="ce2" office:value-type="string" calcext:value-type="string">
            <text:p><text:s/>./Other/morley/morley_ndg.p </text:p>
          </table:table-cell>
          <table:table-cell table:style-name="ce2" office:value-type="string" calcext:value-type="string">
            <text:p><text:s/>./Other/morley/morley_ndg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mproof/c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mproof/OrthoBisector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ndg1/44.gex </text:p>
          </table:table-cell>
          <table:table-cell table:style-name="ce2" office:value-type="string" calcext:value-type="string">
            <text:p><text:s/>./Other/ndg1/44.p </text:p>
          </table:table-cell>
          <table:table-cell table:style-name="ce2" office:value-type="string" calcext:value-type="string">
            <text:p><text:s/>./Other/ndg1/44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Other/ndg1/53.gex </text:p>
          </table:table-cell>
          <table:table-cell table:style-name="ce2" office:value-type="string" calcext:value-type="string">
            <text:p><text:s/>./Other/ndg1/53.p </text:p>
          </table:table-cell>
          <table:table-cell table:style-name="ce2" office:value-type="string" calcext:value-type="string">
            <text:p><text:s/>./Other/ndg1/53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s/01.gex </text:p>
          </table:table-cell>
          <table:table-cell table:style-name="ce2" office:value-type="string" calcext:value-type="string">
            <text:p><text:s/>./Other/ndgs/01.p </text:p>
          </table:table-cell>
          <table:table-cell table:style-name="ce2" office:value-type="string" calcext:value-type="string">
            <text:p><text:s/>./Other/ndgs/01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s/02.gex </text:p>
          </table:table-cell>
          <table:table-cell table:style-name="ce2" office:value-type="string" calcext:value-type="string">
            <text:p><text:s/>./Other/ndgs/02.p </text:p>
          </table:table-cell>
          <table:table-cell table:style-name="ce2" office:value-type="string" calcext:value-type="string">
            <text:p><text:s/>./Other/ndgs/02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s/03.gex </text:p>
          </table:table-cell>
          <table:table-cell table:style-name="ce2" office:value-type="string" calcext:value-type="string">
            <text:p><text:s/>./Other/ndgs/03.p </text:p>
          </table:table-cell>
          <table:table-cell table:style-name="ce2" office:value-type="string" calcext:value-type="string">
            <text:p><text:s/>./Other/ndgs/03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s/04.gex </text:p>
          </table:table-cell>
          <table:table-cell table:style-name="ce2" office:value-type="string" calcext:value-type="string">
            <text:p><text:s/>./Other/ndgs/04.p </text:p>
          </table:table-cell>
          <table:table-cell table:style-name="ce2" office:value-type="string" calcext:value-type="string">
            <text:p><text:s/>./Other/ndgs/04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s/05.gex </text:p>
          </table:table-cell>
          <table:table-cell table:style-name="ce2" office:value-type="string" calcext:value-type="string">
            <text:p><text:s/>./Other/ndgs/05.p </text:p>
          </table:table-cell>
          <table:table-cell table:style-name="ce2" office:value-type="string" calcext:value-type="string">
            <text:p><text:s/>./Other/ndgs/05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s/06.gex </text:p>
          </table:table-cell>
          <table:table-cell table:style-name="ce2" office:value-type="string" calcext:value-type="string">
            <text:p><text:s/>./Other/ndgs/06.p </text:p>
          </table:table-cell>
          <table:table-cell table:style-name="ce2" office:value-type="string" calcext:value-type="string">
            <text:p><text:s/>./Other/ndgs/06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s/0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ndgs/0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ndgs/0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ndgTest/03.gex </text:p>
          </table:table-cell>
          <table:table-cell table:style-name="ce2" office:value-type="string" calcext:value-type="string">
            <text:p><text:s/>./Other/ndgTest/03.p </text:p>
          </table:table-cell>
          <table:table-cell table:style-name="ce2" office:value-type="string" calcext:value-type="string">
            <text:p><text:s/>./Other/ndgTest/03.proof </text:p>
          </table:table-cell>
          <table:table-cell table:style-name="ce2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Other/ndgTest/06.gex </text:p>
          </table:table-cell>
          <table:table-cell table:style-name="ce2" office:value-type="string" calcext:value-type="string">
            <text:p><text:s/>./Other/ndgTest/06.p </text:p>
          </table:table-cell>
          <table:table-cell table:style-name="ce2" office:value-type="string" calcext:value-type="string">
            <text:p><text:s/>./Other/ndgTest/06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ndgTest/08.gex </text:p>
          </table:table-cell>
          <table:table-cell table:style-name="ce2" office:value-type="string" calcext:value-type="string">
            <text:p><text:s/>./Other/ndgTest/08.p </text:p>
          </table:table-cell>
          <table:table-cell table:style-name="ce2" office:value-type="string" calcext:value-type="string">
            <text:p><text:s/>./Other/ndgTest/08.proof </text:p>
          </table:table-cell>
          <table:table-cell table:style-name="ce2" office:value-type="string" calcext:value-type="string">
            <text:p><text:s/>0.046</text:p>
          </table:table-cell>
        </table:table-row>
        <table:table-row table:style-name="ro1">
          <table:table-cell table:style-name="ce2" office:value-type="string" calcext:value-type="string">
            <text:p>./Other/ndgTest/12.gex </text:p>
          </table:table-cell>
          <table:table-cell table:style-name="ce2" office:value-type="string" calcext:value-type="string">
            <text:p><text:s/>./Other/ndgTest/12.p </text:p>
          </table:table-cell>
          <table:table-cell table:style-name="ce2" office:value-type="string" calcext:value-type="string">
            <text:p><text:s/>./Other/ndgTest/12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Test/16.gex </text:p>
          </table:table-cell>
          <table:table-cell table:style-name="ce2" office:value-type="string" calcext:value-type="string">
            <text:p><text:s/>./Other/ndgTest/16.p </text:p>
          </table:table-cell>
          <table:table-cell table:style-name="ce2" office:value-type="string" calcext:value-type="string">
            <text:p><text:s/>./Other/ndgTest/16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ndgTest/17.gex </text:p>
          </table:table-cell>
          <table:table-cell table:style-name="ce2" office:value-type="string" calcext:value-type="string">
            <text:p><text:s/>./Other/ndgTest/17.p </text:p>
          </table:table-cell>
          <table:table-cell table:style-name="ce2" office:value-type="string" calcext:value-type="string">
            <text:p><text:s/>./Other/ndgTest/17.proof </text:p>
          </table:table-cell>
          <table:table-cell table:style-name="ce2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Other/ndgTest/20.gex </text:p>
          </table:table-cell>
          <table:table-cell table:style-name="ce2" office:value-type="string" calcext:value-type="string">
            <text:p><text:s/>./Other/ndgTest/20.p </text:p>
          </table:table-cell>
          <table:table-cell table:style-name="ce2" office:value-type="string" calcext:value-type="string">
            <text:p><text:s/>./Other/ndgTest/20.proof </text:p>
          </table:table-cell>
          <table:table-cell table:style-name="ce2" office:value-type="string" calcext:value-type="string">
            <text:p><text:s/>0.051</text:p>
          </table:table-cell>
        </table:table-row>
        <table:table-row table:style-name="ro1">
          <table:table-cell table:style-name="ce2" office:value-type="string" calcext:value-type="string">
            <text:p>./Other/ndgTest/22.gex </text:p>
          </table:table-cell>
          <table:table-cell table:style-name="ce2" office:value-type="string" calcext:value-type="string">
            <text:p><text:s/>./Other/ndgTest/22.p </text:p>
          </table:table-cell>
          <table:table-cell table:style-name="ce2" office:value-type="string" calcext:value-type="string">
            <text:p><text:s/>./Other/ndgTest/22.proof </text:p>
          </table:table-cell>
          <table:table-cell table:style-name="ce2" office:value-type="string" calcext:value-type="string">
            <text:p><text:s/>0.047</text:p>
          </table:table-cell>
        </table:table-row>
        <table:table-row table:style-name="ro1">
          <table:table-cell table:style-name="ce2" office:value-type="string" calcext:value-type="string">
            <text:p>./Other/ndgTest/23.gex </text:p>
          </table:table-cell>
          <table:table-cell table:style-name="ce2" office:value-type="string" calcext:value-type="string">
            <text:p><text:s/>./Other/ndgTest/23.p </text:p>
          </table:table-cell>
          <table:table-cell table:style-name="ce2" office:value-type="string" calcext:value-type="string">
            <text:p><text:s/>./Other/ndgTest/23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Test/24.gex </text:p>
          </table:table-cell>
          <table:table-cell table:style-name="ce2" office:value-type="string" calcext:value-type="string">
            <text:p><text:s/>./Other/ndgTest/24.p </text:p>
          </table:table-cell>
          <table:table-cell table:style-name="ce2" office:value-type="string" calcext:value-type="string">
            <text:p><text:s/>./Other/ndgTest/24.proof </text:p>
          </table:table-cell>
          <table:table-cell table:style-name="ce2" office:value-type="string" calcext:value-type="string">
            <text:p><text:s/>0.044</text:p>
          </table:table-cell>
        </table:table-row>
        <table:table-row table:style-name="ro1">
          <table:table-cell table:style-name="ce2" office:value-type="string" calcext:value-type="string">
            <text:p>./Other/ndgTest/32.gex </text:p>
          </table:table-cell>
          <table:table-cell table:style-name="ce2" office:value-type="string" calcext:value-type="string">
            <text:p><text:s/>./Other/ndgTest/32.p </text:p>
          </table:table-cell>
          <table:table-cell table:style-name="ce2" office:value-type="string" calcext:value-type="string">
            <text:p><text:s/>./Other/ndgTest/32.proof </text:p>
          </table:table-cell>
          <table:table-cell table:style-name="ce2" office:value-type="string" calcext:value-type="string">
            <text:p><text:s/>0.045</text:p>
          </table:table-cell>
        </table:table-row>
        <table:table-row table:style-name="ro1">
          <table:table-cell table:style-name="ce2" office:value-type="string" calcext:value-type="string">
            <text:p>./Other/ndgTest/33.gex </text:p>
          </table:table-cell>
          <table:table-cell table:style-name="ce2" office:value-type="string" calcext:value-type="string">
            <text:p><text:s/>./Other/ndgTest/33.p </text:p>
          </table:table-cell>
          <table:table-cell table:style-name="ce2" office:value-type="string" calcext:value-type="string">
            <text:p><text:s/>./Other/ndgTest/33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Test/44.gex </text:p>
          </table:table-cell>
          <table:table-cell table:style-name="ce2" office:value-type="string" calcext:value-type="string">
            <text:p><text:s/>./Other/ndgTest/44.p </text:p>
          </table:table-cell>
          <table:table-cell table:style-name="ce2" office:value-type="string" calcext:value-type="string">
            <text:p><text:s/>./Other/ndgTest/44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ndgTest/48.gex </text:p>
          </table:table-cell>
          <table:table-cell table:style-name="ce2" office:value-type="string" calcext:value-type="string">
            <text:p><text:s/>./Other/ndgTest/48.p </text:p>
          </table:table-cell>
          <table:table-cell table:style-name="ce2" office:value-type="string" calcext:value-type="string">
            <text:p><text:s/>./Other/ndgTest/48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Other/ndgTest/49.gex </text:p>
          </table:table-cell>
          <table:table-cell table:style-name="ce2" office:value-type="string" calcext:value-type="string">
            <text:p><text:s/>./Other/ndgTest/49.p </text:p>
          </table:table-cell>
          <table:table-cell table:style-name="ce2" office:value-type="string" calcext:value-type="string">
            <text:p><text:s/>./Other/ndgTest/49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ndgTest/50.gex </text:p>
          </table:table-cell>
          <table:table-cell table:style-name="ce2" office:value-type="string" calcext:value-type="string">
            <text:p><text:s/>./Other/ndgTest/50.p </text:p>
          </table:table-cell>
          <table:table-cell table:style-name="ce2" office:value-type="string" calcext:value-type="string">
            <text:p><text:s/>./Other/ndgTest/50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Other/ndgTest/62.gex </text:p>
          </table:table-cell>
          <table:table-cell table:style-name="ce2" office:value-type="string" calcext:value-type="string">
            <text:p><text:s/>./Other/ndgTest/62.p </text:p>
          </table:table-cell>
          <table:table-cell table:style-name="ce2" office:value-type="string" calcext:value-type="string">
            <text:p><text:s/>./Other/ndgTest/62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ndgTest/65.gex </text:p>
          </table:table-cell>
          <table:table-cell table:style-name="ce2" office:value-type="string" calcext:value-type="string">
            <text:p><text:s/>./Other/ndgTest/65.p </text:p>
          </table:table-cell>
          <table:table-cell table:style-name="ce2" office:value-type="string" calcext:value-type="string">
            <text:p><text:s/>./Other/ndgTest/65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Test/70.gex </text:p>
          </table:table-cell>
          <table:table-cell table:style-name="ce2" office:value-type="string" calcext:value-type="string">
            <text:p><text:s/>./Other/ndgTest/70.p </text:p>
          </table:table-cell>
          <table:table-cell table:style-name="ce2" office:value-type="string" calcext:value-type="string">
            <text:p><text:s/>./Other/ndgTest/70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ndgTest/73.gex </text:p>
          </table:table-cell>
          <table:table-cell table:style-name="ce2" office:value-type="string" calcext:value-type="string">
            <text:p><text:s/>./Other/ndgTest/73.p </text:p>
          </table:table-cell>
          <table:table-cell table:style-name="ce2" office:value-type="string" calcext:value-type="string">
            <text:p><text:s/>./Other/ndgTest/73.proof </text:p>
          </table:table-cell>
          <table:table-cell table:style-name="ce2" office:value-type="string" calcext:value-type="string">
            <text:p><text:s/>0.029</text:p>
          </table:table-cell>
        </table:table-row>
        <table:table-row table:style-name="ro1">
          <table:table-cell table:style-name="ce2" office:value-type="string" calcext:value-type="string">
            <text:p>./Other/ndgTest/74.gex </text:p>
          </table:table-cell>
          <table:table-cell table:style-name="ce2" office:value-type="string" calcext:value-type="string">
            <text:p><text:s/>./Other/ndgTest/74.p </text:p>
          </table:table-cell>
          <table:table-cell table:style-name="ce2" office:value-type="string" calcext:value-type="string">
            <text:p><text:s/>./Other/ndgTest/74.proof </text:p>
          </table:table-cell>
          <table:table-cell table:style-name="ce2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Other/ndgTest/81.gex </text:p>
          </table:table-cell>
          <table:table-cell table:style-name="ce2" office:value-type="string" calcext:value-type="string">
            <text:p><text:s/>./Other/ndgTest/81.p </text:p>
          </table:table-cell>
          <table:table-cell table:style-name="ce2" office:value-type="string" calcext:value-type="string">
            <text:p><text:s/>./Other/ndgTest/81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ndgTest/90.gex </text:p>
          </table:table-cell>
          <table:table-cell table:style-name="ce2" office:value-type="string" calcext:value-type="string">
            <text:p><text:s/>./Other/ndgTest/90.p </text:p>
          </table:table-cell>
          <table:table-cell table:style-name="ce2" office:value-type="string" calcext:value-type="string">
            <text:p><text:s/>./Other/ndgTest/90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ndgTest/91.gex </text:p>
          </table:table-cell>
          <table:table-cell table:style-name="ce2" office:value-type="string" calcext:value-type="string">
            <text:p><text:s/>./Other/ndgTest/91.p </text:p>
          </table:table-cell>
          <table:table-cell table:style-name="ce2" office:value-type="string" calcext:value-type="string">
            <text:p><text:s/>./Other/ndgTest/91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ndgTest/93.gex </text:p>
          </table:table-cell>
          <table:table-cell table:style-name="ce2" office:value-type="string" calcext:value-type="string">
            <text:p><text:s/>./Other/ndgTest/93.p </text:p>
          </table:table-cell>
          <table:table-cell table:style-name="ce2" office:value-type="string" calcext:value-type="string">
            <text:p><text:s/>./Other/ndgTest/93.proof </text:p>
          </table:table-cell>
          <table:table-cell table:style-name="ce2" office:value-type="string" calcext:value-type="string">
            <text:p><text:s/>0.026</text:p>
          </table:table-cell>
        </table:table-row>
        <table:table-row table:style-name="ro1">
          <table:table-cell table:style-name="ce2" office:value-type="string" calcext:value-type="string">
            <text:p>./Other/ndgTest/94.gex </text:p>
          </table:table-cell>
          <table:table-cell table:style-name="ce2" office:value-type="string" calcext:value-type="string">
            <text:p><text:s/>./Other/ndgTest/94.p </text:p>
          </table:table-cell>
          <table:table-cell table:style-name="ce2" office:value-type="string" calcext:value-type="string">
            <text:p><text:s/>./Other/ndgTest/94.proof </text:p>
          </table:table-cell>
          <table:table-cell table:style-name="ce2" office:value-type="string" calcext:value-type="string">
            <text:p><text:s/>0.031</text:p>
          </table:table-cell>
        </table:table-row>
        <table:table-row table:style-name="ro1">
          <table:table-cell table:style-name="ce2" office:value-type="string" calcext:value-type="string">
            <text:p>./Other/new/InCircumcenter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centroid_area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animation/9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animation/butterfl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animation/feuerbach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animation/feuerbach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animation/feuerbac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animation/g-simso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animation/Morle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animation/pappu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animation/pasc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animation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animation/simso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animation/two-ortho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jar-part1/example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jar-part1/Readme-1s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3p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3PP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9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area-method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area-method/para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butterfl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feuerbach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feuerbach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feuerbac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full-angle-proof/5c-11-1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full-angle-proof/5c-11-1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full-angle-proof/EX0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full-angle-proof/EX0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full-angle-proof/EX00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full-angle-proof/EX00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full-angle-proof/EX007-s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full-angle-proof/EX010-mq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full-angle-proof/EX011-9p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full-angle-proof/EX01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full-angle-proof/EX01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full-angle-proof/EX018-2c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circle-fig/3equi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circle-fig/9-point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circle-fig/napoleon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circle-fig/ortho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circle-fig/ortho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circle-fig/pedal0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circle-fig/ptolemy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circle-fig/simson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circle-fig/square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circle-fig/steiner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circle-fig/two-circle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line-fig/2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line-fig/centriod01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line-fig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line-fig/iso-right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line-fig/iso-triangle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line-fig/median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line-fig/median03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line-fig/median04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line-fig/median05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line-fig/midpoint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line-fig/orthocenter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line-fig/para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line-fig/para03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line-fig/para0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line-fig/quad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line-fig/quad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line-fig/trapzoid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anual-proofs/line-fig/trapzoid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Morle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pappu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pasc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pedal-proble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pythagora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Shwarz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simso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new/two-ortho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2c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2-ortho-cirlce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5-c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5c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5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9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animation/ortho-ani1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animation/ortho-ani1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animation/ortho-ani1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animation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animation/two-circle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animation/two-full-angle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Area/centroid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Area/par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area-method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area-method/para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butterfl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consgex/1957-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consgex/3-paralle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consgex/3p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consgex/Aa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consgex/A-B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consgex/ctangent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consgex/ctangent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consgex/cu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consgex/hh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consgex/ht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consgex/mm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consgex/peri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consgex/PP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consgex/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0ani/ortho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0ani/ortho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0ani/ortho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0ani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0ani/two-circle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0ani/two-full-angle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Cons/1957-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Cons/1957-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Cons/2ctagen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Cons/Aa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Cons/A-B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Cons/ctangent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Cons/cu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Cons/hh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Cons/ht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Cons/mm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Cons/peri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Cons/PP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Cons/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inequality/0-readme-firs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inequality/2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inequality/a-b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inequality/b-c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inequality/extern-bi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inequality/median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inequality/media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inequality/paradox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inequality/Ped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inequality/pedal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inequality/ptolem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inequality/schwarz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inequality/steiner-lehmus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inequality/steiner-lehmu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examples/inequality/two-poin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feuerbach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feuerbach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feuerbac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full-angle-proof/5c-11-1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full-angle-proof/5c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full-angle-proof/5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full-angle-proof/EX0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full-angle-proof/EX0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full-angle-proof/EX00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full-angle-proof/EX00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full-angle-proof/EX00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full-angle-proof/EX01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full-angle-proof/EX01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full-angle-proof/EX01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full-angle-proof/EX01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full-angle-proof/EX01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full-angle-proof/five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full-angle-proof/five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inequality/0-Readme-firs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inequality/2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inequality/a-b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inequality/b-c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inequality/extern-bi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inequality/median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inequality/media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inequality/paradox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inequality/Ped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inequality/pedal-proble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inequality/ptolem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inequality/schwarz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inequality/schwarz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inequality/steiner-lehmus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inequality/steiner-lehmu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inequality/steiner-poin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inequality/two-point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circle-fig/3equi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circle-fig/9-point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circle-fig/napoleon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circle-fig/ortho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circle-fig/ortho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circle-fig/pedal0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circle-fig/ptolemy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circle-fig/simson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circle-fig/square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circle-fig/steiner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circle-fig/two-circle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line-fig/2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line-fig/centriod01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line-fig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line-fig/iso-right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line-fig/iso-triangle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line-fig/median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line-fig/median03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line-fig/median04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line-fig/median05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line-fig/midpoint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line-fig/orthocenter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line-fig/para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line-fig/para03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line-fig/para0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line-fig/quad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line-fig/quad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line-fig/trapzoid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anual-proofs/line-fig/trapzoid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Morle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others/1957-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others/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others/2-circle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others/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others/3-squar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others/5-c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others/5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others/9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others/desargue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others/feuerbach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others/feuerbach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others/iso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others/ped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others/radic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others/squar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others/sum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others/two-circle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appu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arterso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asc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2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centroid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centroid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iso-right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iso-triangle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mdedian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median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median0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median0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midpoint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orthocenter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para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para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para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para0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para0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quad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quad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trapezoid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line-figures/trapezoid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pythagora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with-circles/3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with-circles/9-poin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with-circles/bisector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with-circles/napoleon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with-circles/ortho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with-circles/ortho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with-circles/pedal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with-circles/ptolemy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with-circles/simso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with-circles/square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with-circles/steiner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proof-examples/with-circles/two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simso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previous/old/sum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ruler-compass/3p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ruler-compass/consgex/1957-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ruler-compass/consgex/3-paralle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ruler-compass/consgex/3p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ruler-compass/consgex/Aa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ruler-compass/consgex/A-B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ruler-compass/consgex/ctangent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ruler-compass/consgex/ctangent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ruler-compass/consgex/cu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ruler-compass/consgex/hh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ruler-compass/consgex/ht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ruler-compass/consgex/mm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ruler-compass/consgex/peri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ruler-compass/consgex/PP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ruler-compass/consgex/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ruler-compass/pp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area-method/centriod-area-method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area-method/centroid-tradition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area-method/para-area-method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area-method/para-tradition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full-angle-proof/5c-11-1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full-angle-proof/5c-11-1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full-angle-proof/EX0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full-angle-proof/EX0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full-angle-proof/EX00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full-angle-proof/EX00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full-angle-proof/EX007-s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full-angle-proof/EX010-mq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full-angle-proof/EX011-9p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full-angle-proof/EX01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full-angle-proof/EX01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full-angle-proof/EX018-2c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full-angle-proof/README-1s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Pedal/2-point-proble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Pedal/pedal-tirnagle-proble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Pedal/pedal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Pedal/schwarz-solutio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pythagora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Shwarz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circle-fig/3equi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circle-fig/9-point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circle-fig/napoleon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circle-fig/ortho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circle-fig/ortho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circle-fig/pedal0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circle-fig/ptolemy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circle-fig/simson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circle-fig/square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circle-fig/steiner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circle-fig/two-circle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line-fig/2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line-fig/centriod01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line-fig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line-fig/iso-right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line-fig/iso-triangle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line-fig/median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line-fig/median03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line-fig/median04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line-fig/median05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line-fig/midpoint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line-fig/orthocenter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line-fig/para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line-fig/para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line-fig/para03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line-fig/para0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line-fig/quad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line-fig/quad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line-fig/trapzoid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/visual-proofs/traditional-proofs/line-fig/trapzoid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3p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3PP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9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area-method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area-method/para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butterfl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feuerbach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feuerbach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feuerbac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full-angle-proof/5c-11-1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full-angle-proof/5c-11-1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full-angle-proof/EX0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full-angle-proof/EX0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full-angle-proof/EX00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full-angle-proof/EX00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full-angle-proof/EX007-s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full-angle-proof/EX010-mq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full-angle-proof/EX011-9p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full-angle-proof/EX01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full-angle-proof/EX01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full-angle-proof/EX018-2c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circle-fig/3equi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circle-fig/9-point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circle-fig/napoleon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circle-fig/ortho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circle-fig/ortho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circle-fig/pedal0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circle-fig/ptolemy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circle-fig/simson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circle-fig/square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circle-fig/steiner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circle-fig/two-circle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line-fig/2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line-fig/centriod01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line-fig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line-fig/iso-right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line-fig/iso-triangle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line-fig/median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line-fig/median03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line-fig/median04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line-fig/median05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line-fig/midpoint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line-fig/orthocenter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line-fig/para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line-fig/para03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line-fig/para0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line-fig/quad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line-fig/quad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line-fig/trapzoid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anual-proofs/line-fig/trapzoid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Morle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pappu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pasc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pedal-proble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pythagora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Shwarz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simso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new/two-ortho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2c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2-ortho-cirlce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5-c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5c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5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9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animation/ortho-ani1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animation/ortho-ani1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animation/ortho-ani1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animation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animation/two-circle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animation/two-full-angle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Area/centroid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Area/par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area-method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area-method/para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butterfl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consgex/1957-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consgex/3-paralle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consgex/3p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consgex/Aa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consgex/A-B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consgex/ctangent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consgex/ctangent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consgex/cu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consgex/hh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consgex/ht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consgex/mm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consgex/peri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consgex/PP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consgex/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0ani/ortho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0ani/ortho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0ani/ortho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0ani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0ani/two-circle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0ani/two-full-angle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Cons/1957-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Cons/1957-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Cons/2ctagen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Cons/Aa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Cons/A-B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Cons/ctangent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Cons/cu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Cons/hh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Cons/ht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Cons/mm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Cons/peri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Cons/PP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Cons/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inequality/0-readme-firs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inequality/2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inequality/a-b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inequality/b-c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inequality/extern-bi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inequality/median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inequality/media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inequality/paradox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inequality/Ped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inequality/pedal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inequality/ptolem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inequality/schwarz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inequality/steiner-lehmus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inequality/steiner-lehmu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examples/inequality/two-poin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feuerbach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feuerbach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feuerbac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full-angle-proof/5c-11-1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full-angle-proof/5c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full-angle-proof/5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full-angle-proof/EX0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full-angle-proof/EX0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full-angle-proof/EX00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full-angle-proof/EX00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full-angle-proof/EX00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full-angle-proof/EX01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full-angle-proof/EX01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full-angle-proof/EX01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full-angle-proof/EX01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full-angle-proof/EX01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full-angle-proof/five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full-angle-proof/five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inequality/0-Readme-firs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inequality/2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inequality/a-b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inequality/b-c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inequality/extern-bi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inequality/median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inequality/media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inequality/paradox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inequality/Ped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inequality/pedal-proble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inequality/ptolem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inequality/schwarz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inequality/schwarz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inequality/steiner-lehmus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inequality/steiner-lehmu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inequality/steiner-poin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inequality/two-point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circle-fig/3equi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circle-fig/9-point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circle-fig/napoleon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circle-fig/ortho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circle-fig/ortho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circle-fig/pedal0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circle-fig/ptolemy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circle-fig/simson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circle-fig/square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circle-fig/steiner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circle-fig/two-circle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line-fig/2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line-fig/centriod01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line-fig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line-fig/iso-right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line-fig/iso-triangle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line-fig/median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line-fig/median03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line-fig/median04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line-fig/median05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line-fig/midpoint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line-fig/orthocenter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line-fig/para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line-fig/para03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line-fig/para0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line-fig/quad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line-fig/quad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line-fig/trapzoid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anual-proofs/line-fig/trapzoid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Morle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others/1957-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others/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others/2-circle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others/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others/3-squar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others/5-c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others/5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others/9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others/desargue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others/feuerbach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others/feuerbach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others/iso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others/ped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others/radic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others/squar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others/sum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others/two-circle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appu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arterso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asc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2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centroid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centroid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iso-right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iso-triangle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mdedian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median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median0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median0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midpoint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orthocenter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para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para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para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para0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para0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quad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quad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trapezoid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line-figures/trapezoid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pythagora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with-circles/3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with-circles/9-poin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with-circles/bisector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with-circles/napoleon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with-circles/ortho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with-circles/ortho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with-circles/pedal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with-circles/ptolemy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with-circles/simso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with-circles/square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with-circles/steiner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proof-examples/with-circles/two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simso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old/sum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9-point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area-method/centriod-area-method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area-method/centroid-tradition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area-method/para-area-method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area-method/para-tradition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butterfl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feuerbach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feuerbach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feuerbach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full-angle-proof/5c-11-1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full-angle-proof/5c-11-1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full-angle-proof/EX0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full-angle-proof/EX0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full-angle-proof/EX00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full-angle-proof/EX00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full-angle-proof/EX007-s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full-angle-proof/EX010-mq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full-angle-proof/EX011-9pt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full-angle-proof/EX01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full-angle-proof/EX01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full-angle-proof/EX018-2c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g-simso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circle-fig/3equi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circle-fig/9-point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circle-fig/napoleon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circle-fig/ortho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circle-fig/ortho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circle-fig/pedal0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circle-fig/ptolemy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circle-fig/simson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circle-fig/square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circle-fig/steiner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circle-fig/two-circle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line-fig/2equi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line-fig/centriod01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line-fig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line-fig/iso-right-triangle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line-fig/iso-triangle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line-fig/median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line-fig/median03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line-fig/median04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line-fig/median05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line-fig/midpoint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line-fig/orthocenter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line-fig/para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line-fig/para03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line-fig/para0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line-fig/quad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line-fig/quad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line-fig/trapzoid01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anual-proofs/line-fig/trapzoid02-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Morle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pappu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pasca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peaucellier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Pedal/2-point-proble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Pedal/pedal-tirnagle-proble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Pedal/pedal-triang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Pedal/schwarz-solutio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proof-examples/centriod02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proof-examples/para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pythagora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Ruler-Compass/3p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Ruler-Compass/3PPL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Shwarz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simson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Showcase/two-ortho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ld/examples-12-25/two-ortho-circle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ther/c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ther/E075-25-sss.gex </text:p>
          </table:table-cell>
          <table:table-cell table:style-name="ce2" office:value-type="string" calcext:value-type="string">
            <text:p><text:s/>./Other/other/E075-25-sss.p </text:p>
          </table:table-cell>
          <table:table-cell table:style-name="ce2" office:value-type="string" calcext:value-type="string">
            <text:p><text:s/>./Other/other/E075-25-sss.proof </text:p>
          </table:table-cell>
          <table:table-cell table:style-name="ce2" office:value-type="string" calcext:value-type="string">
            <text:p><text:s/>0.04</text:p>
          </table:table-cell>
        </table:table-row>
        <table:table-row table:style-name="ro1">
          <table:table-cell table:style-name="ce2" office:value-type="string" calcext:value-type="string">
            <text:p>./Other/other/fig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ther/fig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ther/FIG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ther/FIG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ther/geometr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ther/morley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ther/morley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other/nevin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paper/03_Pyth2_BK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paper/03_Pyth2_BK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paper/aa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paper/morley4.gex </text:p>
          </table:table-cell>
          <table:table-cell table:style-name="ce2" office:value-type="string" calcext:value-type="string">
            <text:p><text:s/>./Other/paper/morley4.p </text:p>
          </table:table-cell>
          <table:table-cell table:style-name="ce2" office:value-type="string" calcext:value-type="string">
            <text:p><text:s/>./Other/paper/morley4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paper/Ptolemy's Theorem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paper/Ptolemy's Theorem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paper/Ptolemy's Theorem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paper/Thebault/aa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paper/Thebault/t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paper/Thebault/t5.gex </text:p>
          </table:table-cell>
          <table:table-cell table:style-name="ce2" office:value-type="string" calcext:value-type="string">
            <text:p><text:s/>./Other/paper/Thebault/t5.p </text:p>
          </table:table-cell>
          <table:table-cell table:style-name="ce2" office:value-type="string" calcext:value-type="string">
            <text:p><text:s/>./Other/paper/Thebault/t5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paper/Thebault/t6.gex </text:p>
          </table:table-cell>
          <table:table-cell table:style-name="ce2" office:value-type="string" calcext:value-type="string">
            <text:p><text:s/>./Other/paper/Thebault/t6.p </text:p>
          </table:table-cell>
          <table:table-cell table:style-name="ce2" office:value-type="string" calcext:value-type="string">
            <text:p><text:s/>./Other/paper/Thebault/t6.proof </text:p>
          </table:table-cell>
          <table:table-cell table:style-name="ce2" office:value-type="string" calcext:value-type="string">
            <text:p><text:s/>---</text:p>
          </table:table-cell>
        </table:table-row>
        <table:table-row table:style-name="ro1">
          <table:table-cell table:style-name="ce2" office:value-type="string" calcext:value-type="string">
            <text:p>./Other/paper/Thebault/t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paper/Thebault/t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paper/Thebault/tp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paper/Thebault/tp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presentation/1_3q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Other/unsolved/109f.gex </text:p>
          </table:table-cell>
          <table:table-cell table:style-name="ce2" office:value-type="string" calcext:value-type="string">
            <text:p><text:s/>./Other/unsolved/109f.p </text:p>
          </table:table-cell>
          <table:table-cell table:style-name="ce2" office:value-type="string" calcext:value-type="string">
            <text:p><text:s/>./Other/unsolved/109f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Other/unsolved/65.gex </text:p>
          </table:table-cell>
          <table:table-cell table:style-name="ce2" office:value-type="string" calcext:value-type="string">
            <text:p><text:s/>./Other/unsolved/65.p </text:p>
          </table:table-cell>
          <table:table-cell table:style-name="ce2" office:value-type="string" calcext:value-type="string">
            <text:p><text:s/>./Other/unsolved/65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Other/unsolved/82.gex </text:p>
          </table:table-cell>
          <table:table-cell table:style-name="ce2" office:value-type="string" calcext:value-type="string">
            <text:p><text:s/>./Other/unsolved/82.p </text:p>
          </table:table-cell>
          <table:table-cell table:style-name="ce2" office:value-type="string" calcext:value-type="string">
            <text:p><text:s/>./Other/unsolved/82.proof </text:p>
          </table:table-cell>
          <table:table-cell table:style-name="ce2" office:value-type="string" calcext:value-type="string">
            <text:p><text:s/>0.03</text:p>
          </table:table-cell>
        </table:table-row>
        <table:table-row table:style-name="ro1">
          <table:table-cell table:style-name="ce2" office:value-type="string" calcext:value-type="string">
            <text:p>./Other/unsolved/E046-10.gex </text:p>
          </table:table-cell>
          <table:table-cell table:style-name="ce2" office:value-type="string" calcext:value-type="string">
            <text:p><text:s/>./Other/unsolved/E046-10.p </text:p>
          </table:table-cell>
          <table:table-cell table:style-name="ce2" office:value-type="string" calcext:value-type="string">
            <text:p><text:s/>./Other/unsolved/E046-10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unsolved/E046-7.gex </text:p>
          </table:table-cell>
          <table:table-cell table:style-name="ce2" office:value-type="string" calcext:value-type="string">
            <text:p><text:s/>./Other/unsolved/E046-7.p </text:p>
          </table:table-cell>
          <table:table-cell table:style-name="ce2" office:value-type="string" calcext:value-type="string">
            <text:p><text:s/>./Other/unsolved/E046-7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unsolved/E051-7.gex </text:p>
          </table:table-cell>
          <table:table-cell table:style-name="ce2" office:value-type="string" calcext:value-type="string">
            <text:p><text:s/>./Other/unsolved/E051-7.p </text:p>
          </table:table-cell>
          <table:table-cell table:style-name="ce2" office:value-type="string" calcext:value-type="string">
            <text:p><text:s/>./Other/unsolved/E051-7.proof </text:p>
          </table:table-cell>
          <table:table-cell table:style-name="ce2" office:value-type="string" calcext:value-type="string">
            <text:p><text:s/>0.043</text:p>
          </table:table-cell>
        </table:table-row>
        <table:table-row table:style-name="ro1">
          <table:table-cell table:style-name="ce2" office:value-type="string" calcext:value-type="string">
            <text:p>./Other/unsolved/E073-17.gex </text:p>
          </table:table-cell>
          <table:table-cell table:style-name="ce2" office:value-type="string" calcext:value-type="string">
            <text:p><text:s/>./Other/unsolved/E073-17.p </text:p>
          </table:table-cell>
          <table:table-cell table:style-name="ce2" office:value-type="string" calcext:value-type="string">
            <text:p><text:s/>./Other/unsolved/E073-17.proof </text:p>
          </table:table-cell>
          <table:table-cell table:style-name="ce2" office:value-type="string" calcext:value-type="string">
            <text:p><text:s/>0.027</text:p>
          </table:table-cell>
        </table:table-row>
        <table:table-row table:style-name="ro1">
          <table:table-cell table:style-name="ce2" office:value-type="string" calcext:value-type="string">
            <text:p>./Other/unsolved/E074-24.gex </text:p>
          </table:table-cell>
          <table:table-cell table:style-name="ce2" office:value-type="string" calcext:value-type="string">
            <text:p><text:s/>./Other/unsolved/E074-24.p </text:p>
          </table:table-cell>
          <table:table-cell table:style-name="ce2" office:value-type="string" calcext:value-type="string">
            <text:p><text:s/>./Other/unsolved/E074-24.proof </text:p>
          </table:table-cell>
          <table:table-cell table:style-name="ce2" office:value-type="string" calcext:value-type="string">
            <text:p><text:s/>0.028</text:p>
          </table:table-cell>
        </table:table-row>
        <table:table-row table:style-name="ro1">
          <table:table-cell table:style-name="ce2" office:value-type="string" calcext:value-type="string">
            <text:p>./Rulers/FULL/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0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0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0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0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0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0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1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1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1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1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1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1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1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1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1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2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2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2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2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2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2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2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2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2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2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FULL/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0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0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0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0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0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0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0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0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0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1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1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1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1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1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1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1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1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1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1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2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2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2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2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2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2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2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2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2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2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3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3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3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3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34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35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36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37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38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39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40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41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42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43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ASA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SA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./Rulers/GDD/SSS.gex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</table:table-row>
        <table:table-row table:style-name="ro1" table:number-rows-repeated="104715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olha2" table:style-name="ta2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-00-0000</text:date>, <text:time style:data-style-name="N2" text:time-value="12:04:25.2984367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5T12:08:47.171046399</dc:date>
    <dc:creator>Pedro Quaresma</dc:creator>
    <meta:editing-duration>PT8M40S</meta:editing-duration>
    <meta:editing-cycles>3</meta:editing-cycles>
    <meta:generator>LibreOffice/6.4.4.2$Linux_X86_64 LibreOffice_project/40$Build-2</meta:generator>
    <meta:document-statistic meta:table-count="2" meta:cell-count="3780" meta:object-count="0"/>
  </office:meta>
</office:document-meta>
</file>